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data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</table:table-row>
        <table:table-row table:style-name="ro1" table:visibility="filter">
          <table:table-cell office:value-type="float" office:value="0.04516602" calcext:value-type="float">
            <text:p>0.04516602</text:p>
          </table:table-cell>
          <table:table-cell office:value-type="float" office:value="0.9472656" calcext:value-type="float">
            <text:p>0.9472656</text:p>
          </table:table-cell>
          <table:table-cell office:value-type="float" office:value="0.279541" calcext:value-type="float">
            <text:p>0.279541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4844" calcext:value-type="float">
            <text:p>-0.7714844</text:p>
          </table:table-cell>
          <table:table-cell office:value-type="float" office:value="-0.03295898" calcext:value-type="float">
            <text:p>-0.03295898</text:p>
          </table:table-cell>
          <table:table-cell office:value-type="float" office:value="0.7658691" calcext:value-type="float">
            <text:p>0.7658691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2998047" calcext:value-type="float">
            <text:p>-0.2998047</text:p>
          </table:table-cell>
          <table:table-cell office:value-type="float" office:value="0.3762207" calcext:value-type="float">
            <text:p>0.376220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3393555" calcext:value-type="float">
            <text:p>0.03393555</text:p>
          </table:table-cell>
          <table:table-cell office:value-type="float" office:value="0.9519043" calcext:value-type="float">
            <text:p>0.9519043</text:p>
          </table:table-cell>
          <table:table-cell office:value-type="float" office:value="0.2770996" calcext:value-type="float">
            <text:p>0.2770996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5313" calcext:value-type="float">
            <text:p>-0.7695313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644043" calcext:value-type="float">
            <text:p>0.764404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3281" calcext:value-type="float">
            <text:p>0.2363281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2608564" calcext:value-type="float">
            <text:p>0.2608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45703" calcext:value-type="float">
            <text:p>0.04345703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2678223" calcext:value-type="float">
            <text:p>0.267822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2" calcext:value-type="float">
            <text:p>-2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3203" calcext:value-type="float">
            <text:p>-0.7783203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7563477" calcext:value-type="float">
            <text:p>0.756347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4785" calcext:value-type="float">
            <text:p>0.2404785</text:p>
          </table:table-cell>
          <table:table-cell office:value-type="float" office:value="-0.2978516" calcext:value-type="float">
            <text:p>-0.2978516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0.215055" calcext:value-type="float">
            <text:p>0.2150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6543" calcext:value-type="float">
            <text:p>0.0456543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687988" calcext:value-type="float">
            <text:p>0.2687988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4375" calcext:value-type="float">
            <text:p>-0.7734375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68457" calcext:value-type="float">
            <text:p>0.766845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894043" calcext:value-type="float">
            <text:p>0.389404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11914" calcext:value-type="float">
            <text:p>0.04711914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83203" calcext:value-type="float">
            <text:p>0.278320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123" calcext:value-type="float">
            <text:p>-0.776123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714844" calcext:value-type="float">
            <text:p>0.771484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29102" calcext:value-type="float">
            <text:p>0.2329102</text:p>
          </table:table-cell>
          <table:table-cell office:value-type="float" office:value="-0.3066406" calcext:value-type="float">
            <text:p>-0.3066406</text:p>
          </table:table-cell>
          <table:table-cell office:value-type="float" office:value="0.3740234" calcext:value-type="float">
            <text:p>0.37402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82813" calcext:value-type="float">
            <text:p>0.04882813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1011291" calcext:value-type="float">
            <text:p>-0.1011291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6348" calcext:value-type="float">
            <text:p>-0.7756348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-0.1027786" calcext:value-type="float">
            <text:p>-0.1027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37109" calcext:value-type="float">
            <text:p>-0.3037109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38672" calcext:value-type="float">
            <text:p>0.04638672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658691" calcext:value-type="float">
            <text:p>0.265869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9727" calcext:value-type="float">
            <text:p>-0.7719727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7634277" calcext:value-type="float">
            <text:p>0.763427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5254" calcext:value-type="float">
            <text:p>0.2385254</text:p>
          </table:table-cell>
          <table:table-cell office:value-type="float" office:value="-0.3015137" calcext:value-type="float">
            <text:p>-0.3015137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60742" calcext:value-type="float">
            <text:p>0.04760742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16825" calcext:value-type="float">
            <text:p>-0.116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9961" calcext:value-type="float">
            <text:p>-0.7709961</text:p>
          </table:table-cell>
          <table:table-cell office:value-type="float" office:value="-0.05053711" calcext:value-type="float">
            <text:p>-0.05053711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-0.1485801" calcext:value-type="float">
            <text:p>-0.1485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19336" calcext:value-type="float">
            <text:p>0.2319336</text:p>
          </table:table-cell>
          <table:table-cell office:value-type="float" office:value="-0.3017578" calcext:value-type="float">
            <text:p>-0.3017578</text:p>
          </table:table-cell>
          <table:table-cell office:value-type="float" office:value="0.3706055" calcext:value-type="float">
            <text:p>0.370605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94531" calcext:value-type="float">
            <text:p>0.04394531</text:p>
          </table:table-cell>
          <table:table-cell office:value-type="float" office:value="0.9494629" calcext:value-type="float">
            <text:p>0.9494629</text:p>
          </table:table-cell>
          <table:table-cell office:value-type="float" office:value="0.2756348" calcext:value-type="float">
            <text:p>0.2756348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3906" calcext:value-type="float">
            <text:p>-0.7753906</text:p>
          </table:table-cell>
          <table:table-cell office:value-type="float" office:value="-0.05151367" calcext:value-type="float">
            <text:p>-0.05151367</text:p>
          </table:table-cell>
          <table:table-cell office:value-type="float" office:value="0.7670898" calcext:value-type="float">
            <text:p>0.767089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2627481" calcext:value-type="float">
            <text:p>0.2627481</text:p>
          </table:table-cell>
          <table:table-cell office:value-type="float" office:value="-3.766901" calcext:value-type="float">
            <text:p>-3.766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33984" calcext:value-type="float">
            <text:p>0.2333984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06055" calcext:value-type="float">
            <text:p>0.370605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54503" calcext:value-type="float">
            <text:p>-0.1554503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85156" calcext:value-type="float">
            <text:p>0.04785156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739258" calcext:value-type="float">
            <text:p>0.273925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1699" calcext:value-type="float">
            <text:p>-0.7741699</text:p>
          </table:table-cell>
          <table:table-cell office:value-type="float" office:value="-0.05664063" calcext:value-type="float">
            <text:p>-0.05664063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6191" calcext:value-type="float">
            <text:p>0.2346191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96387" calcext:value-type="float">
            <text:p>0.379638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-0.1554503" calcext:value-type="float">
            <text:p>-0.1554503</text:p>
          </table:table-cell>
          <table:table-cell office:value-type="float" office:value="-0.2924271" calcext:value-type="float">
            <text:p>-0.2924271</text:p>
          </table:table-cell>
          <table:table-cell office:value-type="float" office:value="0.1845205" calcext:value-type="float">
            <text:p>0.18452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04883" calcext:value-type="float">
            <text:p>0.05004883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5645" calcext:value-type="float">
            <text:p>-0.7785645</text:p>
          </table:table-cell>
          <table:table-cell office:value-type="float" office:value="-0.05541992" calcext:value-type="float">
            <text:p>-0.05541992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2113897" calcext:value-type="float">
            <text:p>0.2113897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151367" calcext:value-type="float">
            <text:p>0.05151367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2" calcext:value-type="float">
            <text:p>-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-0.07932842" calcext:value-type="float">
            <text:p>-0.07932842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752" calcext:value-type="float">
            <text:p>-0.770752</text:p>
          </table:table-cell>
          <table:table-cell office:value-type="float" office:value="-0.05151367" calcext:value-type="float">
            <text:p>-0.05151367</text:p>
          </table:table-cell>
          <table:table-cell office:value-type="float" office:value="0.7683105" calcext:value-type="float">
            <text:p>0.7683105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0.1180458" calcext:value-type="float">
            <text:p>-0.1180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8633" calcext:value-type="float">
            <text:p>0.2348633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8418" calcext:value-type="float">
            <text:p>0.37841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-0.395632" calcext:value-type="float">
            <text:p>-0.3956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21289" calcext:value-type="float">
            <text:p>0.04321289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719727" calcext:value-type="float">
            <text:p>0.2719727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2" calcext:value-type="float">
            <text:p>-2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832" calcext:value-type="float">
            <text:p>-0.777832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87988" calcext:value-type="float">
            <text:p>0.7687988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38867" calcext:value-type="float">
            <text:p>0.2338867</text:p>
          </table:table-cell>
          <table:table-cell office:value-type="float" office:value="-0.3007813" calcext:value-type="float">
            <text:p>-0.3007813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0.1081846" calcext:value-type="float">
            <text:p>0.10818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58398" calcext:value-type="float">
            <text:p>0.04858398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92969" calcext:value-type="float">
            <text:p>-0.7792969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5254" calcext:value-type="float">
            <text:p>0.2385254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81738" calcext:value-type="float">
            <text:p>0.378173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0.1498933" calcext:value-type="float">
            <text:p>0.1498933</text:p>
          </table:table-cell>
          <table:table-cell office:value-type="float" office:value="0.1655881" calcext:value-type="float">
            <text:p>0.1655881</text:p>
          </table:table-cell>
          <table:table-cell office:value-type="float" office:value="0.2303221" calcext:value-type="float">
            <text:p>0.23032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151367" calcext:value-type="float">
            <text:p>0.05151367</text:p>
          </table:table-cell>
          <table:table-cell office:value-type="float" office:value="0.9477539" calcext:value-type="float">
            <text:p>0.9477539</text:p>
          </table:table-cell>
          <table:table-cell office:value-type="float" office:value="0.2744141" calcext:value-type="float">
            <text:p>0.274414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9023" calcext:value-type="float">
            <text:p>-0.7749023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7619629" calcext:value-type="float">
            <text:p>0.7619629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2995605" calcext:value-type="float">
            <text:p>-0.2995605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31641" calcext:value-type="float">
            <text:p>0.04931641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1011291" calcext:value-type="float">
            <text:p>-0.1011291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75781" calcext:value-type="float">
            <text:p>-0.7675781</text:p>
          </table:table-cell>
          <table:table-cell office:value-type="float" office:value="-0.05249023" calcext:value-type="float">
            <text:p>-0.05249023</text:p>
          </table:table-cell>
          <table:table-cell office:value-type="float" office:value="0.7644043" calcext:value-type="float">
            <text:p>0.7644043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54883" calcext:value-type="float">
            <text:p>0.375488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13609" calcext:value-type="float">
            <text:p>-0.136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31641" calcext:value-type="float">
            <text:p>0.04931641</text:p>
          </table:table-cell>
          <table:table-cell office:value-type="float" office:value="0.9484863" calcext:value-type="float">
            <text:p>0.9484863</text:p>
          </table:table-cell>
          <table:table-cell office:value-type="float" office:value="0.2753906" calcext:value-type="float">
            <text:p>0.275390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1889472" calcext:value-type="float">
            <text:p>0.1889472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9023" calcext:value-type="float">
            <text:p>-0.7749023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55127" calcext:value-type="float">
            <text:p>0.75512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875114" calcext:value-type="float">
            <text:p>-0.0875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3063965" calcext:value-type="float">
            <text:p>-0.3063965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1397553" calcext:value-type="float">
            <text:p>-0.1397553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48047" calcext:value-type="float">
            <text:p>0.04248047</text:p>
          </table:table-cell>
          <table:table-cell office:value-type="float" office:value="0.9477539" calcext:value-type="float">
            <text:p>0.9477539</text:p>
          </table:table-cell>
          <table:table-cell office:value-type="float" office:value="0.2805176" calcext:value-type="float">
            <text:p>0.2805176</text:p>
          </table:table-cell>
          <table:table-cell table:number-columns-repeated="2" office:value-type="float" office:value="-1.984733" calcext:value-type="float">
            <text:p>-1.98473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8086" calcext:value-type="float">
            <text:p>-0.7788086</text:p>
          </table:table-cell>
          <table:table-cell office:value-type="float" office:value="-0.03393555" calcext:value-type="float">
            <text:p>-0.03393555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-0.1804574" calcext:value-type="float">
            <text:p>-0.1804574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0.224916" calcext:value-type="float">
            <text:p>-0.224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3281" calcext:value-type="float">
            <text:p>0.2363281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54883" calcext:value-type="float">
            <text:p>0.3754883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401832" calcext:value-type="float">
            <text:p>-0.1401832</text:p>
          </table:table-cell>
          <table:table-cell office:value-type="float" office:value="-0.07868666" calcext:value-type="float">
            <text:p>-0.07868666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444336" calcext:value-type="float">
            <text:p>0.05444336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56348" calcext:value-type="float">
            <text:p>0.275634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1465" calcext:value-type="float">
            <text:p>-0.7751465</text:p>
          </table:table-cell>
          <table:table-cell office:value-type="float" office:value="-0.05249023" calcext:value-type="float">
            <text:p>-0.05249023</text:p>
          </table:table-cell>
          <table:table-cell office:value-type="float" office:value="0.7648926" calcext:value-type="float">
            <text:p>0.764892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708496" calcext:value-type="float">
            <text:p>0.370849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2455893" calcext:value-type="float">
            <text:p>0.24558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56055" calcext:value-type="float">
            <text:p>0.04956055</text:p>
          </table:table-cell>
          <table:table-cell office:value-type="float" office:value="0.9475098" calcext:value-type="float">
            <text:p>0.9475098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3672" calcext:value-type="float">
            <text:p>-0.7763672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3037109" calcext:value-type="float">
            <text:p>-0.3037109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0.1655881" calcext:value-type="float">
            <text:p>0.1655881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101563" calcext:value-type="float">
            <text:p>0.04101563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70752" calcext:value-type="float">
            <text:p>0.27075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2190528" calcext:value-type="float">
            <text:p>0.21905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0195" calcext:value-type="float">
            <text:p>-0.7700195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51367" calcext:value-type="float">
            <text:p>0.765136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33984" calcext:value-type="float">
            <text:p>0.2333984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1961225" calcext:value-type="float">
            <text:p>0.1961225</text:p>
          </table:table-cell>
          <table:table-cell office:value-type="float" office:value="0.1081846" calcext:value-type="float">
            <text:p>0.10818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14258" calcext:value-type="float">
            <text:p>0.04614258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756348" calcext:value-type="float">
            <text:p>0.275634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3203" calcext:value-type="float">
            <text:p>-0.7783203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87988" calcext:value-type="float">
            <text:p>0.7687988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-0.1647328" calcext:value-type="float">
            <text:p>-0.1647328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06055" calcext:value-type="float">
            <text:p>0.370605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60742" calcext:value-type="float">
            <text:p>0.04760742</text:p>
          </table:table-cell>
          <table:table-cell office:value-type="float" office:value="0.9443359" calcext:value-type="float">
            <text:p>0.9443359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5313" calcext:value-type="float">
            <text:p>-0.7695313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7573242" calcext:value-type="float">
            <text:p>0.757324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1041214" calcext:value-type="float">
            <text:p>-0.1041214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3056641" calcext:value-type="float">
            <text:p>-0.3056641</text:p>
          </table:table-cell>
          <table:table-cell office:value-type="float" office:value="0.3808594" calcext:value-type="float">
            <text:p>0.380859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13609" calcext:value-type="float">
            <text:p>-0.136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18945" calcext:value-type="float">
            <text:p>0.04418945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-0.1778938" calcext:value-type="float">
            <text:p>-0.17789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9258" calcext:value-type="float">
            <text:p>-0.7739258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712402" calcext:value-type="float">
            <text:p>0.7712402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9668" calcext:value-type="float">
            <text:p>0.2409668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8418" calcext:value-type="float">
            <text:p>0.378418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2608564" calcext:value-type="float">
            <text:p>0.2608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7832" calcext:value-type="float">
            <text:p>0.27783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3906" calcext:value-type="float">
            <text:p>-0.7753906</text:p>
          </table:table-cell>
          <table:table-cell office:value-type="float" office:value="-0.05322266" calcext:value-type="float">
            <text:p>-0.05322266</text:p>
          </table:table-cell>
          <table:table-cell office:value-type="float" office:value="0.7692871" calcext:value-type="float">
            <text:p>0.769287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0.1180458" calcext:value-type="float">
            <text:p>-0.1180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51172" calcext:value-type="float">
            <text:p>0.2451172</text:p>
          </table:table-cell>
          <table:table-cell office:value-type="float" office:value="-0.3039551" calcext:value-type="float">
            <text:p>-0.3039551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41016" calcext:value-type="float">
            <text:p>0.04541016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2637" calcext:value-type="float">
            <text:p>-0.7702637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7722168" calcext:value-type="float">
            <text:p>0.772216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8164" calcext:value-type="float">
            <text:p>0.2368164</text:p>
          </table:table-cell>
          <table:table-cell office:value-type="float" office:value="-0.3059082" calcext:value-type="float">
            <text:p>-0.3059082</text:p>
          </table:table-cell>
          <table:table-cell office:value-type="float" office:value="0.3679199" calcext:value-type="float">
            <text:p>0.367919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96875" calcext:value-type="float">
            <text:p>0.04296875</text:p>
          </table:table-cell>
          <table:table-cell office:value-type="float" office:value="0.9489746" calcext:value-type="float">
            <text:p>0.9489746</text:p>
          </table:table-cell>
          <table:table-cell office:value-type="float" office:value="0.2739258" calcext:value-type="float">
            <text:p>0.273925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1889472" calcext:value-type="float">
            <text:p>0.1889472</text:p>
          </table:table-cell>
          <table:table-cell office:value-type="float" office:value="0.01227474" calcext:value-type="float">
            <text:p>0.01227474</text:p>
          </table:table-cell>
          <table:table-cell office:value-type="float" office:value="-0.1778938" calcext:value-type="float">
            <text:p>-0.17789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9727" calcext:value-type="float">
            <text:p>-0.7719727</text:p>
          </table:table-cell>
          <table:table-cell office:value-type="float" office:value="-0.04467773" calcext:value-type="float">
            <text:p>-0.04467773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5488" calcext:value-type="float">
            <text:p>0.2375488</text:p>
          </table:table-cell>
          <table:table-cell office:value-type="float" office:value="-0.307373" calcext:value-type="float">
            <text:p>-0.307373</text:p>
          </table:table-cell>
          <table:table-cell office:value-type="float" office:value="0.3688965" calcext:value-type="float">
            <text:p>0.368896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60742" calcext:value-type="float">
            <text:p>0.04760742</text:p>
          </table:table-cell>
          <table:table-cell office:value-type="float" office:value="0.949707" calcext:value-type="float">
            <text:p>0.949707</text:p>
          </table:table-cell>
          <table:table-cell office:value-type="float" office:value="0.2651367" calcext:value-type="float">
            <text:p>0.2651367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572519" calcext:value-type="float">
            <text:p>1.572519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07932842" calcext:value-type="float">
            <text:p>-0.07932842</text:p>
          </table:table-cell>
          <table:table-cell office:value-type="float" office:value="0.2495872" calcext:value-type="float">
            <text:p>0.24958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9258" calcext:value-type="float">
            <text:p>-0.7739258</text:p>
          </table:table-cell>
          <table:table-cell office:value-type="float" office:value="-0.04418945" calcext:value-type="float">
            <text:p>-0.04418945</text:p>
          </table:table-cell>
          <table:table-cell office:value-type="float" office:value="0.7573242" calcext:value-type="float">
            <text:p>0.757324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94531" calcext:value-type="float">
            <text:p>0.04394531</text:p>
          </table:table-cell>
          <table:table-cell office:value-type="float" office:value="0.9484863" calcext:value-type="float">
            <text:p>0.9484863</text:p>
          </table:table-cell>
          <table:table-cell office:value-type="float" office:value="0.2731934" calcext:value-type="float">
            <text:p>0.2731934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0.1038778" calcext:value-type="float">
            <text:p>0.1038778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4844" calcext:value-type="float">
            <text:p>-0.7714844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646484" calcext:value-type="float">
            <text:p>0.764648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5" calcext:value-type="float">
            <text:p>0.375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-0.2276931" calcext:value-type="float">
            <text:p>-0.22769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14258" calcext:value-type="float">
            <text:p>0.04614258</text:p>
          </table:table-cell>
          <table:table-cell office:value-type="float" office:value="0.9511719" calcext:value-type="float">
            <text:p>0.9511719</text:p>
          </table:table-cell>
          <table:table-cell office:value-type="float" office:value="0.276123" calcext:value-type="float">
            <text:p>0.27612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23432" calcext:value-type="float">
            <text:p>0.234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9727" calcext:value-type="float">
            <text:p>-0.7719727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0.7653809" calcext:value-type="float">
            <text:p>0.7653809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813477" calcext:value-type="float">
            <text:p>0.38134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38672" calcext:value-type="float">
            <text:p>0.04638672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685547" calcext:value-type="float">
            <text:p>0.268554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1954808" calcext:value-type="float">
            <text:p>0.1954808</text:p>
          </table:table-cell>
          <table:table-cell office:value-type="float" office:value="-0.2542295" calcext:value-type="float">
            <text:p>-0.25422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85547" calcext:value-type="float">
            <text:p>-0.7685547</text:p>
          </table:table-cell>
          <table:table-cell office:value-type="float" office:value="-0.04614258" calcext:value-type="float">
            <text:p>-0.04614258</text:p>
          </table:table-cell>
          <table:table-cell office:value-type="float" office:value="0.7624512" calcext:value-type="float">
            <text:p>0.7624512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21875" calcext:value-type="float">
            <text:p>0.2421875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723145" calcext:value-type="float">
            <text:p>0.372314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0.1997876" calcext:value-type="float">
            <text:p>0.19978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460449" calcext:value-type="float">
            <text:p>0.9460449</text:p>
          </table:table-cell>
          <table:table-cell office:value-type="float" office:value="0.269043" calcext:value-type="float">
            <text:p>0.26904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3438" calcext:value-type="float">
            <text:p>-0.7773438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0.09569471" calcext:value-type="float">
            <text:p>0.09569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16895" calcext:value-type="float">
            <text:p>0.2316895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150391" calcext:value-type="float">
            <text:p>0.04150391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1011291" calcext:value-type="float">
            <text:p>-0.1011291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-0.1931609" calcext:value-type="float">
            <text:p>-0.19316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9023" calcext:value-type="float">
            <text:p>-0.7749023</text:p>
          </table:table-cell>
          <table:table-cell office:value-type="float" office:value="-0.05615234" calcext:value-type="float">
            <text:p>-0.05615234</text:p>
          </table:table-cell>
          <table:table-cell office:value-type="float" office:value="0.75" calcext:value-type="float">
            <text:p>0.75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2627481" calcext:value-type="float">
            <text:p>0.2627481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2988281" calcext:value-type="float">
            <text:p>-0.2988281</text:p>
          </table:table-cell>
          <table:table-cell office:value-type="float" office:value="0.388916" calcext:value-type="float">
            <text:p>0.38891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48047" calcext:value-type="float">
            <text:p>0.04248047</text:p>
          </table:table-cell>
          <table:table-cell office:value-type="float" office:value="0.9521484" calcext:value-type="float">
            <text:p>0.9521484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2" calcext:value-type="float">
            <text:p>-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1274498" calcext:value-type="float">
            <text:p>0.12744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6816" calcext:value-type="float">
            <text:p>-0.7736816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617188" calcext:value-type="float">
            <text:p>0.7617188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56641" calcext:value-type="float">
            <text:p>-0.3056641</text:p>
          </table:table-cell>
          <table:table-cell office:value-type="float" office:value="0.3759766" calcext:value-type="float">
            <text:p>0.3759766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07227" calcext:value-type="float">
            <text:p>0.04907227</text:p>
          </table:table-cell>
          <table:table-cell office:value-type="float" office:value="0.9428711" calcext:value-type="float">
            <text:p>0.9428711</text:p>
          </table:table-cell>
          <table:table-cell office:value-type="float" office:value="0.2739258" calcext:value-type="float">
            <text:p>0.273925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2" calcext:value-type="float">
            <text:p>-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4141" calcext:value-type="float">
            <text:p>-0.7744141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712402" calcext:value-type="float">
            <text:p>0.7712402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2978516" calcext:value-type="float">
            <text:p>-0.2978516</text:p>
          </table:table-cell>
          <table:table-cell office:value-type="float" office:value="0.375" calcext:value-type="float">
            <text:p>0.375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21289" calcext:value-type="float">
            <text:p>0.0432128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2773438" calcext:value-type="float">
            <text:p>0.2773438</text:p>
          </table:table-cell>
          <table:table-cell office:value-type="float" office:value="-2" calcext:value-type="float">
            <text:p>-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4375" calcext:value-type="float">
            <text:p>-0.7734375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3281" calcext:value-type="float">
            <text:p>0.2363281</text:p>
          </table:table-cell>
          <table:table-cell office:value-type="float" office:value="-0.3007813" calcext:value-type="float">
            <text:p>-0.3007813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-0.1554503" calcext:value-type="float">
            <text:p>-0.1554503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1818917" calcext:value-type="float">
            <text:p>-0.18189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3320313" calcext:value-type="float">
            <text:p>0.03320313</text:p>
          </table:table-cell>
          <table:table-cell office:value-type="float" office:value="0.9450684" calcext:value-type="float">
            <text:p>0.9450684</text:p>
          </table:table-cell>
          <table:table-cell office:value-type="float" office:value="0.2678223" calcext:value-type="float">
            <text:p>0.267822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-0.208428" calcext:value-type="float">
            <text:p>-0.2084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4375" calcext:value-type="float">
            <text:p>-0.7734375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62207" calcext:value-type="float">
            <text:p>0.76220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084" calcext:value-type="float">
            <text:p>0.236084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71582" calcext:value-type="float">
            <text:p>0.37158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-0.1702897" calcext:value-type="float">
            <text:p>-0.1702897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58398" calcext:value-type="float">
            <text:p>0.04858398</text:p>
          </table:table-cell>
          <table:table-cell office:value-type="float" office:value="0.9472656" calcext:value-type="float">
            <text:p>0.9472656</text:p>
          </table:table-cell>
          <table:table-cell office:value-type="float" office:value="0.2751465" calcext:value-type="float">
            <text:p>0.275146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-0.07102346" calcext:value-type="float">
            <text:p>-0.071023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8086" calcext:value-type="float">
            <text:p>-0.7788086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763672" calcext:value-type="float">
            <text:p>0.7763672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4785" calcext:value-type="float">
            <text:p>0.2404785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64648" calcext:value-type="float">
            <text:p>0.376464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2455893" calcext:value-type="float">
            <text:p>0.24558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981445" calcext:value-type="float">
            <text:p>0.05981445</text:p>
          </table:table-cell>
          <table:table-cell office:value-type="float" office:value="0.9541016" calcext:value-type="float">
            <text:p>0.9541016</text:p>
          </table:table-cell>
          <table:table-cell office:value-type="float" office:value="0.2763672" calcext:value-type="float">
            <text:p>0.276367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-0.07932842" calcext:value-type="float">
            <text:p>-0.07932842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4609" calcext:value-type="float">
            <text:p>-0.7724609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7558594" calcext:value-type="float">
            <text:p>0.7558594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4785" calcext:value-type="float">
            <text:p>0.2404785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1387191" calcext:value-type="float">
            <text:p>0.13871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63086" calcext:value-type="float">
            <text:p>0.04663086</text:p>
          </table:table-cell>
          <table:table-cell office:value-type="float" office:value="0.9489746" calcext:value-type="float">
            <text:p>0.9489746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6113" calcext:value-type="float">
            <text:p>-0.7766113</text:p>
          </table:table-cell>
          <table:table-cell office:value-type="float" office:value="-0.0480957" calcext:value-type="float">
            <text:p>-0.0480957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3.782168" calcext:value-type="float">
            <text:p>-3.782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21777" calcext:value-type="float">
            <text:p>0.2321777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879395" calcext:value-type="float">
            <text:p>0.387939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85156" calcext:value-type="float">
            <text:p>0.04785156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751465" calcext:value-type="float">
            <text:p>0.2751465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7285" calcext:value-type="float">
            <text:p>-0.7717285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634277" calcext:value-type="float">
            <text:p>0.763427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1485801" calcext:value-type="float">
            <text:p>-0.1485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0.3818359" calcext:value-type="float">
            <text:p>0.381835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109221" calcext:value-type="float">
            <text:p>-0.109221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36328" calcext:value-type="float">
            <text:p>0.04736328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722168" calcext:value-type="float">
            <text:p>0.272216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01227474" calcext:value-type="float">
            <text:p>0.01227474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3438" calcext:value-type="float">
            <text:p>-0.7773438</text:p>
          </table:table-cell>
          <table:table-cell office:value-type="float" office:value="-0.05151367" calcext:value-type="float">
            <text:p>-0.05151367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63965" calcext:value-type="float">
            <text:p>-0.3063965</text:p>
          </table:table-cell>
          <table:table-cell office:value-type="float" office:value="0.3720703" calcext:value-type="float">
            <text:p>0.372070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390625" calcext:value-type="float">
            <text:p>0.0390625</text:p>
          </table:table-cell>
          <table:table-cell office:value-type="float" office:value="0.9450684" calcext:value-type="float">
            <text:p>0.9450684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90527" calcext:value-type="float">
            <text:p>-0.7790527</text:p>
          </table:table-cell>
          <table:table-cell office:value-type="float" office:value="-0.04760742" calcext:value-type="float">
            <text:p>-0.04760742</text:p>
          </table:table-cell>
          <table:table-cell office:value-type="float" office:value="0.7678223" calcext:value-type="float">
            <text:p>0.7678223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883789" calcext:value-type="float">
            <text:p>0.05883789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66113" calcext:value-type="float">
            <text:p>0.276611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83105" calcext:value-type="float">
            <text:p>-0.7683105</text:p>
          </table:table-cell>
          <table:table-cell office:value-type="float" office:value="-0.05273438" calcext:value-type="float">
            <text:p>-0.05273438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956947" calcext:value-type="float">
            <text:p>0.1956947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92188" calcext:value-type="float">
            <text:p>0.04492188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2702637" calcext:value-type="float">
            <text:p>0.270263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-0.07102346" calcext:value-type="float">
            <text:p>-0.071023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4844" calcext:value-type="float">
            <text:p>-0.7714844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12305" calcext:value-type="float">
            <text:p>0.7612305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30469" calcext:value-type="float">
            <text:p>0.373046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444336" calcext:value-type="float">
            <text:p>0.05444336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621978" calcext:value-type="float">
            <text:p>-0.1621978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1699" calcext:value-type="float">
            <text:p>-0.7741699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592773" calcext:value-type="float">
            <text:p>0.7592773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-0.1036641" calcext:value-type="float">
            <text:p>-0.1036641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7461" calcext:value-type="float">
            <text:p>0.2397461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96875" calcext:value-type="float">
            <text:p>0.04296875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644043" calcext:value-type="float">
            <text:p>0.264404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8789" calcext:value-type="float">
            <text:p>-0.7758789</text:p>
          </table:table-cell>
          <table:table-cell office:value-type="float" office:value="-0.0534668" calcext:value-type="float">
            <text:p>-0.0534668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" calcext:value-type="float">
            <text:p>0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0.08042753" calcext:value-type="float">
            <text:p>0.08042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16992" calcext:value-type="float">
            <text:p>0.2416992</text:p>
          </table:table-cell>
          <table:table-cell office:value-type="float" office:value="-0.3120117" calcext:value-type="float">
            <text:p>-0.3120117</text:p>
          </table:table-cell>
          <table:table-cell office:value-type="float" office:value="0.3813477" calcext:value-type="float">
            <text:p>0.381347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-0.1550225" calcext:value-type="float">
            <text:p>-0.1550225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89844" calcext:value-type="float">
            <text:p>0.04589844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800293" calcext:value-type="float">
            <text:p>0.280029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3438" calcext:value-type="float">
            <text:p>-0.7773438</text:p>
          </table:table-cell>
          <table:table-cell office:value-type="float" office:value="-0.04833984" calcext:value-type="float">
            <text:p>-0.04833984</text:p>
          </table:table-cell>
          <table:table-cell office:value-type="float" office:value="0.7541504" calcext:value-type="float">
            <text:p>0.754150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651902" calcext:value-type="float">
            <text:p>-0.1651902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9668" calcext:value-type="float">
            <text:p>0.2409668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-0.07868666" calcext:value-type="float">
            <text:p>-0.07868666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78125" calcext:value-type="float">
            <text:p>0.05078125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3906" calcext:value-type="float">
            <text:p>-0.7753906</text:p>
          </table:table-cell>
          <table:table-cell office:value-type="float" office:value="-0.04931641" calcext:value-type="float">
            <text:p>-0.04931641</text:p>
          </table:table-cell>
          <table:table-cell office:value-type="float" office:value="0.7626953" calcext:value-type="float">
            <text:p>0.762695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2666" calcext:value-type="float">
            <text:p>0.232666</text:p>
          </table:table-cell>
          <table:table-cell office:value-type="float" office:value="-0.3051758" calcext:value-type="float">
            <text:p>-0.3051758</text:p>
          </table:table-cell>
          <table:table-cell office:value-type="float" office:value="0.3696289" calcext:value-type="float">
            <text:p>0.3696289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11914" calcext:value-type="float">
            <text:p>0.04711914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27051" calcext:value-type="float">
            <text:p>0.2727051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587786" calcext:value-type="float">
            <text:p>-1.587786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0.2718166" calcext:value-type="float">
            <text:p>0.2718166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0762" calcext:value-type="float">
            <text:p>-0.7780762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702637" calcext:value-type="float">
            <text:p>0.770263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1309" calcext:value-type="float">
            <text:p>0.2341309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01172" calcext:value-type="float">
            <text:p>0.370117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-0.1513574" calcext:value-type="float">
            <text:p>-0.15135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21289" calcext:value-type="float">
            <text:p>0.04321289</text:p>
          </table:table-cell>
          <table:table-cell office:value-type="float" office:value="0.9523926" calcext:value-type="float">
            <text:p>0.9523926</text:p>
          </table:table-cell>
          <table:table-cell office:value-type="float" office:value="0.2746582" calcext:value-type="float">
            <text:p>0.274658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1465" calcext:value-type="float">
            <text:p>-0.7751465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09863" calcext:value-type="float">
            <text:p>0.760986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1720306" calcext:value-type="float">
            <text:p>0.1720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2666" calcext:value-type="float">
            <text:p>0.232666</text:p>
          </table:table-cell>
          <table:table-cell office:value-type="float" office:value="-0.3039551" calcext:value-type="float">
            <text:p>-0.3039551</text:p>
          </table:table-cell>
          <table:table-cell office:value-type="float" office:value="0.3815918" calcext:value-type="float">
            <text:p>0.381591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0.1197866" calcext:value-type="float">
            <text:p>0.1197866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82813" calcext:value-type="float">
            <text:p>0.04882813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2783203" calcext:value-type="float">
            <text:p>0.278320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752" calcext:value-type="float">
            <text:p>-0.770752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0.7626953" calcext:value-type="float">
            <text:p>0.762695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406108" calcext:value-type="float">
            <text:p>0.1406108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76172" calcext:value-type="float">
            <text:p>-0.3076172</text:p>
          </table:table-cell>
          <table:table-cell office:value-type="float" office:value="0.3725586" calcext:value-type="float">
            <text:p>0.372558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346259" calcext:value-type="float">
            <text:p>0.1346259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92188" calcext:value-type="float">
            <text:p>0.04492188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66113" calcext:value-type="float">
            <text:p>0.276611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2637" calcext:value-type="float">
            <text:p>-0.7702637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709961" calcext:value-type="float">
            <text:p>0.7709961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1791145" calcext:value-type="float">
            <text:p>-0.1791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61523" calcext:value-type="float">
            <text:p>-0.3061523</text:p>
          </table:table-cell>
          <table:table-cell office:value-type="float" office:value="0.3764648" calcext:value-type="float">
            <text:p>0.376464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41016" calcext:value-type="float">
            <text:p>0.04541016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856445" calcext:value-type="float">
            <text:p>0.285644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1802136" calcext:value-type="float">
            <text:p>0.1802136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2402" calcext:value-type="float">
            <text:p>-0.7712402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0.7683105" calcext:value-type="float">
            <text:p>0.7683105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1041214" calcext:value-type="float">
            <text:p>-0.1041214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3059082" calcext:value-type="float">
            <text:p>-0.3059082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38672" calcext:value-type="float">
            <text:p>0.04638672</text:p>
          </table:table-cell>
          <table:table-cell office:value-type="float" office:value="0.9492188" calcext:value-type="float">
            <text:p>0.9492188</text:p>
          </table:table-cell>
          <table:table-cell office:value-type="float" office:value="0.2680664" calcext:value-type="float">
            <text:p>0.2680664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1163964" calcext:value-type="float">
            <text:p>-0.1163964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6816" calcext:value-type="float">
            <text:p>-0.7736816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69043" calcext:value-type="float">
            <text:p>0.769043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0.1253435" calcext:value-type="float">
            <text:p>0.1253435</text:p>
          </table:table-cell>
          <table:table-cell office:value-type="float" office:value="3.943023" calcext:value-type="float">
            <text:p>3.943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8164" calcext:value-type="float">
            <text:p>0.2368164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0.306658" calcext:value-type="float">
            <text:p>0.3066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419922" calcext:value-type="float">
            <text:p>0.05419922</text:p>
          </table:table-cell>
          <table:table-cell office:value-type="float" office:value="0.9494629" calcext:value-type="float">
            <text:p>0.9494629</text:p>
          </table:table-cell>
          <table:table-cell office:value-type="float" office:value="0.2770996" calcext:value-type="float">
            <text:p>0.277099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587786" calcext:value-type="float">
            <text:p>1.587786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0.2648544" calcext:value-type="float">
            <text:p>0.26485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8789" calcext:value-type="float">
            <text:p>-0.7758789</text:p>
          </table:table-cell>
          <table:table-cell office:value-type="float" office:value="-0.04833984" calcext:value-type="float">
            <text:p>-0.04833984</text:p>
          </table:table-cell>
          <table:table-cell office:value-type="float" office:value="0.7612305" calcext:value-type="float">
            <text:p>0.7612305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31641" calcext:value-type="float">
            <text:p>0.04931641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02637" calcext:value-type="float">
            <text:p>0.2702637</text:p>
          </table:table-cell>
          <table:table-cell office:value-type="float" office:value="-2.244275" calcext:value-type="float">
            <text:p>-2.244275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2232666" calcext:value-type="float">
            <text:p>-0.2232666</text:p>
          </table:table-cell>
          <table:table-cell office:value-type="float" office:value="0.1802136" calcext:value-type="float">
            <text:p>0.1802136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123" calcext:value-type="float">
            <text:p>-0.776123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29395" calcext:value-type="float">
            <text:p>0.762939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2666" calcext:value-type="float">
            <text:p>0.232666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651604" calcext:value-type="float">
            <text:p>0.1651604</text:p>
          </table:table-cell>
          <table:table-cell office:value-type="float" office:value="-0.1244882" calcext:value-type="float">
            <text:p>-0.1244882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78125" calcext:value-type="float">
            <text:p>0.05078125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043" calcext:value-type="float">
            <text:p>-0.769043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3916" calcext:value-type="float">
            <text:p>0.763916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3.943023" calcext:value-type="float">
            <text:p>3.943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0137" calcext:value-type="float">
            <text:p>0.2390137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81738" calcext:value-type="float">
            <text:p>0.3781738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658691" calcext:value-type="float">
            <text:p>0.265869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1736801" calcext:value-type="float">
            <text:p>0.1736801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7285" calcext:value-type="float">
            <text:p>-0.7717285</text:p>
          </table:table-cell>
          <table:table-cell office:value-type="float" office:value="-0.05249023" calcext:value-type="float">
            <text:p>-0.05249023</text:p>
          </table:table-cell>
          <table:table-cell office:value-type="float" office:value="0.7666016" calcext:value-type="float">
            <text:p>0.7666016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75586" calcext:value-type="float">
            <text:p>0.2475586</text:p>
          </table:table-cell>
          <table:table-cell office:value-type="float" office:value="-0.3039551" calcext:value-type="float">
            <text:p>-0.3039551</text:p>
          </table:table-cell>
          <table:table-cell office:value-type="float" office:value="0.3825684" calcext:value-type="float">
            <text:p>0.3825684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346259" calcext:value-type="float">
            <text:p>0.1346259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6225586" calcext:value-type="float">
            <text:p>0.06225586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2712402" calcext:value-type="float">
            <text:p>0.271240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2194816" calcext:value-type="float">
            <text:p>0.2194816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92969" calcext:value-type="float">
            <text:p>-0.7792969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717285" calcext:value-type="float">
            <text:p>0.7717285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33984" calcext:value-type="float">
            <text:p>0.04833984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8586192" calcext:value-type="float">
            <text:p>-0.08586192</text:p>
          </table:table-cell>
          <table:table-cell office:value-type="float" office:value="-0.1861987" calcext:value-type="float">
            <text:p>-0.1861987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5078" calcext:value-type="float">
            <text:p>-0.7705078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7687988" calcext:value-type="float">
            <text:p>0.768798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9569471" calcext:value-type="float">
            <text:p>0.09569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6582" calcext:value-type="float">
            <text:p>0.246582</text:p>
          </table:table-cell>
          <table:table-cell office:value-type="float" office:value="-0.3017578" calcext:value-type="float">
            <text:p>-0.3017578</text:p>
          </table:table-cell>
          <table:table-cell office:value-type="float" office:value="0.3825684" calcext:value-type="float">
            <text:p>0.3825684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1346259" calcext:value-type="float">
            <text:p>0.1346259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6054688" calcext:value-type="float">
            <text:p>0.06054688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7334" calcext:value-type="float">
            <text:p>-0.767334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0.7685547" calcext:value-type="float">
            <text:p>0.768554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27344" calcext:value-type="float">
            <text:p>-0.3027344</text:p>
          </table:table-cell>
          <table:table-cell office:value-type="float" office:value="0.3747559" calcext:value-type="float">
            <text:p>0.374755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-0.1244882" calcext:value-type="float">
            <text:p>-0.1244882</text:p>
          </table:table-cell>
          <table:table-cell office:value-type="float" office:value="-0.2124259" calcext:value-type="float">
            <text:p>-0.21242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82813" calcext:value-type="float">
            <text:p>0.04882813</text:p>
          </table:table-cell>
          <table:table-cell office:value-type="float" office:value="0.9445801" calcext:value-type="float">
            <text:p>0.9445801</text:p>
          </table:table-cell>
          <table:table-cell office:value-type="float" office:value="0.2739258" calcext:value-type="float">
            <text:p>0.2739258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" calcext:value-type="float">
            <text:p>-2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9258" calcext:value-type="float">
            <text:p>-0.7739258</text:p>
          </table:table-cell>
          <table:table-cell office:value-type="float" office:value="-0.0534668" calcext:value-type="float">
            <text:p>-0.0534668</text:p>
          </table:table-cell>
          <table:table-cell office:value-type="float" office:value="0.7644043" calcext:value-type="float">
            <text:p>0.7644043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8633" calcext:value-type="float">
            <text:p>0.2348633</text:p>
          </table:table-cell>
          <table:table-cell office:value-type="float" office:value="-0.3071289" calcext:value-type="float">
            <text:p>-0.3071289</text:p>
          </table:table-cell>
          <table:table-cell office:value-type="float" office:value="0.3747559" calcext:value-type="float">
            <text:p>0.3747559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2720306" calcext:value-type="float">
            <text:p>0.2720306</text:p>
          </table:table-cell>
          <table:table-cell office:value-type="float" office:value="-0.109221" calcext:value-type="float">
            <text:p>-0.109221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96875" calcext:value-type="float">
            <text:p>0.04296875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832031" calcext:value-type="float">
            <text:p>0.283203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2320001" calcext:value-type="float">
            <text:p>-0.2320001</text:p>
          </table:table-cell>
          <table:table-cell office:value-type="float" office:value="-0.2847639" calcext:value-type="float">
            <text:p>-0.28476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3203" calcext:value-type="float">
            <text:p>-0.7783203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502" calcext:value-type="float">
            <text:p>0.239502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0.3808594" calcext:value-type="float">
            <text:p>0.380859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1244882" calcext:value-type="float">
            <text:p>-0.1244882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82813" calcext:value-type="float">
            <text:p>0.04882813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1649464" calcext:value-type="float">
            <text:p>0.1649464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9492" calcext:value-type="float">
            <text:p>-0.7729492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0.7717285" calcext:value-type="float">
            <text:p>0.7717285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0.1333129" calcext:value-type="float">
            <text:p>-0.1333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21777" calcext:value-type="float">
            <text:p>0.2321777</text:p>
          </table:table-cell>
          <table:table-cell office:value-type="float" office:value="-0.3068848" calcext:value-type="float">
            <text:p>-0.3068848</text:p>
          </table:table-cell>
          <table:table-cell office:value-type="float" office:value="0.3703613" calcext:value-type="float">
            <text:p>0.370361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0.1387191" calcext:value-type="float">
            <text:p>0.13871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58398" calcext:value-type="float">
            <text:p>0.04858398</text:p>
          </table:table-cell>
          <table:table-cell office:value-type="float" office:value="0.9501953" calcext:value-type="float">
            <text:p>0.9501953</text:p>
          </table:table-cell>
          <table:table-cell office:value-type="float" office:value="0.2807617" calcext:value-type="float">
            <text:p>0.280761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2402" calcext:value-type="float">
            <text:p>-0.7712402</text:p>
          </table:table-cell>
          <table:table-cell office:value-type="float" office:value="-0.05859375" calcext:value-type="float">
            <text:p>-0.05859375</text:p>
          </table:table-cell>
          <table:table-cell office:value-type="float" office:value="0.762207" calcext:value-type="float">
            <text:p>0.762207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12109" calcext:value-type="float">
            <text:p>0.2412109</text:p>
          </table:table-cell>
          <table:table-cell office:value-type="float" office:value="-0.3088379" calcext:value-type="float">
            <text:p>-0.3088379</text:p>
          </table:table-cell>
          <table:table-cell office:value-type="float" office:value="0.3613281" calcext:value-type="float">
            <text:p>0.361328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60742" calcext:value-type="float">
            <text:p>0.04760742</text:p>
          </table:table-cell>
          <table:table-cell office:value-type="float" office:value="0.9489746" calcext:value-type="float">
            <text:p>0.9489746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0195" calcext:value-type="float">
            <text:p>-0.7700195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07813" calcext:value-type="float">
            <text:p>-0.3007813</text:p>
          </table:table-cell>
          <table:table-cell office:value-type="float" office:value="0.371582" calcext:value-type="float">
            <text:p>0.37158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96875" calcext:value-type="float">
            <text:p>0.04296875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2" calcext:value-type="float">
            <text:p>-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2402" calcext:value-type="float">
            <text:p>-0.7712402</text:p>
          </table:table-cell>
          <table:table-cell office:value-type="float" office:value="-0.04736328" calcext:value-type="float">
            <text:p>-0.04736328</text:p>
          </table:table-cell>
          <table:table-cell office:value-type="float" office:value="0.7553711" calcext:value-type="float">
            <text:p>0.755371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3.973557" calcext:value-type="float">
            <text:p>3.973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5488" calcext:value-type="float">
            <text:p>0.2375488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23145" calcext:value-type="float">
            <text:p>0.372314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1401832" calcext:value-type="float">
            <text:p>-0.1401832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11914" calcext:value-type="float">
            <text:p>0.04711914</text:p>
          </table:table-cell>
          <table:table-cell office:value-type="float" office:value="0.9484863" calcext:value-type="float">
            <text:p>0.9484863</text:p>
          </table:table-cell>
          <table:table-cell office:value-type="float" office:value="0.2763672" calcext:value-type="float">
            <text:p>0.276367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1579841" calcext:value-type="float">
            <text:p>0.15798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9023" calcext:value-type="float">
            <text:p>-0.7749023</text:p>
          </table:table-cell>
          <table:table-cell office:value-type="float" office:value="-0.04638672" calcext:value-type="float">
            <text:p>-0.04638672</text:p>
          </table:table-cell>
          <table:table-cell office:value-type="float" office:value="0.7741699" calcext:value-type="float">
            <text:p>0.774169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5488" calcext:value-type="float">
            <text:p>0.2375488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67773" calcext:value-type="float">
            <text:p>0.04467773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756348" calcext:value-type="float">
            <text:p>0.2756348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1556642" calcext:value-type="float">
            <text:p>-0.1556642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2402" calcext:value-type="float">
            <text:p>-0.7712402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0.7587891" calcext:value-type="float">
            <text:p>0.7587891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1189313" calcext:value-type="float">
            <text:p>-0.1189313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38867" calcext:value-type="float">
            <text:p>0.2338867</text:p>
          </table:table-cell>
          <table:table-cell office:value-type="float" office:value="-0.3039551" calcext:value-type="float">
            <text:p>-0.3039551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-0.1818917" calcext:value-type="float">
            <text:p>-0.18189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80469" calcext:value-type="float">
            <text:p>0.04980469</text:p>
          </table:table-cell>
          <table:table-cell office:value-type="float" office:value="0.9475098" calcext:value-type="float">
            <text:p>0.9475098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97852" calcext:value-type="float">
            <text:p>-0.7797852</text:p>
          </table:table-cell>
          <table:table-cell office:value-type="float" office:value="-0.05688477" calcext:value-type="float">
            <text:p>-0.05688477</text:p>
          </table:table-cell>
          <table:table-cell office:value-type="float" office:value="0.7700195" calcext:value-type="float">
            <text:p>0.7700195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740234" calcext:value-type="float">
            <text:p>0.374023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1498933" calcext:value-type="float">
            <text:p>0.1498933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818917" calcext:value-type="float">
            <text:p>-0.18189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31641" calcext:value-type="float">
            <text:p>0.04931641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2727051" calcext:value-type="float">
            <text:p>0.2727051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1621978" calcext:value-type="float">
            <text:p>-0.1621978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2190528" calcext:value-type="float">
            <text:p>0.21905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4609" calcext:value-type="float">
            <text:p>-0.7724609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0.760498" calcext:value-type="float">
            <text:p>0.760498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-0.2105343" calcext:value-type="float">
            <text:p>-0.2105343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36426" calcext:value-type="float">
            <text:p>0.2336426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3291" calcext:value-type="float">
            <text:p>0.373291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11914" calcext:value-type="float">
            <text:p>0.04711914</text:p>
          </table:table-cell>
          <table:table-cell office:value-type="float" office:value="0.9475098" calcext:value-type="float">
            <text:p>0.9475098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208428" calcext:value-type="float">
            <text:p>-0.2084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8555" calcext:value-type="float">
            <text:p>-0.7768555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687988" calcext:value-type="float">
            <text:p>0.7687988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684082" calcext:value-type="float">
            <text:p>0.368408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70117" calcext:value-type="float">
            <text:p>0.04370117</text:p>
          </table:table-cell>
          <table:table-cell office:value-type="float" office:value="0.9455566" calcext:value-type="float">
            <text:p>0.9455566</text:p>
          </table:table-cell>
          <table:table-cell office:value-type="float" office:value="0.2822266" calcext:value-type="float">
            <text:p>0.282226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2402" calcext:value-type="float">
            <text:p>-0.7712402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36328" calcext:value-type="float">
            <text:p>0.2236328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696289" calcext:value-type="float">
            <text:p>0.369628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0.1808554" calcext:value-type="float">
            <text:p>0.1808554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695313" calcext:value-type="float">
            <text:p>0.2695313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163964" calcext:value-type="float">
            <text:p>-0.1163964</text:p>
          </table:table-cell>
          <table:table-cell office:value-type="float" office:value="0.1038778" calcext:value-type="float">
            <text:p>0.1038778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4844" calcext:value-type="float">
            <text:p>-0.7714844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634277" calcext:value-type="float">
            <text:p>0.7634277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1859549" calcext:value-type="float">
            <text:p>0.1859549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0.1567634" calcext:value-type="float">
            <text:p>0.1567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12012" calcext:value-type="float">
            <text:p>0.2312012</text:p>
          </table:table-cell>
          <table:table-cell office:value-type="float" office:value="-0.3005371" calcext:value-type="float">
            <text:p>-0.3005371</text:p>
          </table:table-cell>
          <table:table-cell office:value-type="float" office:value="0.3798828" calcext:value-type="float">
            <text:p>0.379882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23633" calcext:value-type="float">
            <text:p>0.04223633</text:p>
          </table:table-cell>
          <table:table-cell office:value-type="float" office:value="0.9519043" calcext:value-type="float">
            <text:p>0.9519043</text:p>
          </table:table-cell>
          <table:table-cell office:value-type="float" office:value="0.2753906" calcext:value-type="float">
            <text:p>0.275390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123" calcext:value-type="float">
            <text:p>-0.776123</text:p>
          </table:table-cell>
          <table:table-cell office:value-type="float" office:value="-0.03491211" calcext:value-type="float">
            <text:p>-0.03491211</text:p>
          </table:table-cell>
          <table:table-cell office:value-type="float" office:value="0.7666016" calcext:value-type="float">
            <text:p>0.766601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0957" calcext:value-type="float">
            <text:p>0.0480957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2736816" calcext:value-type="float">
            <text:p>0.2736816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163964" calcext:value-type="float">
            <text:p>-0.1163964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80664" calcext:value-type="float">
            <text:p>-0.7680664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53418" calcext:value-type="float">
            <text:p>0.753418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0605" calcext:value-type="float">
            <text:p>0.2370605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666992" calcext:value-type="float">
            <text:p>0.366699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0.2571912" calcext:value-type="float">
            <text:p>0.2571912</text:p>
          </table:table-cell>
          <table:table-cell office:value-type="float" office:value="0.04711604" calcext:value-type="float">
            <text:p>0.047116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16602" calcext:value-type="float">
            <text:p>0.04516602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92969" calcext:value-type="float">
            <text:p>0.279296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603053" calcext:value-type="float">
            <text:p>-1.60305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2565495" calcext:value-type="float">
            <text:p>0.2565495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92969" calcext:value-type="float">
            <text:p>-0.7792969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631836" calcext:value-type="float">
            <text:p>0.7631836</text:p>
          </table:table-cell>
          <table:table-cell office:value-type="float" office:value="-1.374046" calcext:value-type="float">
            <text:p>-1.374046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2109917" calcext:value-type="float">
            <text:p>-0.2109917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757324" calcext:value-type="float">
            <text:p>0.375732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2887619" calcext:value-type="float">
            <text:p>-0.28876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5645" calcext:value-type="float">
            <text:p>-0.7785645</text:p>
          </table:table-cell>
          <table:table-cell office:value-type="float" office:value="-0.04467773" calcext:value-type="float">
            <text:p>-0.04467773</text:p>
          </table:table-cell>
          <table:table-cell office:value-type="float" office:value="0.7719727" calcext:value-type="float">
            <text:p>0.7719727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1193886" calcext:value-type="float">
            <text:p>-0.1193886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2993164" calcext:value-type="float">
            <text:p>-0.2993164</text:p>
          </table:table-cell>
          <table:table-cell office:value-type="float" office:value="0.3779297" calcext:value-type="float">
            <text:p>0.3779297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-0.109221" calcext:value-type="float">
            <text:p>-0.109221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102539" calcext:value-type="float">
            <text:p>0.05102539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780762" calcext:value-type="float">
            <text:p>0.278076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9727" calcext:value-type="float">
            <text:p>-0.7719727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785645" calcext:value-type="float">
            <text:p>0.7785645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3281" calcext:value-type="float">
            <text:p>0.2363281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76709" calcext:value-type="float">
            <text:p>0.37670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612793" calcext:value-type="float">
            <text:p>0.0612793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123" calcext:value-type="float">
            <text:p>-0.776123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0.7558594" calcext:value-type="float">
            <text:p>0.755859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36426" calcext:value-type="float">
            <text:p>0.2336426</text:p>
          </table:table-cell>
          <table:table-cell office:value-type="float" office:value="-0.3037109" calcext:value-type="float">
            <text:p>-0.3037109</text:p>
          </table:table-cell>
          <table:table-cell office:value-type="float" office:value="0.3818359" calcext:value-type="float">
            <text:p>0.3818359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-0.200824" calcext:value-type="float">
            <text:p>-0.200824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67773" calcext:value-type="float">
            <text:p>0.04467773</text:p>
          </table:table-cell>
          <table:table-cell office:value-type="float" office:value="0.9519043" calcext:value-type="float">
            <text:p>0.9519043</text:p>
          </table:table-cell>
          <table:table-cell office:value-type="float" office:value="0.2839355" calcext:value-type="float">
            <text:p>0.283935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1699" calcext:value-type="float">
            <text:p>-0.7741699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0.7658691" calcext:value-type="float">
            <text:p>0.7658691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-0.13609" calcext:value-type="float">
            <text:p>-0.136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67773" calcext:value-type="float">
            <text:p>0.04467773</text:p>
          </table:table-cell>
          <table:table-cell office:value-type="float" office:value="0.9492188" calcext:value-type="float">
            <text:p>0.9492188</text:p>
          </table:table-cell>
          <table:table-cell office:value-type="float" office:value="0.2800293" calcext:value-type="float">
            <text:p>0.2800293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1465" calcext:value-type="float">
            <text:p>-0.7751465</text:p>
          </table:table-cell>
          <table:table-cell office:value-type="float" office:value="-0.05151367" calcext:value-type="float">
            <text:p>-0.05151367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7227" calcext:value-type="float">
            <text:p>0.2407227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89844" calcext:value-type="float">
            <text:p>0.04589844</text:p>
          </table:table-cell>
          <table:table-cell office:value-type="float" office:value="0.9528809" calcext:value-type="float">
            <text:p>0.9528809</text:p>
          </table:table-cell>
          <table:table-cell office:value-type="float" office:value="0.2712402" calcext:value-type="float">
            <text:p>0.271240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648855" calcext:value-type="float">
            <text:p>1.648855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0.3259231" calcext:value-type="float">
            <text:p>0.32592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3672" calcext:value-type="float">
            <text:p>-0.7763672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648926" calcext:value-type="float">
            <text:p>0.764892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06055" calcext:value-type="float">
            <text:p>0.3706055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-0.1702897" calcext:value-type="float">
            <text:p>-0.1702897</text:p>
          </table:table-cell>
          <table:table-cell office:value-type="float" office:value="0.04711604" calcext:value-type="float">
            <text:p>0.047116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151367" calcext:value-type="float">
            <text:p>0.05151367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39258" calcext:value-type="float">
            <text:p>0.2739258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927321" calcext:value-type="float">
            <text:p>-0.1927321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75781" calcext:value-type="float">
            <text:p>-0.7675781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2998047" calcext:value-type="float">
            <text:p>-0.2998047</text:p>
          </table:table-cell>
          <table:table-cell office:value-type="float" office:value="0.3847656" calcext:value-type="float">
            <text:p>0.384765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3173828" calcext:value-type="float">
            <text:p>0.03173828</text:p>
          </table:table-cell>
          <table:table-cell office:value-type="float" office:value="0.9521484" calcext:value-type="float">
            <text:p>0.9521484</text:p>
          </table:table-cell>
          <table:table-cell office:value-type="float" office:value="0.2839355" calcext:value-type="float">
            <text:p>0.28393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7285" calcext:value-type="float">
            <text:p>-0.7717285</text:p>
          </table:table-cell>
          <table:table-cell office:value-type="float" office:value="-0.04125977" calcext:value-type="float">
            <text:p>-0.04125977</text:p>
          </table:table-cell>
          <table:table-cell office:value-type="float" office:value="0.7702637" calcext:value-type="float">
            <text:p>0.770263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76855" calcext:value-type="float">
            <text:p>0.377685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16602" calcext:value-type="float">
            <text:p>0.04516602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836914" calcext:value-type="float">
            <text:p>0.2836914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572519" calcext:value-type="float">
            <text:p>1.572519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2495872" calcext:value-type="float">
            <text:p>0.24958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2637" calcext:value-type="float">
            <text:p>-0.7702637</text:p>
          </table:table-cell>
          <table:table-cell office:value-type="float" office:value="-0.04736328" calcext:value-type="float">
            <text:p>-0.04736328</text:p>
          </table:table-cell>
          <table:table-cell office:value-type="float" office:value="0.7631836" calcext:value-type="float">
            <text:p>0.763183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77832" calcext:value-type="float">
            <text:p>0.2277832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820801" calcext:value-type="float">
            <text:p>0.382080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788086" calcext:value-type="float">
            <text:p>0.2788086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1469307" calcext:value-type="float">
            <text:p>-0.1469307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6816" calcext:value-type="float">
            <text:p>-0.7736816</text:p>
          </table:table-cell>
          <table:table-cell office:value-type="float" office:value="-0.05664063" calcext:value-type="float">
            <text:p>-0.05664063</text:p>
          </table:table-cell>
          <table:table-cell office:value-type="float" office:value="0.7719727" calcext:value-type="float">
            <text:p>0.7719727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0.1567634" calcext:value-type="float">
            <text:p>0.1567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818359" calcext:value-type="float">
            <text:p>0.381835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0.1539862" calcext:value-type="float">
            <text:p>0.15398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11914" calcext:value-type="float">
            <text:p>0.04711914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92969" calcext:value-type="float">
            <text:p>0.27929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-0.1778938" calcext:value-type="float">
            <text:p>-0.17789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7754" calcext:value-type="float">
            <text:p>-0.7697754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3916" calcext:value-type="float">
            <text:p>0.763916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1041214" calcext:value-type="float">
            <text:p>-0.1041214</text:p>
          </table:table-cell>
          <table:table-cell office:value-type="float" office:value="-0.1036641" calcext:value-type="float">
            <text:p>-0.1036641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63379" calcext:value-type="float">
            <text:p>0.2463379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723145" calcext:value-type="float">
            <text:p>0.372314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29297" calcext:value-type="float">
            <text:p>0.05029297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1465" calcext:value-type="float">
            <text:p>-0.7751465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624512" calcext:value-type="float">
            <text:p>0.7624512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56641" calcext:value-type="float">
            <text:p>-0.3056641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513574" calcext:value-type="float">
            <text:p>-0.15135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18945" calcext:value-type="float">
            <text:p>0.04418945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670898" calcext:value-type="float">
            <text:p>0.2670898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1465" calcext:value-type="float">
            <text:p>-0.7751465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7714844" calcext:value-type="float">
            <text:p>0.7714844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1109619" calcext:value-type="float">
            <text:p>0.1109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0.3803711" calcext:value-type="float">
            <text:p>0.3803711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9438157" calcext:value-type="float">
            <text:p>-0.09438157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89844" calcext:value-type="float">
            <text:p>0.04589844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770996" calcext:value-type="float">
            <text:p>0.2770996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123" calcext:value-type="float">
            <text:p>-0.776123</text:p>
          </table:table-cell>
          <table:table-cell office:value-type="float" office:value="-0.04248047" calcext:value-type="float">
            <text:p>-0.04248047</text:p>
          </table:table-cell>
          <table:table-cell office:value-type="float" office:value="0.7663574" calcext:value-type="float">
            <text:p>0.766357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68848" calcext:value-type="float">
            <text:p>-0.3068848</text:p>
          </table:table-cell>
          <table:table-cell office:value-type="float" office:value="0.3635254" calcext:value-type="float">
            <text:p>0.363525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0957" calcext:value-type="float">
            <text:p>0.0480957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44141" calcext:value-type="float">
            <text:p>0.2744141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0.23432" calcext:value-type="float">
            <text:p>0.234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9727" calcext:value-type="float">
            <text:p>-0.7719727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7731934" calcext:value-type="float">
            <text:p>0.7731934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8633" calcext:value-type="float">
            <text:p>0.2348633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76855" calcext:value-type="float">
            <text:p>0.377685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38672" calcext:value-type="float">
            <text:p>0.04638672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683105" calcext:value-type="float">
            <text:p>0.268310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1556642" calcext:value-type="float">
            <text:p>-0.1556642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0195" calcext:value-type="float">
            <text:p>-0.7700195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7634277" calcext:value-type="float">
            <text:p>0.7634277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5488" calcext:value-type="float">
            <text:p>0.2375488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740234" calcext:value-type="float">
            <text:p>0.374023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85156" calcext:value-type="float">
            <text:p>0.04785156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0752" calcext:value-type="float">
            <text:p>0.27075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1934" calcext:value-type="float">
            <text:p>-0.7731934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53809" calcext:value-type="float">
            <text:p>0.765380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298584" calcext:value-type="float">
            <text:p>-0.298584</text:p>
          </table:table-cell>
          <table:table-cell office:value-type="float" office:value="0.3798828" calcext:value-type="float">
            <text:p>0.379882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0.1498933" calcext:value-type="float">
            <text:p>0.1498933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306658" calcext:value-type="float">
            <text:p>0.3066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29297" calcext:value-type="float">
            <text:p>0.05029297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2" calcext:value-type="float">
            <text:p>-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9961" calcext:value-type="float">
            <text:p>-0.7709961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666016" calcext:value-type="float">
            <text:p>0.766601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1189313" calcext:value-type="float">
            <text:p>-0.1189313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9668" calcext:value-type="float">
            <text:p>0.2409668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52441" calcext:value-type="float">
            <text:p>0.375244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6543" calcext:value-type="float">
            <text:p>0.0456543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658691" calcext:value-type="float">
            <text:p>0.2658691</text:p>
          </table:table-cell>
          <table:table-cell table:number-columns-repeated="2" office:value-type="float" office:value="-1.969466" calcext:value-type="float">
            <text:p>-1.96946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-0.1931609" calcext:value-type="float">
            <text:p>-0.19316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9727" calcext:value-type="float">
            <text:p>-0.7719727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79541" calcext:value-type="float">
            <text:p>0.779541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17578" calcext:value-type="float">
            <text:p>-0.3017578</text:p>
          </table:table-cell>
          <table:table-cell office:value-type="float" office:value="0.3779297" calcext:value-type="float">
            <text:p>0.377929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1554503" calcext:value-type="float">
            <text:p>-0.1554503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18945" calcext:value-type="float">
            <text:p>0.04418945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276123" calcext:value-type="float">
            <text:p>0.27612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6113" calcext:value-type="float">
            <text:p>-0.7766113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15137" calcext:value-type="float">
            <text:p>-0.3015137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2109618" calcext:value-type="float">
            <text:p>0.2109618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63086" calcext:value-type="float">
            <text:p>0.04663086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66113" calcext:value-type="float">
            <text:p>0.27661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832" calcext:value-type="float">
            <text:p>-0.777832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702637" calcext:value-type="float">
            <text:p>0.7702637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" calcext:value-type="float">
            <text:p>0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8042753" calcext:value-type="float">
            <text:p>0.08042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2946777" calcext:value-type="float">
            <text:p>-0.2946777</text:p>
          </table:table-cell>
          <table:table-cell office:value-type="float" office:value="0.3776855" calcext:value-type="float">
            <text:p>0.3776855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109221" calcext:value-type="float">
            <text:p>-0.109221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612793" calcext:value-type="float">
            <text:p>0.0612793</text:p>
          </table:table-cell>
          <table:table-cell office:value-type="float" office:value="0.9431152" calcext:value-type="float">
            <text:p>0.9431152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0.1802136" calcext:value-type="float">
            <text:p>0.1802136</text:p>
          </table:table-cell>
          <table:table-cell office:value-type="float" office:value="-0.3152983" calcext:value-type="float">
            <text:p>-0.31529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7051" calcext:value-type="float">
            <text:p>-0.7727051</text:p>
          </table:table-cell>
          <table:table-cell office:value-type="float" office:value="-0.05151367" calcext:value-type="float">
            <text:p>-0.05151367</text:p>
          </table:table-cell>
          <table:table-cell office:value-type="float" office:value="0.762207" calcext:value-type="float">
            <text:p>0.762207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0.2474809" calcext:value-type="float">
            <text:p>0.2474809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14551" calcext:value-type="float">
            <text:p>0.2414551</text:p>
          </table:table-cell>
          <table:table-cell office:value-type="float" office:value="-0.3063965" calcext:value-type="float">
            <text:p>-0.3063965</text:p>
          </table:table-cell>
          <table:table-cell office:value-type="float" office:value="0.3696289" calcext:value-type="float">
            <text:p>0.369628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29297" calcext:value-type="float">
            <text:p>0.05029297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668457" calcext:value-type="float">
            <text:p>0.266845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0.2412823" calcext:value-type="float">
            <text:p>0.2412823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8789" calcext:value-type="float">
            <text:p>-0.7758789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7695313" calcext:value-type="float">
            <text:p>0.7695313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66406" calcext:value-type="float">
            <text:p>-0.3066406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29297" calcext:value-type="float">
            <text:p>0.05029297</text:p>
          </table:table-cell>
          <table:table-cell office:value-type="float" office:value="0.958252" calcext:value-type="float">
            <text:p>0.958252</text:p>
          </table:table-cell>
          <table:table-cell office:value-type="float" office:value="0.2753906" calcext:value-type="float">
            <text:p>0.275390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-0.216733" calcext:value-type="float">
            <text:p>-0.216733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83105" calcext:value-type="float">
            <text:p>-0.7683105</text:p>
          </table:table-cell>
          <table:table-cell office:value-type="float" office:value="-0.04638672" calcext:value-type="float">
            <text:p>-0.04638672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-0.1651902" calcext:value-type="float">
            <text:p>-0.1651902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2025649" calcext:value-type="float">
            <text:p>0.2025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65625" calcext:value-type="float">
            <text:p>0.2265625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71973" calcext:value-type="float">
            <text:p>0.377197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199219" calcext:value-type="float">
            <text:p>0.04199219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92969" calcext:value-type="float">
            <text:p>0.279296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16825" calcext:value-type="float">
            <text:p>-0.116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2402" calcext:value-type="float">
            <text:p>-0.7712402</text:p>
          </table:table-cell>
          <table:table-cell office:value-type="float" office:value="-0.04516602" calcext:value-type="float">
            <text:p>-0.04516602</text:p>
          </table:table-cell>
          <table:table-cell office:value-type="float" office:value="0.7724609" calcext:value-type="float">
            <text:p>0.772460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17578" calcext:value-type="float">
            <text:p>-0.3017578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1655881" calcext:value-type="float">
            <text:p>0.1655881</text:p>
          </table:table-cell>
          <table:table-cell office:value-type="float" office:value="0.1539862" calcext:value-type="float">
            <text:p>0.15398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3637695" calcext:value-type="float">
            <text:p>0.03637695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2190528" calcext:value-type="float">
            <text:p>0.21905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4844" calcext:value-type="float">
            <text:p>-0.7714844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575684" calcext:value-type="float">
            <text:p>0.757568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084" calcext:value-type="float">
            <text:p>0.236084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59766" calcext:value-type="float">
            <text:p>0.3759766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82813" calcext:value-type="float">
            <text:p>0.04882813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00195" calcext:value-type="float">
            <text:p>0.2700195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-0.2236953" calcext:value-type="float">
            <text:p>-0.22369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9258" calcext:value-type="float">
            <text:p>-0.7739258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634277" calcext:value-type="float">
            <text:p>0.763427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1189313" calcext:value-type="float">
            <text:p>-0.1189313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9668" calcext:value-type="float">
            <text:p>0.2409668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820801" calcext:value-type="float">
            <text:p>0.3820801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43359" calcext:value-type="float">
            <text:p>0.04443359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7051" calcext:value-type="float">
            <text:p>-0.7727051</text:p>
          </table:table-cell>
          <table:table-cell office:value-type="float" office:value="-0.05664063" calcext:value-type="float">
            <text:p>-0.05664063</text:p>
          </table:table-cell>
          <table:table-cell office:value-type="float" office:value="0.7670898" calcext:value-type="float">
            <text:p>0.767089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14453" calcext:value-type="float">
            <text:p>0.2314453</text:p>
          </table:table-cell>
          <table:table-cell office:value-type="float" office:value="-0.3056641" calcext:value-type="float">
            <text:p>-0.3056641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2012517" calcext:value-type="float">
            <text:p>-0.2012517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80469" calcext:value-type="float">
            <text:p>0.04980469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661133" calcext:value-type="float">
            <text:p>0.266113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1699" calcext:value-type="float">
            <text:p>-0.7741699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719727" calcext:value-type="float">
            <text:p>0.7719727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1027786" calcext:value-type="float">
            <text:p>-0.1027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82715" calcext:value-type="float">
            <text:p>0.2282715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18262" calcext:value-type="float">
            <text:p>0.371826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-0.1702897" calcext:value-type="float">
            <text:p>-0.1702897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96875" calcext:value-type="float">
            <text:p>0.04296875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658691" calcext:value-type="float">
            <text:p>0.265869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2637" calcext:value-type="float">
            <text:p>-0.7702637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541504" calcext:value-type="float">
            <text:p>0.7541504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193886" calcext:value-type="float">
            <text:p>-0.1193886</text:p>
          </table:table-cell>
          <table:table-cell office:value-type="float" office:value="-0.1647328" calcext:value-type="float">
            <text:p>-0.1647328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1309" calcext:value-type="float">
            <text:p>0.2341309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2160912" calcext:value-type="float">
            <text:p>-0.2160912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174805" calcext:value-type="float">
            <text:p>0.04174805</text:p>
          </table:table-cell>
          <table:table-cell office:value-type="float" office:value="0.9543457" calcext:value-type="float">
            <text:p>0.9543457</text:p>
          </table:table-cell>
          <table:table-cell office:value-type="float" office:value="0.2719727" calcext:value-type="float">
            <text:p>0.2719727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2" calcext:value-type="float">
            <text:p>-2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1011291" calcext:value-type="float">
            <text:p>-0.1011291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4609" calcext:value-type="float">
            <text:p>-0.7724609</text:p>
          </table:table-cell>
          <table:table-cell office:value-type="float" office:value="-0.05761719" calcext:value-type="float">
            <text:p>-0.05761719</text:p>
          </table:table-cell>
          <table:table-cell office:value-type="float" office:value="0.7624512" calcext:value-type="float">
            <text:p>0.7624512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502" calcext:value-type="float">
            <text:p>0.239502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82813" calcext:value-type="float">
            <text:p>0.04882813</text:p>
          </table:table-cell>
          <table:table-cell office:value-type="float" office:value="0.9472656" calcext:value-type="float">
            <text:p>0.9472656</text:p>
          </table:table-cell>
          <table:table-cell office:value-type="float" office:value="0.2763672" calcext:value-type="float">
            <text:p>0.276367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1861987" calcext:value-type="float">
            <text:p>-0.1861987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1699" calcext:value-type="float">
            <text:p>-0.7741699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0.7666016" calcext:value-type="float">
            <text:p>0.7666016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-0.1485801" calcext:value-type="float">
            <text:p>-0.1485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803711" calcext:value-type="float">
            <text:p>0.3803711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-0.1550225" calcext:value-type="float">
            <text:p>-0.1550225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18945" calcext:value-type="float">
            <text:p>0.04418945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2" calcext:value-type="float">
            <text:p>-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2168" calcext:value-type="float">
            <text:p>-0.7722168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722168" calcext:value-type="float">
            <text:p>0.7722168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1253435" calcext:value-type="float">
            <text:p>0.1253435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5723" calcext:value-type="float">
            <text:p>0.2365723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840332" calcext:value-type="float">
            <text:p>0.3840332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3369141" calcext:value-type="float">
            <text:p>0.03369141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687988" calcext:value-type="float">
            <text:p>0.268798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8125" calcext:value-type="float">
            <text:p>-0.78125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7663574" calcext:value-type="float">
            <text:p>0.766357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-0.1647328" calcext:value-type="float">
            <text:p>-0.1647328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54883" calcext:value-type="float">
            <text:p>0.375488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1081846" calcext:value-type="float">
            <text:p>0.10818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70117" calcext:value-type="float">
            <text:p>0.04370117</text:p>
          </table:table-cell>
          <table:table-cell office:value-type="float" office:value="0.9448242" calcext:value-type="float">
            <text:p>0.9448242</text:p>
          </table:table-cell>
          <table:table-cell office:value-type="float" office:value="0.2692871" calcext:value-type="float">
            <text:p>0.269287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2" calcext:value-type="float">
            <text:p>-2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832" calcext:value-type="float">
            <text:p>-0.777832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0.762207" calcext:value-type="float">
            <text:p>0.762207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2929688" calcext:value-type="float">
            <text:p>-0.2929688</text:p>
          </table:table-cell>
          <table:table-cell office:value-type="float" office:value="0.3813477" calcext:value-type="float">
            <text:p>0.38134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0.04711604" calcext:value-type="float">
            <text:p>0.047116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199219" calcext:value-type="float">
            <text:p>0.04199219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02637" calcext:value-type="float">
            <text:p>0.2702637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2014658" calcext:value-type="float">
            <text:p>-0.2014658</text:p>
          </table:table-cell>
          <table:table-cell office:value-type="float" office:value="-0.07102346" calcext:value-type="float">
            <text:p>-0.071023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043" calcext:value-type="float">
            <text:p>-0.769043</text:p>
          </table:table-cell>
          <table:table-cell office:value-type="float" office:value="-0.05249023" calcext:value-type="float">
            <text:p>-0.05249023</text:p>
          </table:table-cell>
          <table:table-cell office:value-type="float" office:value="0.7724609" calcext:value-type="float">
            <text:p>0.772460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90234" calcext:value-type="float">
            <text:p>0.2490234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679199" calcext:value-type="float">
            <text:p>0.367919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53711" calcext:value-type="float">
            <text:p>0.05053711</text:p>
          </table:table-cell>
          <table:table-cell office:value-type="float" office:value="0.9450684" calcext:value-type="float">
            <text:p>0.9450684</text:p>
          </table:table-cell>
          <table:table-cell office:value-type="float" office:value="0.2790527" calcext:value-type="float">
            <text:p>0.279052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9023" calcext:value-type="float">
            <text:p>-0.7749023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7626953" calcext:value-type="float">
            <text:p>0.762695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" calcext:value-type="float">
            <text:p>0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8042753" calcext:value-type="float">
            <text:p>0.08042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29199" calcext:value-type="float">
            <text:p>0.2429199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126953" calcext:value-type="float">
            <text:p>0.05126953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3906" calcext:value-type="float">
            <text:p>-0.7753906</text:p>
          </table:table-cell>
          <table:table-cell office:value-type="float" office:value="-0.04760742" calcext:value-type="float">
            <text:p>-0.04760742</text:p>
          </table:table-cell>
          <table:table-cell office:value-type="float" office:value="0.7644043" calcext:value-type="float">
            <text:p>0.7644043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759766" calcext:value-type="float">
            <text:p>0.3759766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102539" calcext:value-type="float">
            <text:p>0.05102539</text:p>
          </table:table-cell>
          <table:table-cell office:value-type="float" office:value="0.9511719" calcext:value-type="float">
            <text:p>0.9511719</text:p>
          </table:table-cell>
          <table:table-cell office:value-type="float" office:value="0.2736816" calcext:value-type="float">
            <text:p>0.273681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2320001" calcext:value-type="float">
            <text:p>-0.2320001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51367" calcext:value-type="float">
            <text:p>-0.7651367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5488" calcext:value-type="float">
            <text:p>0.2375488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93945" calcext:value-type="float">
            <text:p>0.3793945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-0.07868666" calcext:value-type="float">
            <text:p>-0.07868666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2692871" calcext:value-type="float">
            <text:p>0.2692871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7754" calcext:value-type="float">
            <text:p>-0.7697754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7744141" calcext:value-type="float">
            <text:p>0.774414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38867" calcext:value-type="float">
            <text:p>0.2338867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492188" calcext:value-type="float">
            <text:p>0.9492188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1274498" calcext:value-type="float">
            <text:p>0.12744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1699" calcext:value-type="float">
            <text:p>-0.7741699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7658691" calcext:value-type="float">
            <text:p>0.7658691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-0.1036641" calcext:value-type="float">
            <text:p>-0.1036641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31543" calcext:value-type="float">
            <text:p>0.2331543</text:p>
          </table:table-cell>
          <table:table-cell office:value-type="float" office:value="-0.2983398" calcext:value-type="float">
            <text:p>-0.2983398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-0.1397553" calcext:value-type="float">
            <text:p>-0.1397553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33984" calcext:value-type="float">
            <text:p>0.04833984</text:p>
          </table:table-cell>
          <table:table-cell office:value-type="float" office:value="0.9501953" calcext:value-type="float">
            <text:p>0.9501953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1934" calcext:value-type="float">
            <text:p>-0.7731934</text:p>
          </table:table-cell>
          <table:table-cell office:value-type="float" office:value="-0.05688477" calcext:value-type="float">
            <text:p>-0.05688477</text:p>
          </table:table-cell>
          <table:table-cell office:value-type="float" office:value="0.7680664" calcext:value-type="float">
            <text:p>0.768066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2442748" calcext:value-type="float">
            <text:p>-0.2442748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1638473" calcext:value-type="float">
            <text:p>-0.1638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0137" calcext:value-type="float">
            <text:p>0.2390137</text:p>
          </table:table-cell>
          <table:table-cell office:value-type="float" office:value="-0.298584" calcext:value-type="float">
            <text:p>-0.298584</text:p>
          </table:table-cell>
          <table:table-cell office:value-type="float" office:value="0.3820801" calcext:value-type="float">
            <text:p>0.3820801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11914" calcext:value-type="float">
            <text:p>0.04711914</text:p>
          </table:table-cell>
          <table:table-cell office:value-type="float" office:value="0.9460449" calcext:value-type="float">
            <text:p>0.9460449</text:p>
          </table:table-cell>
          <table:table-cell office:value-type="float" office:value="0.2607422" calcext:value-type="float">
            <text:p>0.260742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648855" calcext:value-type="float">
            <text:p>-1.648855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210748" calcext:value-type="float">
            <text:p>0.210748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4141" calcext:value-type="float">
            <text:p>-0.7744141</text:p>
          </table:table-cell>
          <table:table-cell office:value-type="float" office:value="-0.05541992" calcext:value-type="float">
            <text:p>-0.05541992</text:p>
          </table:table-cell>
          <table:table-cell office:value-type="float" office:value="0.769043" calcext:value-type="float">
            <text:p>0.76904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7461" calcext:value-type="float">
            <text:p>0.2397461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31641" calcext:value-type="float">
            <text:p>0.04931641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695313" calcext:value-type="float">
            <text:p>0.26953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116825" calcext:value-type="float">
            <text:p>-0.116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123" calcext:value-type="float">
            <text:p>-0.776123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1864123" calcext:value-type="float">
            <text:p>0.1864123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59766" calcext:value-type="float">
            <text:p>0.3759766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-0.13609" calcext:value-type="float">
            <text:p>-0.136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07227" calcext:value-type="float">
            <text:p>0.04907227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76123" calcext:value-type="float">
            <text:p>0.276123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2168" calcext:value-type="float">
            <text:p>-0.7722168</text:p>
          </table:table-cell>
          <table:table-cell office:value-type="float" office:value="-0.05517578" calcext:value-type="float">
            <text:p>-0.05517578</text:p>
          </table:table-cell>
          <table:table-cell office:value-type="float" office:value="0.7702637" calcext:value-type="float">
            <text:p>0.7702637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2317564" calcext:value-type="float">
            <text:p>0.2317564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12109" calcext:value-type="float">
            <text:p>0.2412109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0.1539862" calcext:value-type="float">
            <text:p>0.15398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04883" calcext:value-type="float">
            <text:p>0.05004883</text:p>
          </table:table-cell>
          <table:table-cell office:value-type="float" office:value="0.9472656" calcext:value-type="float">
            <text:p>0.9472656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0.1274498" calcext:value-type="float">
            <text:p>0.12744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8789" calcext:value-type="float">
            <text:p>-0.7758789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729492" calcext:value-type="float">
            <text:p>0.7729492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14453" calcext:value-type="float">
            <text:p>0.2314453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654785" calcext:value-type="float">
            <text:p>0.365478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58398" calcext:value-type="float">
            <text:p>0.04858398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753906" calcext:value-type="float">
            <text:p>0.275390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1556642" calcext:value-type="float">
            <text:p>-0.1556642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7051" calcext:value-type="float">
            <text:p>-0.7727051</text:p>
          </table:table-cell>
          <table:table-cell office:value-type="float" office:value="-0.04931641" calcext:value-type="float">
            <text:p>-0.04931641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2988281" calcext:value-type="float">
            <text:p>-0.2988281</text:p>
          </table:table-cell>
          <table:table-cell office:value-type="float" office:value="0.376709" calcext:value-type="float">
            <text:p>0.37670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60742" calcext:value-type="float">
            <text:p>0.04760742</text:p>
          </table:table-cell>
          <table:table-cell office:value-type="float" office:value="0.9489746" calcext:value-type="float">
            <text:p>0.9489746</text:p>
          </table:table-cell>
          <table:table-cell office:value-type="float" office:value="0.2783203" calcext:value-type="float">
            <text:p>0.2783203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163964" calcext:value-type="float">
            <text:p>-0.1163964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2168" calcext:value-type="float">
            <text:p>-0.7722168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81738" calcext:value-type="float">
            <text:p>0.378173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494629" calcext:value-type="float">
            <text:p>0.9494629</text:p>
          </table:table-cell>
          <table:table-cell office:value-type="float" office:value="0.2678223" calcext:value-type="float">
            <text:p>0.267822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0.1954808" calcext:value-type="float">
            <text:p>0.1954808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4375" calcext:value-type="float">
            <text:p>-0.7734375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727051" calcext:value-type="float">
            <text:p>0.7727051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764648" calcext:value-type="float">
            <text:p>0.376464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2124259" calcext:value-type="float">
            <text:p>-0.21242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11914" calcext:value-type="float">
            <text:p>0.04711914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736801" calcext:value-type="float">
            <text:p>0.1736801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3203" calcext:value-type="float">
            <text:p>-0.7783203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7695313" calcext:value-type="float">
            <text:p>0.7695313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11914" calcext:value-type="float">
            <text:p>0.2211914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830566" calcext:value-type="float">
            <text:p>0.3830566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63086" calcext:value-type="float">
            <text:p>0.04663086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5313" calcext:value-type="float">
            <text:p>-0.7695313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46484" calcext:value-type="float">
            <text:p>0.7646484</text:p>
          </table:table-cell>
          <table:table-cell office:value-type="float" office:value="-1.480916" calcext:value-type="float">
            <text:p>-1.480916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3178619" calcext:value-type="float">
            <text:p>-0.3178619</text:p>
          </table:table-cell>
          <table:table-cell office:value-type="float" office:value="-0.1189313" calcext:value-type="float">
            <text:p>-0.1189313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2993164" calcext:value-type="float">
            <text:p>-0.2993164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956947" calcext:value-type="float">
            <text:p>0.1956947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92188" calcext:value-type="float">
            <text:p>0.04492188</text:p>
          </table:table-cell>
          <table:table-cell office:value-type="float" office:value="0.9448242" calcext:value-type="float">
            <text:p>0.9448242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83105" calcext:value-type="float">
            <text:p>-0.7683105</text:p>
          </table:table-cell>
          <table:table-cell office:value-type="float" office:value="-0.03271484" calcext:value-type="float">
            <text:p>-0.03271484</text:p>
          </table:table-cell>
          <table:table-cell office:value-type="float" office:value="0.7648926" calcext:value-type="float">
            <text:p>0.764892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693848" calcext:value-type="float">
            <text:p>0.36938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0.1539862" calcext:value-type="float">
            <text:p>0.15398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53711" calcext:value-type="float">
            <text:p>0.05053711</text:p>
          </table:table-cell>
          <table:table-cell office:value-type="float" office:value="0.9443359" calcext:value-type="float">
            <text:p>0.9443359</text:p>
          </table:table-cell>
          <table:table-cell office:value-type="float" office:value="0.2700195" calcext:value-type="float">
            <text:p>0.270019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0.1732513" calcext:value-type="float">
            <text:p>0.17325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6816" calcext:value-type="float">
            <text:p>-0.7736816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675781" calcext:value-type="float">
            <text:p>0.7675781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39551" calcext:value-type="float">
            <text:p>-0.3039551</text:p>
          </table:table-cell>
          <table:table-cell office:value-type="float" office:value="0.3706055" calcext:value-type="float">
            <text:p>0.370605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-0.2466255" calcext:value-type="float">
            <text:p>-0.2466255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85156" calcext:value-type="float">
            <text:p>0.04785156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36816" calcext:value-type="float">
            <text:p>0.273681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9961" calcext:value-type="float">
            <text:p>-0.7709961</text:p>
          </table:table-cell>
          <table:table-cell office:value-type="float" office:value="-0.04931641" calcext:value-type="float">
            <text:p>-0.04931641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1109619" calcext:value-type="float">
            <text:p>0.1109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07813" calcext:value-type="float">
            <text:p>-0.3007813</text:p>
          </table:table-cell>
          <table:table-cell office:value-type="float" office:value="0.3845215" calcext:value-type="float">
            <text:p>0.384521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67773" calcext:value-type="float">
            <text:p>0.04467773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51465" calcext:value-type="float">
            <text:p>0.275146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810059" calcext:value-type="float">
            <text:p>-0.7810059</text:p>
          </table:table-cell>
          <table:table-cell office:value-type="float" office:value="-0.04736328" calcext:value-type="float">
            <text:p>-0.04736328</text:p>
          </table:table-cell>
          <table:table-cell office:value-type="float" office:value="0.7651367" calcext:value-type="float">
            <text:p>0.765136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253435" calcext:value-type="float">
            <text:p>0.1253435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2124259" calcext:value-type="float">
            <text:p>-0.21242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80469" calcext:value-type="float">
            <text:p>0.04980469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641602" calcext:value-type="float">
            <text:p>0.264160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80664" calcext:value-type="float">
            <text:p>-0.7680664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1109619" calcext:value-type="float">
            <text:p>0.1109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8633" calcext:value-type="float">
            <text:p>0.2348633</text:p>
          </table:table-cell>
          <table:table-cell office:value-type="float" office:value="-0.3007813" calcext:value-type="float">
            <text:p>-0.3007813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04883" calcext:value-type="float">
            <text:p>0.05004883</text:p>
          </table:table-cell>
          <table:table-cell office:value-type="float" office:value="0.9450684" calcext:value-type="float">
            <text:p>0.9450684</text:p>
          </table:table-cell>
          <table:table-cell office:value-type="float" office:value="0.2722168" calcext:value-type="float">
            <text:p>0.2722168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07102346" calcext:value-type="float">
            <text:p>-0.071023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800293" calcext:value-type="float">
            <text:p>-0.7800293</text:p>
          </table:table-cell>
          <table:table-cell office:value-type="float" office:value="-0.05664063" calcext:value-type="float">
            <text:p>-0.05664063</text:p>
          </table:table-cell>
          <table:table-cell office:value-type="float" office:value="0.7729492" calcext:value-type="float">
            <text:p>0.7729492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51758" calcext:value-type="float">
            <text:p>-0.3051758</text:p>
          </table:table-cell>
          <table:table-cell office:value-type="float" office:value="0.3703613" calcext:value-type="float">
            <text:p>0.370361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58398" calcext:value-type="float">
            <text:p>0.04858398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17285" calcext:value-type="float">
            <text:p>0.271728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01227474" calcext:value-type="float">
            <text:p>0.01227474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1465" calcext:value-type="float">
            <text:p>-0.7751465</text:p>
          </table:table-cell>
          <table:table-cell office:value-type="float" office:value="-0.05053711" calcext:value-type="float">
            <text:p>-0.05053711</text:p>
          </table:table-cell>
          <table:table-cell office:value-type="float" office:value="0.7709961" calcext:value-type="float">
            <text:p>0.7709961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7461" calcext:value-type="float">
            <text:p>0.2397461</text:p>
          </table:table-cell>
          <table:table-cell office:value-type="float" office:value="-0.3078613" calcext:value-type="float">
            <text:p>-0.3078613</text:p>
          </table:table-cell>
          <table:table-cell office:value-type="float" office:value="0.3771973" calcext:value-type="float">
            <text:p>0.3771973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1651604" calcext:value-type="float">
            <text:p>0.1651604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1387191" calcext:value-type="float">
            <text:p>0.13871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67773" calcext:value-type="float">
            <text:p>0.04467773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768555" calcext:value-type="float">
            <text:p>0.2768555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-0.08586192" calcext:value-type="float">
            <text:p>-0.08586192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0.142717" calcext:value-type="float">
            <text:p>0.1427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0762" calcext:value-type="float">
            <text:p>-0.7780762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753906" calcext:value-type="float">
            <text:p>0.7753906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80273" calcext:value-type="float">
            <text:p>0.2280273</text:p>
          </table:table-cell>
          <table:table-cell office:value-type="float" office:value="-0.2995605" calcext:value-type="float">
            <text:p>-0.2995605</text:p>
          </table:table-cell>
          <table:table-cell office:value-type="float" office:value="0.3876953" calcext:value-type="float">
            <text:p>0.3876953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33984" calcext:value-type="float">
            <text:p>0.04833984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2827148" calcext:value-type="float">
            <text:p>0.282714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6582" calcext:value-type="float">
            <text:p>-0.7746582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05371" calcext:value-type="float">
            <text:p>-0.3005371</text:p>
          </table:table-cell>
          <table:table-cell office:value-type="float" office:value="0.3776855" calcext:value-type="float">
            <text:p>0.377685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1961225" calcext:value-type="float">
            <text:p>0.1961225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92188" calcext:value-type="float">
            <text:p>0.04492188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751465" calcext:value-type="float">
            <text:p>0.2751465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844238" calcext:value-type="float">
            <text:p>-0.7844238</text:p>
          </table:table-cell>
          <table:table-cell office:value-type="float" office:value="-0.05053711" calcext:value-type="float">
            <text:p>-0.05053711</text:p>
          </table:table-cell>
          <table:table-cell office:value-type="float" office:value="0.7609863" calcext:value-type="float">
            <text:p>0.760986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87598" calcext:value-type="float">
            <text:p>0.2287598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62207" calcext:value-type="float">
            <text:p>0.3762207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2414963" calcext:value-type="float">
            <text:p>0.2414963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175781" calcext:value-type="float">
            <text:p>0.05175781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695313" calcext:value-type="float">
            <text:p>0.2695313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2168" calcext:value-type="float">
            <text:p>-0.7722168</text:p>
          </table:table-cell>
          <table:table-cell office:value-type="float" office:value="-0.04931641" calcext:value-type="float">
            <text:p>-0.04931641</text:p>
          </table:table-cell>
          <table:table-cell office:value-type="float" office:value="0.7661133" calcext:value-type="float">
            <text:p>0.7661133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0605" calcext:value-type="float">
            <text:p>0.2370605</text:p>
          </table:table-cell>
          <table:table-cell office:value-type="float" office:value="-0.296875" calcext:value-type="float">
            <text:p>-0.296875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9438157" calcext:value-type="float">
            <text:p>-0.09438157</text:p>
          </table:table-cell>
          <table:table-cell office:value-type="float" office:value="-0.2466255" calcext:value-type="float">
            <text:p>-0.2466255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94531" calcext:value-type="float">
            <text:p>0.04394531</text:p>
          </table:table-cell>
          <table:table-cell office:value-type="float" office:value="0.9448242" calcext:value-type="float">
            <text:p>0.9448242</text:p>
          </table:table-cell>
          <table:table-cell office:value-type="float" office:value="0.2744141" calcext:value-type="float">
            <text:p>0.2744141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572519" calcext:value-type="float">
            <text:p>1.572519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2495872" calcext:value-type="float">
            <text:p>0.24958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8789" calcext:value-type="float">
            <text:p>-0.7758789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8164" calcext:value-type="float">
            <text:p>0.2368164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771973" calcext:value-type="float">
            <text:p>0.377197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2124259" calcext:value-type="float">
            <text:p>-0.21242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6543" calcext:value-type="float">
            <text:p>0.0456543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717285" calcext:value-type="float">
            <text:p>0.271728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" calcext:value-type="float">
            <text:p>-2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2168" calcext:value-type="float">
            <text:p>-0.7722168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602539" calcext:value-type="float">
            <text:p>0.7602539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0.2025649" calcext:value-type="float">
            <text:p>0.2025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9438157" calcext:value-type="float">
            <text:p>-0.09438157</text:p>
          </table:table-cell>
          <table:table-cell office:value-type="float" office:value="-0.1244882" calcext:value-type="float">
            <text:p>-0.1244882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29297" calcext:value-type="float">
            <text:p>0.05029297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658691" calcext:value-type="float">
            <text:p>0.265869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-0.1861987" calcext:value-type="float">
            <text:p>-0.1861987</text:p>
          </table:table-cell>
          <table:table-cell office:value-type="float" office:value="-0.116825" calcext:value-type="float">
            <text:p>-0.116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75781" calcext:value-type="float">
            <text:p>-0.7675781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0.7617188" calcext:value-type="float">
            <text:p>0.761718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0.2636336" calcext:value-type="float">
            <text:p>0.2636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3857422" calcext:value-type="float">
            <text:p>0.03857422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709961" calcext:value-type="float">
            <text:p>0.270996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7285" calcext:value-type="float">
            <text:p>-0.7717285</text:p>
          </table:table-cell>
          <table:table-cell office:value-type="float" office:value="-0.05322266" calcext:value-type="float">
            <text:p>-0.05322266</text:p>
          </table:table-cell>
          <table:table-cell office:value-type="float" office:value="0.7668457" calcext:value-type="float">
            <text:p>0.766845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0.09569471" calcext:value-type="float">
            <text:p>0.09569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6191" calcext:value-type="float">
            <text:p>0.2346191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779297" calcext:value-type="float">
            <text:p>0.377929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72461" calcext:value-type="float">
            <text:p>0.04272461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29492" calcext:value-type="float">
            <text:p>0.272949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1699" calcext:value-type="float">
            <text:p>-0.7741699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668457" calcext:value-type="float">
            <text:p>0.766845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253435" calcext:value-type="float">
            <text:p>0.1253435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7373" calcext:value-type="float">
            <text:p>-0.307373</text:p>
          </table:table-cell>
          <table:table-cell office:value-type="float" office:value="0.3840332" calcext:value-type="float">
            <text:p>0.3840332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1804276" calcext:value-type="float">
            <text:p>0.1804276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33984" calcext:value-type="float">
            <text:p>0.04833984</text:p>
          </table:table-cell>
          <table:table-cell office:value-type="float" office:value="0.949707" calcext:value-type="float">
            <text:p>0.949707</text:p>
          </table:table-cell>
          <table:table-cell office:value-type="float" office:value="0.270752" calcext:value-type="float">
            <text:p>0.270752</text:p>
          </table:table-cell>
          <table:table-cell office:value-type="float" office:value="-2" calcext:value-type="float">
            <text:p>-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587786" calcext:value-type="float">
            <text:p>1.587786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2648544" calcext:value-type="float">
            <text:p>0.26485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8789" calcext:value-type="float">
            <text:p>-0.7758789</text:p>
          </table:table-cell>
          <table:table-cell office:value-type="float" office:value="-0.0534668" calcext:value-type="float">
            <text:p>-0.0534668</text:p>
          </table:table-cell>
          <table:table-cell office:value-type="float" office:value="0.7617188" calcext:value-type="float">
            <text:p>0.7617188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8164" calcext:value-type="float">
            <text:p>0.2368164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61084" calcext:value-type="float">
            <text:p>0.36108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36328" calcext:value-type="float">
            <text:p>0.04736328</text:p>
          </table:table-cell>
          <table:table-cell office:value-type="float" office:value="0.9428711" calcext:value-type="float">
            <text:p>0.9428711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1649464" calcext:value-type="float">
            <text:p>0.1649464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9258" calcext:value-type="float">
            <text:p>-0.7739258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63916" calcext:value-type="float">
            <text:p>0.76391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1406108" calcext:value-type="float">
            <text:p>0.1406108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8418" calcext:value-type="float">
            <text:p>0.37841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2303221" calcext:value-type="float">
            <text:p>0.23032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96875" calcext:value-type="float">
            <text:p>0.04296875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68555" calcext:value-type="float">
            <text:p>0.27685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0.142717" calcext:value-type="float">
            <text:p>0.1427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800293" calcext:value-type="float">
            <text:p>-0.7800293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7561035" calcext:value-type="float">
            <text:p>0.7561035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30469" calcext:value-type="float">
            <text:p>0.3730469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0.2113897" calcext:value-type="float">
            <text:p>0.2113897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6543" calcext:value-type="float">
            <text:p>0.0456543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680664" calcext:value-type="float">
            <text:p>0.2680664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1778938" calcext:value-type="float">
            <text:p>-0.17789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9492" calcext:value-type="float">
            <text:p>-0.7729492</text:p>
          </table:table-cell>
          <table:table-cell office:value-type="float" office:value="-0.06005859" calcext:value-type="float">
            <text:p>-0.06005859</text:p>
          </table:table-cell>
          <table:table-cell office:value-type="float" office:value="0.7646484" calcext:value-type="float">
            <text:p>0.7646484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-0.1957245" calcext:value-type="float">
            <text:p>-0.1957245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-0.1180458" calcext:value-type="float">
            <text:p>-0.1180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5" calcext:value-type="float">
            <text:p>0.375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70117" calcext:value-type="float">
            <text:p>0.04370117</text:p>
          </table:table-cell>
          <table:table-cell office:value-type="float" office:value="0.949707" calcext:value-type="float">
            <text:p>0.949707</text:p>
          </table:table-cell>
          <table:table-cell office:value-type="float" office:value="0.2678223" calcext:value-type="float">
            <text:p>0.267822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01227474" calcext:value-type="float">
            <text:p>0.01227474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1465" calcext:value-type="float">
            <text:p>-0.7751465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7744141" calcext:value-type="float">
            <text:p>0.7744141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2900764" calcext:value-type="float">
            <text:p>-0.2900764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0.2096488" calcext:value-type="float">
            <text:p>-0.2096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0137" calcext:value-type="float">
            <text:p>0.2390137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708496" calcext:value-type="float">
            <text:p>0.370849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0.215055" calcext:value-type="float">
            <text:p>0.2150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53711" calcext:value-type="float">
            <text:p>0.05053711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814941" calcext:value-type="float">
            <text:p>0.2814941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3438" calcext:value-type="float">
            <text:p>-0.7773438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0.7626953" calcext:value-type="float">
            <text:p>0.7626953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17578" calcext:value-type="float">
            <text:p>-0.3017578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175573" calcext:value-type="float">
            <text:p>-3.175573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0.2913907" calcext:value-type="float">
            <text:p>0.29139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33984" calcext:value-type="float">
            <text:p>0.04833984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705078" calcext:value-type="float">
            <text:p>0.270507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8586192" calcext:value-type="float">
            <text:p>-0.08586192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810059" calcext:value-type="float">
            <text:p>-0.7810059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66016" calcext:value-type="float">
            <text:p>0.7666016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0.0875114" calcext:value-type="float">
            <text:p>-0.0875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2971191" calcext:value-type="float">
            <text:p>-0.2971191</text:p>
          </table:table-cell>
          <table:table-cell office:value-type="float" office:value="0.3840332" calcext:value-type="float">
            <text:p>0.384033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1346259" calcext:value-type="float">
            <text:p>0.1346259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1845205" calcext:value-type="float">
            <text:p>0.18452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02832" calcext:value-type="float">
            <text:p>0.0402832</text:p>
          </table:table-cell>
          <table:table-cell office:value-type="float" office:value="0.9492188" calcext:value-type="float">
            <text:p>0.9492188</text:p>
          </table:table-cell>
          <table:table-cell office:value-type="float" office:value="0.2766113" calcext:value-type="float">
            <text:p>0.276611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216733" calcext:value-type="float">
            <text:p>-0.216733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9023" calcext:value-type="float">
            <text:p>-0.7749023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58398" calcext:value-type="float">
            <text:p>0.04858398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727051" calcext:value-type="float">
            <text:p>0.2727051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3152983" calcext:value-type="float">
            <text:p>-0.31529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832" calcext:value-type="float">
            <text:p>-0.777832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680664" calcext:value-type="float">
            <text:p>0.7680664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1041214" calcext:value-type="float">
            <text:p>-0.1041214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5254" calcext:value-type="float">
            <text:p>0.2385254</text:p>
          </table:table-cell>
          <table:table-cell office:value-type="float" office:value="-0.3015137" calcext:value-type="float">
            <text:p>-0.3015137</text:p>
          </table:table-cell>
          <table:table-cell office:value-type="float" office:value="0.3762207" calcext:value-type="float">
            <text:p>0.3762207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16602" calcext:value-type="float">
            <text:p>0.04516602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2871" calcext:value-type="float">
            <text:p>-0.7692871</text:p>
          </table:table-cell>
          <table:table-cell office:value-type="float" office:value="-0.05273438" calcext:value-type="float">
            <text:p>-0.05273438</text:p>
          </table:table-cell>
          <table:table-cell office:value-type="float" office:value="0.7612305" calcext:value-type="float">
            <text:p>0.761230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2998047" calcext:value-type="float">
            <text:p>-0.2998047</text:p>
          </table:table-cell>
          <table:table-cell office:value-type="float" office:value="0.3842773" calcext:value-type="float">
            <text:p>0.3842773</text:p>
          </table:table-cell>
          <table:table-cell office:value-type="float" office:value="-3.832061" calcext:value-type="float">
            <text:p>-3.832061</text:p>
          </table:table-cell>
          <table:table-cell office:value-type="float" office:value="0.5801527" calcext:value-type="float">
            <text:p>0.5801527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3386564" calcext:value-type="float">
            <text:p>-0.3386564</text:p>
          </table:table-cell>
          <table:table-cell office:value-type="float" office:value="-0.3534958" calcext:value-type="float">
            <text:p>-0.3534958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175781" calcext:value-type="float">
            <text:p>0.05175781</text:p>
          </table:table-cell>
          <table:table-cell office:value-type="float" office:value="0.9475098" calcext:value-type="float">
            <text:p>0.9475098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469307" calcext:value-type="float">
            <text:p>-0.1469307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1934" calcext:value-type="float">
            <text:p>-0.7731934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668457" calcext:value-type="float">
            <text:p>0.7668457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0" calcext:value-type="float">
            <text:p>0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8042753" calcext:value-type="float">
            <text:p>0.08042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69873" calcext:value-type="float">
            <text:p>0.36987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0.1997876" calcext:value-type="float">
            <text:p>0.19978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53711" calcext:value-type="float">
            <text:p>0.05053711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805176" calcext:value-type="float">
            <text:p>0.2805176</text:p>
          </table:table-cell>
          <table:table-cell office:value-type="float" office:value="-2" calcext:value-type="float">
            <text:p>-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4375" calcext:value-type="float">
            <text:p>-0.7734375</text:p>
          </table:table-cell>
          <table:table-cell office:value-type="float" office:value="-0.0559082" calcext:value-type="float">
            <text:p>-0.0559082</text:p>
          </table:table-cell>
          <table:table-cell office:value-type="float" office:value="0.7653809" calcext:value-type="float">
            <text:p>0.7653809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3358779" calcext:value-type="float">
            <text:p>-0.3358779</text:p>
          </table:table-cell>
          <table:table-cell office:value-type="float" office:value="0.1554205" calcext:value-type="float">
            <text:p>0.1554205</text:p>
          </table:table-cell>
          <table:table-cell office:value-type="float" office:value="0.1406108" calcext:value-type="float">
            <text:p>0.1406108</text:p>
          </table:table-cell>
          <table:table-cell office:value-type="float" office:value="-0.2554503" calcext:value-type="float">
            <text:p>-0.2554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11914" calcext:value-type="float">
            <text:p>0.04711914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83203" calcext:value-type="float">
            <text:p>0.278320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810059" calcext:value-type="float">
            <text:p>-0.7810059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653809" calcext:value-type="float">
            <text:p>0.7653809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3066406" calcext:value-type="float">
            <text:p>-0.3066406</text:p>
          </table:table-cell>
          <table:table-cell office:value-type="float" office:value="0.3720703" calcext:value-type="float">
            <text:p>0.372070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109221" calcext:value-type="float">
            <text:p>-0.109221</text:p>
          </table:table-cell>
          <table:table-cell office:value-type="float" office:value="0.1539862" calcext:value-type="float">
            <text:p>0.15398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526367" calcext:value-type="float">
            <text:p>0.9526367</text:p>
          </table:table-cell>
          <table:table-cell office:value-type="float" office:value="0.2753906" calcext:value-type="float">
            <text:p>0.2753906</text:p>
          </table:table-cell>
          <table:table-cell office:value-type="float" office:value="-2.290076" calcext:value-type="float">
            <text:p>-2.29007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269068" calcext:value-type="float">
            <text:p>-0.269068</text:p>
          </table:table-cell>
          <table:table-cell office:value-type="float" office:value="-0.1556642" calcext:value-type="float">
            <text:p>-0.1556642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4141" calcext:value-type="float">
            <text:p>-0.7744141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619629" calcext:value-type="float">
            <text:p>0.761962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-0.1952671" calcext:value-type="float">
            <text:p>-0.1952671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5254" calcext:value-type="float">
            <text:p>0.2385254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815918" calcext:value-type="float">
            <text:p>0.381591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6543" calcext:value-type="float">
            <text:p>0.0456543</text:p>
          </table:table-cell>
          <table:table-cell office:value-type="float" office:value="0.9541016" calcext:value-type="float">
            <text:p>0.9541016</text:p>
          </table:table-cell>
          <table:table-cell office:value-type="float" office:value="0.2719727" calcext:value-type="float">
            <text:p>0.2719727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389313" calcext:value-type="float">
            <text:p>-1.38931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0.4702899" calcext:value-type="float">
            <text:p>0.4702899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0195" calcext:value-type="float">
            <text:p>-0.7700195</text:p>
          </table:table-cell>
          <table:table-cell office:value-type="float" office:value="-0.03686523" calcext:value-type="float">
            <text:p>-0.03686523</text:p>
          </table:table-cell>
          <table:table-cell office:value-type="float" office:value="0.7683105" calcext:value-type="float">
            <text:p>0.7683105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2780153" calcext:value-type="float">
            <text:p>0.2780153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2980957" calcext:value-type="float">
            <text:p>-0.2980957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-0.1855569" calcext:value-type="float">
            <text:p>-0.1855569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370117" calcext:value-type="float">
            <text:p>0.04370117</text:p>
          </table:table-cell>
          <table:table-cell office:value-type="float" office:value="0.940918" calcext:value-type="float">
            <text:p>0.940918</text:p>
          </table:table-cell>
          <table:table-cell office:value-type="float" office:value="0.2780762" calcext:value-type="float">
            <text:p>0.278076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648855" calcext:value-type="float">
            <text:p>-1.64885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210748" calcext:value-type="float">
            <text:p>0.210748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4844" calcext:value-type="float">
            <text:p>-0.7714844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0.7658691" calcext:value-type="float">
            <text:p>0.765869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9668" calcext:value-type="float">
            <text:p>0.2409668</text:p>
          </table:table-cell>
          <table:table-cell office:value-type="float" office:value="-0.3027344" calcext:value-type="float">
            <text:p>-0.3027344</text:p>
          </table:table-cell>
          <table:table-cell office:value-type="float" office:value="0.3867188" calcext:value-type="float">
            <text:p>0.386718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-0.200824" calcext:value-type="float">
            <text:p>-0.200824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3417969" calcext:value-type="float">
            <text:p>0.03417969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177465" calcext:value-type="float">
            <text:p>-0.177465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832031" calcext:value-type="float">
            <text:p>-0.7832031</text:p>
          </table:table-cell>
          <table:table-cell office:value-type="float" office:value="-0.04711914" calcext:value-type="float">
            <text:p>-0.04711914</text:p>
          </table:table-cell>
          <table:table-cell office:value-type="float" office:value="0.7805176" calcext:value-type="float">
            <text:p>0.7805176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-0.1189313" calcext:value-type="float">
            <text:p>-0.1189313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66406" calcext:value-type="float">
            <text:p>-0.3066406</text:p>
          </table:table-cell>
          <table:table-cell office:value-type="float" office:value="0.3825684" calcext:value-type="float">
            <text:p>0.382568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0.2113897" calcext:value-type="float">
            <text:p>0.2113897</text:p>
          </table:table-cell>
          <table:table-cell office:value-type="float" office:value="0.215055" calcext:value-type="float">
            <text:p>0.2150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29297" calcext:value-type="float">
            <text:p>0.05029297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79541" calcext:value-type="float">
            <text:p>0.27954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587786" calcext:value-type="float">
            <text:p>-1.587786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2718166" calcext:value-type="float">
            <text:p>0.2718166</text:p>
          </table:table-cell>
          <table:table-cell office:value-type="float" office:value="-0.2847639" calcext:value-type="float">
            <text:p>-0.28476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2168" calcext:value-type="float">
            <text:p>-0.7722168</text:p>
          </table:table-cell>
          <table:table-cell office:value-type="float" office:value="-0.05395508" calcext:value-type="float">
            <text:p>-0.05395508</text:p>
          </table:table-cell>
          <table:table-cell office:value-type="float" office:value="0.7751465" calcext:value-type="float">
            <text:p>0.7751465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8164" calcext:value-type="float">
            <text:p>0.2368164</text:p>
          </table:table-cell>
          <table:table-cell office:value-type="float" office:value="-0.3027344" calcext:value-type="float">
            <text:p>-0.3027344</text:p>
          </table:table-cell>
          <table:table-cell office:value-type="float" office:value="0.3725586" calcext:value-type="float">
            <text:p>0.372558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-0.2429605" calcext:value-type="float">
            <text:p>-0.24296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0957" calcext:value-type="float">
            <text:p>0.0480957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2802734" calcext:value-type="float">
            <text:p>0.280273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142717" calcext:value-type="float">
            <text:p>0.1427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4375" calcext:value-type="float">
            <text:p>-0.7734375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0.763916" calcext:value-type="float">
            <text:p>0.763916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896484" calcext:value-type="float">
            <text:p>0.389648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0.2113897" calcext:value-type="float">
            <text:p>0.2113897</text:p>
          </table:table-cell>
          <table:table-cell office:value-type="float" office:value="-0.1513574" calcext:value-type="float">
            <text:p>-0.15135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80469" calcext:value-type="float">
            <text:p>0.04980469</text:p>
          </table:table-cell>
          <table:table-cell office:value-type="float" office:value="0.9501953" calcext:value-type="float">
            <text:p>0.9501953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1934" calcext:value-type="float">
            <text:p>-0.7731934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770996" calcext:value-type="float">
            <text:p>0.7770996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85938" calcext:value-type="float">
            <text:p>-0.3085938</text:p>
          </table:table-cell>
          <table:table-cell office:value-type="float" office:value="0.3759766" calcext:value-type="float">
            <text:p>0.375976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63086" calcext:value-type="float">
            <text:p>0.04663086</text:p>
          </table:table-cell>
          <table:table-cell office:value-type="float" office:value="0.9528809" calcext:value-type="float">
            <text:p>0.9528809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-0.2236953" calcext:value-type="float">
            <text:p>-0.22369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1934" calcext:value-type="float">
            <text:p>-0.7731934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70898" calcext:value-type="float">
            <text:p>0.767089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5254" calcext:value-type="float">
            <text:p>0.2385254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33984" calcext:value-type="float">
            <text:p>0.04833984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2819824" calcext:value-type="float">
            <text:p>0.2819824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-0.2014658" calcext:value-type="float">
            <text:p>-0.2014658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752" calcext:value-type="float">
            <text:p>-0.770752</text:p>
          </table:table-cell>
          <table:table-cell office:value-type="float" office:value="-0.0534668" calcext:value-type="float">
            <text:p>-0.0534668</text:p>
          </table:table-cell>
          <table:table-cell office:value-type="float" office:value="0.7702637" calcext:value-type="float">
            <text:p>0.770263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-0.2410687" calcext:value-type="float">
            <text:p>-0.2410687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21777" calcext:value-type="float">
            <text:p>0.2321777</text:p>
          </table:table-cell>
          <table:table-cell office:value-type="float" office:value="-0.3049316" calcext:value-type="float">
            <text:p>-0.3049316</text:p>
          </table:table-cell>
          <table:table-cell office:value-type="float" office:value="0.3723145" calcext:value-type="float">
            <text:p>0.372314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1808554" calcext:value-type="float">
            <text:p>0.1808554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199219" calcext:value-type="float">
            <text:p>0.04199219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8789" calcext:value-type="float">
            <text:p>-0.7758789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595215" calcext:value-type="float">
            <text:p>0.7595215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2401831" calcext:value-type="float">
            <text:p>-0.2401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54883" calcext:value-type="float">
            <text:p>0.375488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-0.1550225" calcext:value-type="float">
            <text:p>-0.1550225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0957" calcext:value-type="float">
            <text:p>0.0480957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805176" calcext:value-type="float">
            <text:p>0.2805176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80664" calcext:value-type="float">
            <text:p>-0.7680664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70898" calcext:value-type="float">
            <text:p>0.767089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706877" calcext:value-type="float">
            <text:p>0.1706877</text:p>
          </table:table-cell>
          <table:table-cell office:value-type="float" office:value="-0.1036641" calcext:value-type="float">
            <text:p>-0.1036641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2995605" calcext:value-type="float">
            <text:p>-0.2995605</text:p>
          </table:table-cell>
          <table:table-cell office:value-type="float" office:value="0.3596191" calcext:value-type="float">
            <text:p>0.359619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0.1808554" calcext:value-type="float">
            <text:p>0.1808554</text:p>
          </table:table-cell>
          <table:table-cell office:value-type="float" office:value="0.2455893" calcext:value-type="float">
            <text:p>0.24558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48047" calcext:value-type="float">
            <text:p>0.04248047</text:p>
          </table:table-cell>
          <table:table-cell office:value-type="float" office:value="0.949707" calcext:value-type="float">
            <text:p>0.949707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2194816" calcext:value-type="float">
            <text:p>0.2194816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9023" calcext:value-type="float">
            <text:p>-0.7749023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0.7714844" calcext:value-type="float">
            <text:p>0.771484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0.1872978" calcext:value-type="float">
            <text:p>0.1872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2998047" calcext:value-type="float">
            <text:p>-0.2998047</text:p>
          </table:table-cell>
          <table:table-cell office:value-type="float" office:value="0.3757324" calcext:value-type="float">
            <text:p>0.375732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96875" calcext:value-type="float">
            <text:p>0.04296875</text:p>
          </table:table-cell>
          <table:table-cell office:value-type="float" office:value="0.9460449" calcext:value-type="float">
            <text:p>0.9460449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1584128" calcext:value-type="float">
            <text:p>0.1584128</text:p>
          </table:table-cell>
          <table:table-cell office:value-type="float" office:value="-0.3541374" calcext:value-type="float">
            <text:p>-0.3541374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7285" calcext:value-type="float">
            <text:p>-0.7717285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60498" calcext:value-type="float">
            <text:p>0.760498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2627481" calcext:value-type="float">
            <text:p>0.2627481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43359" calcext:value-type="float">
            <text:p>0.04443359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12402" calcext:value-type="float">
            <text:p>0.271240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-0.208428" calcext:value-type="float">
            <text:p>-0.2084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9492" calcext:value-type="float">
            <text:p>-0.7729492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0.7536621" calcext:value-type="float">
            <text:p>0.7536621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1804574" calcext:value-type="float">
            <text:p>-0.1804574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684082" calcext:value-type="float">
            <text:p>0.368408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1498933" calcext:value-type="float">
            <text:p>0.1498933</text:p>
          </table:table-cell>
          <table:table-cell office:value-type="float" office:value="0.3029927" calcext:value-type="float">
            <text:p>0.3029927</text:p>
          </table:table-cell>
          <table:table-cell office:value-type="float" office:value="0.2608564" calcext:value-type="float">
            <text:p>0.2608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04883" calcext:value-type="float">
            <text:p>0.05004883</text:p>
          </table:table-cell>
          <table:table-cell office:value-type="float" office:value="0.9450684" calcext:value-type="float">
            <text:p>0.9450684</text:p>
          </table:table-cell>
          <table:table-cell office:value-type="float" office:value="0.2702637" calcext:value-type="float">
            <text:p>0.270263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1732513" calcext:value-type="float">
            <text:p>0.17325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5313" calcext:value-type="float">
            <text:p>-0.7695313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0.762207" calcext:value-type="float">
            <text:p>0.762207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3.943023" calcext:value-type="float">
            <text:p>3.943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084" calcext:value-type="float">
            <text:p>0.236084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04711604" calcext:value-type="float">
            <text:p>0.047116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41016" calcext:value-type="float">
            <text:p>0.04541016</text:p>
          </table:table-cell>
          <table:table-cell office:value-type="float" office:value="0.9484863" calcext:value-type="float">
            <text:p>0.9484863</text:p>
          </table:table-cell>
          <table:table-cell office:value-type="float" office:value="0.282959" calcext:value-type="float">
            <text:p>0.282959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2" calcext:value-type="float">
            <text:p>-2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177465" calcext:value-type="float">
            <text:p>-0.177465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2190528" calcext:value-type="float">
            <text:p>0.21905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83203" calcext:value-type="float">
            <text:p>-0.7783203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18" calcext:value-type="float">
            <text:p>-0.18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2414963" calcext:value-type="float">
            <text:p>0.2414963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41016" calcext:value-type="float">
            <text:p>0.04541016</text:p>
          </table:table-cell>
          <table:table-cell office:value-type="float" office:value="0.9484863" calcext:value-type="float">
            <text:p>0.9484863</text:p>
          </table:table-cell>
          <table:table-cell office:value-type="float" office:value="0.2705078" calcext:value-type="float">
            <text:p>0.270507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0.2194816" calcext:value-type="float">
            <text:p>0.2194816</text:p>
          </table:table-cell>
          <table:table-cell office:value-type="float" office:value="0.5313586" calcext:value-type="float">
            <text:p>0.5313586</text:p>
          </table:table-cell>
          <table:table-cell office:value-type="float" office:value="-0.2694968" calcext:value-type="float">
            <text:p>-0.26949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9541" calcext:value-type="float">
            <text:p>-0.779541</text:p>
          </table:table-cell>
          <table:table-cell office:value-type="float" office:value="-0.0612793" calcext:value-type="float">
            <text:p>-0.0612793</text:p>
          </table:table-cell>
          <table:table-cell office:value-type="float" office:value="0.7744141" calcext:value-type="float">
            <text:p>0.7744141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49923" calcext:value-type="float">
            <text:p>-0.149923</text:p>
          </table:table-cell>
          <table:table-cell office:value-type="float" office:value="0.2780153" calcext:value-type="float">
            <text:p>0.2780153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0605" calcext:value-type="float">
            <text:p>0.2370605</text:p>
          </table:table-cell>
          <table:table-cell office:value-type="float" office:value="-0.3051758" calcext:value-type="float">
            <text:p>-0.3051758</text:p>
          </table:table-cell>
          <table:table-cell office:value-type="float" office:value="0.3676758" calcext:value-type="float">
            <text:p>0.3676758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1401832" calcext:value-type="float">
            <text:p>-0.1401832</text:p>
          </table:table-cell>
          <table:table-cell office:value-type="float" office:value="-0.1550225" calcext:value-type="float">
            <text:p>-0.1550225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6176758" calcext:value-type="float">
            <text:p>0.06176758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2751465" calcext:value-type="float">
            <text:p>0.275146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2625344" calcext:value-type="float">
            <text:p>-0.2625344</text:p>
          </table:table-cell>
          <table:table-cell office:value-type="float" office:value="0.23432" calcext:value-type="float">
            <text:p>0.234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4375" calcext:value-type="float">
            <text:p>-0.7734375</text:p>
          </table:table-cell>
          <table:table-cell office:value-type="float" office:value="-0.04760742" calcext:value-type="float">
            <text:p>-0.04760742</text:p>
          </table:table-cell>
          <table:table-cell office:value-type="float" office:value="0.7709961" calcext:value-type="float">
            <text:p>0.7709961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0.1859549" calcext:value-type="float">
            <text:p>0.1859549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2025649" calcext:value-type="float">
            <text:p>0.2025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12012" calcext:value-type="float">
            <text:p>0.2312012</text:p>
          </table:table-cell>
          <table:table-cell office:value-type="float" office:value="-0.3083496" calcext:value-type="float">
            <text:p>-0.3083496</text:p>
          </table:table-cell>
          <table:table-cell office:value-type="float" office:value="0.3730469" calcext:value-type="float">
            <text:p>0.373046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6543" calcext:value-type="float">
            <text:p>0.0456543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279541" calcext:value-type="float">
            <text:p>0.279541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1011291" calcext:value-type="float">
            <text:p>-0.1011291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0.1274498" calcext:value-type="float">
            <text:p>0.12744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2871" calcext:value-type="float">
            <text:p>-0.7692871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709961" calcext:value-type="float">
            <text:p>0.7709961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1494656" calcext:value-type="float">
            <text:p>-0.1494656</text:p>
          </table:table-cell>
          <table:table-cell office:value-type="float" office:value="-3.797435" calcext:value-type="float">
            <text:p>-3.797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6191" calcext:value-type="float">
            <text:p>0.2346191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1582" calcext:value-type="float">
            <text:p>0.37158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145038" calcext:value-type="float">
            <text:p>-3.145038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3219252" calcext:value-type="float">
            <text:p>0.32192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89844" calcext:value-type="float">
            <text:p>0.04589844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648855" calcext:value-type="float">
            <text:p>-1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1736801" calcext:value-type="float">
            <text:p>0.1736801</text:p>
          </table:table-cell>
          <table:table-cell office:value-type="float" office:value="0.210748" calcext:value-type="float">
            <text:p>0.210748</text:p>
          </table:table-cell>
          <table:table-cell office:value-type="float" office:value="-0.3152983" calcext:value-type="float">
            <text:p>-0.31529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8789" calcext:value-type="float">
            <text:p>-0.7758789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629395" calcext:value-type="float">
            <text:p>0.762939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0.3696184" calcext:value-type="float">
            <text:p>0.3696184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21777" calcext:value-type="float">
            <text:p>0.2321777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0.3757324" calcext:value-type="float">
            <text:p>0.375732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2160912" calcext:value-type="float">
            <text:p>-0.2160912</text:p>
          </table:table-cell>
          <table:table-cell office:value-type="float" office:value="0.2303221" calcext:value-type="float">
            <text:p>0.23032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199219" calcext:value-type="float">
            <text:p>0.04199219</text:p>
          </table:table-cell>
          <table:table-cell office:value-type="float" office:value="0.9443359" calcext:value-type="float">
            <text:p>0.9443359</text:p>
          </table:table-cell>
          <table:table-cell office:value-type="float" office:value="0.2663574" calcext:value-type="float">
            <text:p>0.2663574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1.572519" calcext:value-type="float">
            <text:p>1.572519</text:p>
          </table:table-cell>
          <table:table-cell office:value-type="float" office:value="-0.1469307" calcext:value-type="float">
            <text:p>-0.1469307</text:p>
          </table:table-cell>
          <table:table-cell office:value-type="float" office:value="-0.3388703" calcext:value-type="float">
            <text:p>-0.3388703</text:p>
          </table:table-cell>
          <table:table-cell office:value-type="float" office:value="0.2495872" calcext:value-type="float">
            <text:p>0.24958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68457" calcext:value-type="float">
            <text:p>-0.7668457</text:p>
          </table:table-cell>
          <table:table-cell office:value-type="float" office:value="-0.05053711" calcext:value-type="float">
            <text:p>-0.05053711</text:p>
          </table:table-cell>
          <table:table-cell office:value-type="float" office:value="0.7675781" calcext:value-type="float">
            <text:p>0.7675781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1859549" calcext:value-type="float">
            <text:p>0.1859549</text:p>
          </table:table-cell>
          <table:table-cell office:value-type="float" office:value="-0.2410687" calcext:value-type="float">
            <text:p>-0.2410687</text:p>
          </table:table-cell>
          <table:table-cell office:value-type="float" office:value="0.1720306" calcext:value-type="float">
            <text:p>0.1720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61523" calcext:value-type="float">
            <text:p>-0.3061523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651604" calcext:value-type="float">
            <text:p>0.1651604</text:p>
          </table:table-cell>
          <table:table-cell office:value-type="float" office:value="0.1655881" calcext:value-type="float">
            <text:p>0.1655881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101563" calcext:value-type="float">
            <text:p>0.04101563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27051" calcext:value-type="float">
            <text:p>0.272705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0.2412823" calcext:value-type="float">
            <text:p>0.2412823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2402" calcext:value-type="float">
            <text:p>-0.7712402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705078" calcext:value-type="float">
            <text:p>0.770507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084" calcext:value-type="float">
            <text:p>0.236084</text:p>
          </table:table-cell>
          <table:table-cell office:value-type="float" office:value="-0.3095703" calcext:value-type="float">
            <text:p>-0.3095703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48047" calcext:value-type="float">
            <text:p>0.04248047</text:p>
          </table:table-cell>
          <table:table-cell office:value-type="float" office:value="0.9421387" calcext:value-type="float">
            <text:p>0.9421387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4844" calcext:value-type="float">
            <text:p>-0.7714844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-0.1027786" calcext:value-type="float">
            <text:p>-0.1027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781738" calcext:value-type="float">
            <text:p>0.378173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29297" calcext:value-type="float">
            <text:p>0.05029297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805176" calcext:value-type="float">
            <text:p>0.2805176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1469307" calcext:value-type="float">
            <text:p>-0.1469307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5313" calcext:value-type="float">
            <text:p>-0.7695313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685547" calcext:value-type="float">
            <text:p>0.7685547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5723" calcext:value-type="float">
            <text:p>0.2365723</text:p>
          </table:table-cell>
          <table:table-cell office:value-type="float" office:value="-0.3068848" calcext:value-type="float">
            <text:p>-0.3068848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0.226229" calcext:value-type="float">
            <text:p>0.226229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43359" calcext:value-type="float">
            <text:p>0.04443359</text:p>
          </table:table-cell>
          <table:table-cell office:value-type="float" office:value="0.9436035" calcext:value-type="float">
            <text:p>0.9436035</text:p>
          </table:table-cell>
          <table:table-cell office:value-type="float" office:value="0.2746582" calcext:value-type="float">
            <text:p>0.274658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8789" calcext:value-type="float">
            <text:p>-0.7758789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583008" calcext:value-type="float">
            <text:p>0.7583008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6709" calcext:value-type="float">
            <text:p>0.376709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5648855" calcext:value-type="float">
            <text:p>0.564885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401832" calcext:value-type="float">
            <text:p>-0.1401832</text:p>
          </table:table-cell>
          <table:table-cell office:value-type="float" office:value="-0.368763" calcext:value-type="float">
            <text:p>-0.368763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6543" calcext:value-type="float">
            <text:p>0.0456543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668457" calcext:value-type="float">
            <text:p>0.2668457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-0.216733" calcext:value-type="float">
            <text:p>-0.216733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6348" calcext:value-type="float">
            <text:p>-0.7756348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0.7727051" calcext:value-type="float">
            <text:p>0.7727051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33887" calcext:value-type="float">
            <text:p>0.2233887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29297" calcext:value-type="float">
            <text:p>0.05029297</text:p>
          </table:table-cell>
          <table:table-cell office:value-type="float" office:value="0.9492188" calcext:value-type="float">
            <text:p>0.9492188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6113" calcext:value-type="float">
            <text:p>-0.7766113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16992" calcext:value-type="float">
            <text:p>0.2416992</text:p>
          </table:table-cell>
          <table:table-cell office:value-type="float" office:value="-0.3083496" calcext:value-type="float">
            <text:p>-0.3083496</text:p>
          </table:table-cell>
          <table:table-cell office:value-type="float" office:value="0.3747559" calcext:value-type="float">
            <text:p>0.374755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1081846" calcext:value-type="float">
            <text:p>0.10818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0957" calcext:value-type="float">
            <text:p>0.0480957</text:p>
          </table:table-cell>
          <table:table-cell office:value-type="float" office:value="0.9519043" calcext:value-type="float">
            <text:p>0.9519043</text:p>
          </table:table-cell>
          <table:table-cell office:value-type="float" office:value="0.2790527" calcext:value-type="float">
            <text:p>0.27905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78223" calcext:value-type="float">
            <text:p>-0.7678223</text:p>
          </table:table-cell>
          <table:table-cell office:value-type="float" office:value="-0.05615234" calcext:value-type="float">
            <text:p>-0.05615234</text:p>
          </table:table-cell>
          <table:table-cell office:value-type="float" office:value="0.7648926" calcext:value-type="float">
            <text:p>0.764892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2322138" calcext:value-type="float">
            <text:p>0.2322138</text:p>
          </table:table-cell>
          <table:table-cell office:value-type="float" office:value="-0.1180458" calcext:value-type="float">
            <text:p>-0.1180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51758" calcext:value-type="float">
            <text:p>-0.3051758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-0.1397553" calcext:value-type="float">
            <text:p>-0.1397553</text:p>
          </table:table-cell>
          <table:table-cell office:value-type="float" office:value="-0.1818917" calcext:value-type="float">
            <text:p>-0.18189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58398" calcext:value-type="float">
            <text:p>0.04858398</text:p>
          </table:table-cell>
          <table:table-cell office:value-type="float" office:value="0.9511719" calcext:value-type="float">
            <text:p>0.9511719</text:p>
          </table:table-cell>
          <table:table-cell office:value-type="float" office:value="0.2680664" calcext:value-type="float">
            <text:p>0.268066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85547" calcext:value-type="float">
            <text:p>-0.7685547</text:p>
          </table:table-cell>
          <table:table-cell office:value-type="float" office:value="-0.05761719" calcext:value-type="float">
            <text:p>-0.05761719</text:p>
          </table:table-cell>
          <table:table-cell office:value-type="float" office:value="0.7573242" calcext:value-type="float">
            <text:p>0.7573242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-0.1647328" calcext:value-type="float">
            <text:p>-0.1647328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2993164" calcext:value-type="float">
            <text:p>-0.2993164</text:p>
          </table:table-cell>
          <table:table-cell office:value-type="float" office:value="0.3823242" calcext:value-type="float">
            <text:p>0.382324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0.1808554" calcext:value-type="float">
            <text:p>0.1808554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58398" calcext:value-type="float">
            <text:p>0.04858398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-2" calcext:value-type="float">
            <text:p>-2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1649464" calcext:value-type="float">
            <text:p>0.1649464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09961" calcext:value-type="float">
            <text:p>-0.7709961</text:p>
          </table:table-cell>
          <table:table-cell office:value-type="float" office:value="-0.05322266" calcext:value-type="float">
            <text:p>-0.05322266</text:p>
          </table:table-cell>
          <table:table-cell office:value-type="float" office:value="0.7741699" calcext:value-type="float">
            <text:p>0.7741699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-0.1804574" calcext:value-type="float">
            <text:p>-0.1804574</text:p>
          </table:table-cell>
          <table:table-cell office:value-type="float" office:value="0.2780153" calcext:value-type="float">
            <text:p>0.2780153</text:p>
          </table:table-cell>
          <table:table-cell office:value-type="float" office:value="-0.224916" calcext:value-type="float">
            <text:p>-0.224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29004" calcext:value-type="float">
            <text:p>0.2229004</text:p>
          </table:table-cell>
          <table:table-cell office:value-type="float" office:value="-0.2993164" calcext:value-type="float">
            <text:p>-0.2993164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-0.1702897" calcext:value-type="float">
            <text:p>-0.1702897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60742" calcext:value-type="float">
            <text:p>0.04760742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1649464" calcext:value-type="float">
            <text:p>0.1649464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49023" calcext:value-type="float">
            <text:p>-0.7749023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719727" calcext:value-type="float">
            <text:p>0.7719727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171145" calcext:value-type="float">
            <text:p>0.171145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249023" calcext:value-type="float">
            <text:p>0.05249023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22168" calcext:value-type="float">
            <text:p>0.272216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56348" calcext:value-type="float">
            <text:p>-0.7756348</text:p>
          </table:table-cell>
          <table:table-cell office:value-type="float" office:value="-0.04541016" calcext:value-type="float">
            <text:p>-0.04541016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1804574" calcext:value-type="float">
            <text:p>-0.1804574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27344" calcext:value-type="float">
            <text:p>-0.3027344</text:p>
          </table:table-cell>
          <table:table-cell office:value-type="float" office:value="0.375" calcext:value-type="float">
            <text:p>0.37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1498933" calcext:value-type="float">
            <text:p>0.1498933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36328" calcext:value-type="float">
            <text:p>0.04736328</text:p>
          </table:table-cell>
          <table:table-cell office:value-type="float" office:value="0.9528809" calcext:value-type="float">
            <text:p>0.9528809</text:p>
          </table:table-cell>
          <table:table-cell office:value-type="float" office:value="0.2744141" calcext:value-type="float">
            <text:p>0.274414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9727" calcext:value-type="float">
            <text:p>-0.7719727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685547" calcext:value-type="float">
            <text:p>0.768554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-0.2160912" calcext:value-type="float">
            <text:p>-0.2160912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3173828" calcext:value-type="float">
            <text:p>0.03173828</text:p>
          </table:table-cell>
          <table:table-cell office:value-type="float" office:value="0.9501953" calcext:value-type="float">
            <text:p>0.9501953</text:p>
          </table:table-cell>
          <table:table-cell office:value-type="float" office:value="0.2729492" calcext:value-type="float">
            <text:p>0.272949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9258" calcext:value-type="float">
            <text:p>-0.7739258</text:p>
          </table:table-cell>
          <table:table-cell office:value-type="float" office:value="-0.05273438" calcext:value-type="float">
            <text:p>-0.05273438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-0.1041214" calcext:value-type="float">
            <text:p>-0.1041214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-3.797435" calcext:value-type="float">
            <text:p>-3.797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5" calcext:value-type="float">
            <text:p>0.375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-0.07868666" calcext:value-type="float">
            <text:p>-0.07868666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174805" calcext:value-type="float">
            <text:p>0.04174805</text:p>
          </table:table-cell>
          <table:table-cell office:value-type="float" office:value="0.9494629" calcext:value-type="float">
            <text:p>0.9494629</text:p>
          </table:table-cell>
          <table:table-cell office:value-type="float" office:value="0.2773438" calcext:value-type="float">
            <text:p>0.277343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0.142717" calcext:value-type="float">
            <text:p>0.1427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24609" calcext:value-type="float">
            <text:p>-0.7724609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512207" calcext:value-type="float">
            <text:p>0.751220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0605" calcext:value-type="float">
            <text:p>0.2370605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835449" calcext:value-type="float">
            <text:p>0.383544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13609" calcext:value-type="float">
            <text:p>-0.136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38672" calcext:value-type="float">
            <text:p>0.04638672</text:p>
          </table:table-cell>
          <table:table-cell office:value-type="float" office:value="0.9472656" calcext:value-type="float">
            <text:p>0.9472656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587786" calcext:value-type="float">
            <text:p>-1.58778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2718166" calcext:value-type="float">
            <text:p>0.2718166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80664" calcext:value-type="float">
            <text:p>-0.7680664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0.7648926" calcext:value-type="float">
            <text:p>0.764892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2025649" calcext:value-type="float">
            <text:p>0.2025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760742" calcext:value-type="float">
            <text:p>0.04760742</text:p>
          </table:table-cell>
          <table:table-cell office:value-type="float" office:value="0.9545898" calcext:value-type="float">
            <text:p>0.9545898</text:p>
          </table:table-cell>
          <table:table-cell office:value-type="float" office:value="0.2790527" calcext:value-type="float">
            <text:p>0.2790527</text:p>
          </table:table-cell>
          <table:table-cell office:value-type="float" office:value="-2" calcext:value-type="float">
            <text:p>-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6113" calcext:value-type="float">
            <text:p>-0.7766113</text:p>
          </table:table-cell>
          <table:table-cell office:value-type="float" office:value="-0.05322266" calcext:value-type="float">
            <text:p>-0.05322266</text:p>
          </table:table-cell>
          <table:table-cell office:value-type="float" office:value="0.7661133" calcext:value-type="float">
            <text:p>0.766113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-0.1494656" calcext:value-type="float">
            <text:p>-0.1494656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5" calcext:value-type="float">
            <text:p>0.37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72461" calcext:value-type="float">
            <text:p>0.04272461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0.1579841" calcext:value-type="float">
            <text:p>0.15798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3438" calcext:value-type="float">
            <text:p>-0.7773438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773438" calcext:value-type="float">
            <text:p>0.7773438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1193886" calcext:value-type="float">
            <text:p>-0.1193886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61523" calcext:value-type="float">
            <text:p>-0.3061523</text:p>
          </table:table-cell>
          <table:table-cell office:value-type="float" office:value="0.376709" calcext:value-type="float">
            <text:p>0.37670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0.1081846" calcext:value-type="float">
            <text:p>0.10818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63086" calcext:value-type="float">
            <text:p>0.04663086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685547" calcext:value-type="float">
            <text:p>0.268554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3672" calcext:value-type="float">
            <text:p>-0.7763672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685547" calcext:value-type="float">
            <text:p>0.7685547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0.0875114" calcext:value-type="float">
            <text:p>-0.0875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803711" calcext:value-type="float">
            <text:p>0.3803711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5029297" calcext:value-type="float">
            <text:p>0.05029297</text:p>
          </table:table-cell>
          <table:table-cell office:value-type="float" office:value="0.9475098" calcext:value-type="float">
            <text:p>0.9475098</text:p>
          </table:table-cell>
          <table:table-cell office:value-type="float" office:value="0.2770996" calcext:value-type="float">
            <text:p>0.2770996</text:p>
          </table:table-cell>
          <table:table-cell office:value-type="float" office:value="-2.244275" calcext:value-type="float">
            <text:p>-2.244275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2232666" calcext:value-type="float">
            <text:p>-0.2232666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34375" calcext:value-type="float">
            <text:p>-0.7734375</text:p>
          </table:table-cell>
          <table:table-cell office:value-type="float" office:value="-0.04614258" calcext:value-type="float">
            <text:p>-0.04614258</text:p>
          </table:table-cell>
          <table:table-cell office:value-type="float" office:value="0.7617188" calcext:value-type="float">
            <text:p>0.761718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31543" calcext:value-type="float">
            <text:p>0.2331543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720703" calcext:value-type="float">
            <text:p>0.3720703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25191" calcext:value-type="float">
            <text:p>-3.725191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2582276" calcext:value-type="float">
            <text:p>-0.25822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875" calcext:value-type="float">
            <text:p>0.046875</text:p>
          </table:table-cell>
          <table:table-cell office:value-type="float" office:value="0.9519043" calcext:value-type="float">
            <text:p>0.9519043</text:p>
          </table:table-cell>
          <table:table-cell office:value-type="float" office:value="0.2722168" calcext:value-type="float">
            <text:p>0.2722168</text:p>
          </table:table-cell>
          <table:table-cell office:value-type="float" office:value="-2" calcext:value-type="float">
            <text:p>-2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0.1732513" calcext:value-type="float">
            <text:p>0.17325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53809" calcext:value-type="float">
            <text:p>-0.7653809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63916" calcext:value-type="float">
            <text:p>0.76391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0137" calcext:value-type="float">
            <text:p>0.2390137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0.3696289" calcext:value-type="float">
            <text:p>0.3696289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663086" calcext:value-type="float">
            <text:p>0.04663086</text:p>
          </table:table-cell>
          <table:table-cell office:value-type="float" office:value="0.9528809" calcext:value-type="float">
            <text:p>0.9528809</text:p>
          </table:table-cell>
          <table:table-cell office:value-type="float" office:value="0.2700195" calcext:value-type="float">
            <text:p>0.2700195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5879" calcext:value-type="float">
            <text:p>-0.7775879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-0.1957245" calcext:value-type="float">
            <text:p>-0.1957245</text:p>
          </table:table-cell>
          <table:table-cell office:value-type="float" office:value="-0.1494656" calcext:value-type="float">
            <text:p>-0.1494656</text:p>
          </table:table-cell>
          <table:table-cell office:value-type="float" office:value="3.973557" calcext:value-type="float">
            <text:p>3.973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12109" calcext:value-type="float">
            <text:p>0.2412109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23145" calcext:value-type="float">
            <text:p>0.372314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-0.07868666" calcext:value-type="float">
            <text:p>-0.07868666</text:p>
          </table:table-cell>
          <table:table-cell office:value-type="float" office:value="-0.2429605" calcext:value-type="float">
            <text:p>-0.24296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16602" calcext:value-type="float">
            <text:p>0.04516602</text:p>
          </table:table-cell>
          <table:table-cell office:value-type="float" office:value="0.9460449" calcext:value-type="float">
            <text:p>0.9460449</text:p>
          </table:table-cell>
          <table:table-cell office:value-type="float" office:value="0.2705078" calcext:value-type="float">
            <text:p>0.2705078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01227474" calcext:value-type="float">
            <text:p>0.01227474</text:p>
          </table:table-cell>
          <table:table-cell office:value-type="float" office:value="-0.1931609" calcext:value-type="float">
            <text:p>-0.19316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5313" calcext:value-type="float">
            <text:p>-0.7695313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61084" calcext:value-type="float">
            <text:p>0.36108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3198242" calcext:value-type="float">
            <text:p>0.03198242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2785645" calcext:value-type="float">
            <text:p>0.2785645</text:p>
          </table:table-cell>
          <table:table-cell office:value-type="float" office:value="-2" calcext:value-type="float">
            <text:p>-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7754" calcext:value-type="float">
            <text:p>-0.7697754</text:p>
          </table:table-cell>
          <table:table-cell office:value-type="float" office:value="-0.04663086" calcext:value-type="float">
            <text:p>-0.04663086</text:p>
          </table:table-cell>
          <table:table-cell office:value-type="float" office:value="0.7663574" calcext:value-type="float">
            <text:p>0.7663574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07129" calcext:value-type="float">
            <text:p>0.2307129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20703" calcext:value-type="float">
            <text:p>0.372070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1997876" calcext:value-type="float">
            <text:p>0.19978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223633" calcext:value-type="float">
            <text:p>0.04223633</text:p>
          </table:table-cell>
          <table:table-cell office:value-type="float" office:value="0.9501953" calcext:value-type="float">
            <text:p>0.9501953</text:p>
          </table:table-cell>
          <table:table-cell office:value-type="float" office:value="0.2770996" calcext:value-type="float">
            <text:p>0.277099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08586192" calcext:value-type="float">
            <text:p>-0.08586192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2402" calcext:value-type="float">
            <text:p>-0.7712402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7507324" calcext:value-type="float">
            <text:p>0.7507324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1406108" calcext:value-type="float">
            <text:p>0.1406108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05371" calcext:value-type="float">
            <text:p>-0.3005371</text:p>
          </table:table-cell>
          <table:table-cell office:value-type="float" office:value="0.3757324" calcext:value-type="float">
            <text:p>0.375732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1997876" calcext:value-type="float">
            <text:p>0.19978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907227" calcext:value-type="float">
            <text:p>0.04907227</text:p>
          </table:table-cell>
          <table:table-cell office:value-type="float" office:value="0.9523926" calcext:value-type="float">
            <text:p>0.9523926</text:p>
          </table:table-cell>
          <table:table-cell office:value-type="float" office:value="0.2651367" calcext:value-type="float">
            <text:p>0.2651367</text:p>
          </table:table-cell>
          <table:table-cell office:value-type="float" office:value="-2.244275" calcext:value-type="float">
            <text:p>-2.244275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2232666" calcext:value-type="float">
            <text:p>-0.2232666</text:p>
          </table:table-cell>
          <table:table-cell office:value-type="float" office:value="0.4244884" calcext:value-type="float">
            <text:p>0.4244884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66113" calcext:value-type="float">
            <text:p>-0.7766113</text:p>
          </table:table-cell>
          <table:table-cell office:value-type="float" office:value="-0.05712891" calcext:value-type="float">
            <text:p>-0.05712891</text:p>
          </table:table-cell>
          <table:table-cell office:value-type="float" office:value="0.7509766" calcext:value-type="float">
            <text:p>0.7509766</text:p>
          </table:table-cell>
          <table:table-cell office:value-type="float" office:value="-1.450382" calcext:value-type="float">
            <text:p>-1.450382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2873275" calcext:value-type="float">
            <text:p>-0.2873275</text:p>
          </table:table-cell>
          <table:table-cell office:value-type="float" office:value="-0.2716031" calcext:value-type="float">
            <text:p>-0.2716031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771973" calcext:value-type="float">
            <text:p>0.377197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2109618" calcext:value-type="float">
            <text:p>0.2109618</text:p>
          </table:table-cell>
          <table:table-cell office:value-type="float" office:value="-0.1244882" calcext:value-type="float">
            <text:p>-0.1244882</text:p>
          </table:table-cell>
          <table:table-cell office:value-type="float" office:value="0.1845205" calcext:value-type="float">
            <text:p>0.18452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492188" calcext:value-type="float">
            <text:p>0.04492188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727051" calcext:value-type="float">
            <text:p>0.2727051</text:p>
          </table:table-cell>
          <table:table-cell office:value-type="float" office:value="-1.572519" calcext:value-type="float">
            <text:p>-1.572519</text:p>
          </table:table-cell>
          <table:table-cell office:value-type="float" office:value="-2.274809" calcext:value-type="float">
            <text:p>-2.274809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4484892" calcext:value-type="float">
            <text:p>0.4484892</text:p>
          </table:table-cell>
          <table:table-cell office:value-type="float" office:value="-0.4152062" calcext:value-type="float">
            <text:p>-0.4152062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4844" calcext:value-type="float">
            <text:p>-0.7714844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0.769043" calcext:value-type="float">
            <text:p>0.769043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317564" calcext:value-type="float">
            <text:p>0.2317564</text:p>
          </table:table-cell>
          <table:table-cell office:value-type="float" office:value="0.3085496" calcext:value-type="float">
            <text:p>0.3085496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7461" calcext:value-type="float">
            <text:p>0.2397461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30469" calcext:value-type="float">
            <text:p>0.373046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9438157" calcext:value-type="float">
            <text:p>-0.09438157</text:p>
          </table:table-cell>
          <table:table-cell office:value-type="float" office:value="-0.2160912" calcext:value-type="float">
            <text:p>-0.2160912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58398" calcext:value-type="float">
            <text:p>0.04858398</text:p>
          </table:table-cell>
          <table:table-cell office:value-type="float" office:value="0.9440918" calcext:value-type="float">
            <text:p>0.9440918</text:p>
          </table:table-cell>
          <table:table-cell office:value-type="float" office:value="0.2763672" calcext:value-type="float">
            <text:p>0.2763672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679389" calcext:value-type="float">
            <text:p>1.679389</text:p>
          </table:table-cell>
          <table:table-cell office:value-type="float" office:value="-0.177465" calcext:value-type="float">
            <text:p>-0.177465</text:p>
          </table:table-cell>
          <table:table-cell office:value-type="float" office:value="-0.1556642" calcext:value-type="float">
            <text:p>-0.1556642</text:p>
          </table:table-cell>
          <table:table-cell office:value-type="float" office:value="0.3564575" calcext:value-type="float">
            <text:p>0.356457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12402" calcext:value-type="float">
            <text:p>-0.7712402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580566" calcext:value-type="float">
            <text:p>0.758056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2716031" calcext:value-type="float">
            <text:p>-0.2716031</text:p>
          </table:table-cell>
          <table:table-cell office:value-type="float" office:value="0.1109619" calcext:value-type="float">
            <text:p>0.1109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05371" calcext:value-type="float">
            <text:p>-0.3005371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2.961832" calcext:value-type="float">
            <text:p>-2.96183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5315726" calcext:value-type="float">
            <text:p>0.5315726</text:p>
          </table:table-cell>
          <table:table-cell office:value-type="float" office:value="0.1808554" calcext:value-type="float">
            <text:p>0.1808554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833984" calcext:value-type="float">
            <text:p>0.04833984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77832" calcext:value-type="float">
            <text:p>0.27783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2042143" calcext:value-type="float">
            <text:p>0.2042143</text:p>
          </table:table-cell>
          <table:table-cell office:value-type="float" office:value="0.2260151" calcext:value-type="float">
            <text:p>0.2260151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773438" calcext:value-type="float">
            <text:p>-0.7773438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0.7729492" calcext:value-type="float">
            <text:p>0.7729492</text:p>
          </table:table-cell>
          <table:table-cell office:value-type="float" office:value="-1.496183" calcext:value-type="float">
            <text:p>-1.49618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333129" calcext:value-type="float">
            <text:p>-0.333129</text:p>
          </table:table-cell>
          <table:table-cell office:value-type="float" office:value="0.2627481" calcext:value-type="float">
            <text:p>0.2627481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70508" calcext:value-type="float">
            <text:p>0.2270508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842773" calcext:value-type="float">
            <text:p>0.3842773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2623205" calcext:value-type="float">
            <text:p>-0.2623205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04589844" calcext:value-type="float">
            <text:p>0.04589844</text:p>
          </table:table-cell>
          <table:table-cell office:value-type="float" office:value="0.9423828" calcext:value-type="float">
            <text:p>0.9423828</text:p>
          </table:table-cell>
          <table:table-cell office:value-type="float" office:value="0.2644043" calcext:value-type="float">
            <text:p>0.264404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412214" calcext:value-type="float">
            <text:p>-2.412214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5526109" calcext:value-type="float">
            <text:p>-0.5526109</text:p>
          </table:table-cell>
          <table:table-cell office:value-type="float" office:value="0.1579841" calcext:value-type="float">
            <text:p>0.15798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7695313" calcext:value-type="float">
            <text:p>-0.7695313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58691" calcext:value-type="float">
            <text:p>0.7658691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1253435" calcext:value-type="float">
            <text:p>0.1253435</text:p>
          </table:table-cell>
          <table:table-cell office:value-type="float" office:value="0.2178321" calcext:value-type="float">
            <text:p>0.217832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10"/>
        </table:table-row>
      </table:table>
      <table:table table:name="sensor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0.04516602" calcext:value-type="float">
            <text:p>0.04516602</text:p>
          </table:table-cell>
          <table:table-cell office:value-type="float" office:value="0.9472656" calcext:value-type="float">
            <text:p>0.9472656</text:p>
          </table:table-cell>
          <table:table-cell office:value-type="float" office:value="0.279541" calcext:value-type="float">
            <text:p>0.279541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2.01208978680203" calcext:value-type="float">
            <text:p>-2.01208978680203</text:p>
          </table:table-cell>
          <table:table-cell table:formula="of:=AVERAGE([.E:.E])" office:value-type="float" office:value="-1.85562059390863" calcext:value-type="float">
            <text:p>-1.85562059390863</text:p>
          </table:table-cell>
          <table:table-cell table:formula="of:=AVERAGE([.F:.F])" office:value-type="float" office:value="1.31948693908629" calcext:value-type="float">
            <text:p>1.31948693908629</text:p>
          </table:table-cell>
          <table:table-cell table:formula="of:=AVERAGE([.G:.G])" office:value-type="float" office:value="0.00891850359898477" calcext:value-type="float">
            <text:p>0.00891850359898477</text:p>
          </table:table-cell>
          <table:table-cell table:formula="of:=AVERAGE([.H:.H])" office:value-type="float" office:value="0.00398235781218274" calcext:value-type="float">
            <text:p>0.00398235781218274</text:p>
          </table:table-cell>
          <table:table-cell table:formula="of:=AVERAGE([.I:.I])" office:value-type="float" office:value="-0.00344492827918782" calcext:value-type="float">
            <text:p>-0.00344492827918782</text:p>
          </table:table-cell>
        </table:table-row>
        <table:table-row table:style-name="ro1">
          <table:table-cell office:value-type="float" office:value="0.03393555" calcext:value-type="float">
            <text:p>0.03393555</text:p>
          </table:table-cell>
          <table:table-cell office:value-type="float" office:value="0.9519043" calcext:value-type="float">
            <text:p>0.9519043</text:p>
          </table:table-cell>
          <table:table-cell office:value-type="float" office:value="0.2770996" calcext:value-type="float">
            <text:p>0.2770996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0849870416179106" calcext:value-type="float">
            <text:p>0.00849870416179106</text:p>
          </table:table-cell>
          <table:table-cell table:formula="of:=VAR([.E:.E])" office:value-type="float" office:value="0.0168546449585179" calcext:value-type="float">
            <text:p>0.0168546449585179</text:p>
          </table:table-cell>
          <table:table-cell table:formula="of:=VAR([.F:.F])" office:value-type="float" office:value="0.0172343403876697" calcext:value-type="float">
            <text:p>0.0172343403876697</text:p>
          </table:table-cell>
          <table:table-cell table:formula="of:=VAR([.G:.G])" office:value-type="float" office:value="0.00849870650095119" calcext:value-type="float">
            <text:p>0.00849870650095119</text:p>
          </table:table-cell>
          <table:table-cell table:formula="of:=VAR([.H:.H])" office:value-type="float" office:value="0.0168546416861375" calcext:value-type="float">
            <text:p>0.0168546416861375</text:p>
          </table:table-cell>
          <table:table-cell table:formula="of:=VAR([.I:.I])" office:value-type="float" office:value="0.0172343597812169" calcext:value-type="float">
            <text:p>0.0172343597812169</text:p>
          </table:table-cell>
        </table:table-row>
        <table:table-row table:style-name="ro1">
          <table:table-cell office:value-type="float" office:value="0.04345703" calcext:value-type="float">
            <text:p>0.04345703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2678223" calcext:value-type="float">
            <text:p>0.267822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2" calcext:value-type="float">
            <text:p>-2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2.290076" calcext:value-type="float">
            <text:p>-2.290076</text:p>
          </table:table-cell>
          <table:table-cell table:formula="of:=MIN([.E:.E])" office:value-type="float" office:value="-2.21374" calcext:value-type="float">
            <text:p>-2.21374</text:p>
          </table:table-cell>
          <table:table-cell table:formula="of:=MIN([.F:.F])" office:value-type="float" office:value="1.007634" calcext:value-type="float">
            <text:p>1.007634</text:p>
          </table:table-cell>
          <table:table-cell table:formula="of:=MIN([.G:.G])" office:value-type="float" office:value="-0.269068" calcext:value-type="float">
            <text:p>-0.269068</text:p>
          </table:table-cell>
          <table:table-cell table:formula="of:=MIN([.H:.H])" office:value-type="float" office:value="-0.3541374" calcext:value-type="float">
            <text:p>-0.3541374</text:p>
          </table:table-cell>
          <table:table-cell table:formula="of:=MIN([.I:.I])" office:value-type="float" office:value="-0.3152983" calcext:value-type="float">
            <text:p>-0.3152983</text:p>
          </table:table-cell>
        </table:table-row>
        <table:table-row table:style-name="ro1">
          <table:table-cell office:value-type="float" office:value="0.0456543" calcext:value-type="float">
            <text:p>0.0456543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687988" calcext:value-type="float">
            <text:p>0.2687988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1.801527" calcext:value-type="float">
            <text:p>-1.801527</text:p>
          </table:table-cell>
          <table:table-cell table:formula="of:=MAX([.E:.E])" office:value-type="float" office:value="-1.328244" calcext:value-type="float">
            <text:p>-1.328244</text:p>
          </table:table-cell>
          <table:table-cell table:formula="of:=MAX([.F:.F])" office:value-type="float" office:value="1.648855" calcext:value-type="float">
            <text:p>1.648855</text:p>
          </table:table-cell>
          <table:table-cell table:formula="of:=MAX([.G:.G])" office:value-type="float" office:value="0.2194816" calcext:value-type="float">
            <text:p>0.2194816</text:p>
          </table:table-cell>
          <table:table-cell table:formula="of:=MAX([.H:.H])" office:value-type="float" office:value="0.5313586" calcext:value-type="float">
            <text:p>0.5313586</text:p>
          </table:table-cell>
          <table:table-cell table:formula="of:=MAX([.I:.I])" office:value-type="float" office:value="0.3259231" calcext:value-type="float">
            <text:p>0.3259231</text:p>
          </table:table-cell>
        </table:table-row>
        <table:table-row table:style-name="ro1">
          <table:table-cell office:value-type="float" office:value="0.04711914" calcext:value-type="float">
            <text:p>0.04711914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83203" calcext:value-type="float">
            <text:p>0.278320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82813" calcext:value-type="float">
            <text:p>0.04882813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1011291" calcext:value-type="float">
            <text:p>-0.1011291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38672" calcext:value-type="float">
            <text:p>0.04638672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658691" calcext:value-type="float">
            <text:p>0.265869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60742" calcext:value-type="float">
            <text:p>0.04760742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16825" calcext:value-type="float">
            <text:p>-0.116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394531" calcext:value-type="float">
            <text:p>0.04394531</text:p>
          </table:table-cell>
          <table:table-cell office:value-type="float" office:value="0.9494629" calcext:value-type="float">
            <text:p>0.9494629</text:p>
          </table:table-cell>
          <table:table-cell office:value-type="float" office:value="0.2756348" calcext:value-type="float">
            <text:p>0.2756348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85156" calcext:value-type="float">
            <text:p>0.04785156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739258" calcext:value-type="float">
            <text:p>0.273925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04883" calcext:value-type="float">
            <text:p>0.05004883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151367" calcext:value-type="float">
            <text:p>0.05151367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2" calcext:value-type="float">
            <text:p>-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-0.07932842" calcext:value-type="float">
            <text:p>-0.07932842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321289" calcext:value-type="float">
            <text:p>0.04321289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719727" calcext:value-type="float">
            <text:p>0.2719727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2" calcext:value-type="float">
            <text:p>-2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58398" calcext:value-type="float">
            <text:p>0.04858398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151367" calcext:value-type="float">
            <text:p>0.05151367</text:p>
          </table:table-cell>
          <table:table-cell office:value-type="float" office:value="0.9477539" calcext:value-type="float">
            <text:p>0.9477539</text:p>
          </table:table-cell>
          <table:table-cell office:value-type="float" office:value="0.2744141" calcext:value-type="float">
            <text:p>0.274414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31641" calcext:value-type="float">
            <text:p>0.04931641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1011291" calcext:value-type="float">
            <text:p>-0.1011291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31641" calcext:value-type="float">
            <text:p>0.04931641</text:p>
          </table:table-cell>
          <table:table-cell office:value-type="float" office:value="0.9484863" calcext:value-type="float">
            <text:p>0.9484863</text:p>
          </table:table-cell>
          <table:table-cell office:value-type="float" office:value="0.2753906" calcext:value-type="float">
            <text:p>0.275390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1889472" calcext:value-type="float">
            <text:p>0.1889472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48047" calcext:value-type="float">
            <text:p>0.04248047</text:p>
          </table:table-cell>
          <table:table-cell office:value-type="float" office:value="0.9477539" calcext:value-type="float">
            <text:p>0.9477539</text:p>
          </table:table-cell>
          <table:table-cell office:value-type="float" office:value="0.2805176" calcext:value-type="float">
            <text:p>0.2805176</text:p>
          </table:table-cell>
          <table:table-cell table:number-columns-repeated="2" office:value-type="float" office:value="-1.984733" calcext:value-type="float">
            <text:p>-1.98473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444336" calcext:value-type="float">
            <text:p>0.05444336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56348" calcext:value-type="float">
            <text:p>0.275634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56055" calcext:value-type="float">
            <text:p>0.04956055</text:p>
          </table:table-cell>
          <table:table-cell office:value-type="float" office:value="0.9475098" calcext:value-type="float">
            <text:p>0.9475098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101563" calcext:value-type="float">
            <text:p>0.04101563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70752" calcext:value-type="float">
            <text:p>0.27075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2190528" calcext:value-type="float">
            <text:p>0.21905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14258" calcext:value-type="float">
            <text:p>0.04614258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756348" calcext:value-type="float">
            <text:p>0.275634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60742" calcext:value-type="float">
            <text:p>0.04760742</text:p>
          </table:table-cell>
          <table:table-cell office:value-type="float" office:value="0.9443359" calcext:value-type="float">
            <text:p>0.9443359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18945" calcext:value-type="float">
            <text:p>0.04418945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-0.1778938" calcext:value-type="float">
            <text:p>-0.177893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7832" calcext:value-type="float">
            <text:p>0.27783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41016" calcext:value-type="float">
            <text:p>0.04541016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office:value-type="float" office:value="0.9489746" calcext:value-type="float">
            <text:p>0.9489746</text:p>
          </table:table-cell>
          <table:table-cell office:value-type="float" office:value="0.2739258" calcext:value-type="float">
            <text:p>0.273925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1889472" calcext:value-type="float">
            <text:p>0.1889472</text:p>
          </table:table-cell>
          <table:table-cell office:value-type="float" office:value="0.01227474" calcext:value-type="float">
            <text:p>0.01227474</text:p>
          </table:table-cell>
          <table:table-cell office:value-type="float" office:value="-0.1778938" calcext:value-type="float">
            <text:p>-0.177893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60742" calcext:value-type="float">
            <text:p>0.04760742</text:p>
          </table:table-cell>
          <table:table-cell office:value-type="float" office:value="0.949707" calcext:value-type="float">
            <text:p>0.949707</text:p>
          </table:table-cell>
          <table:table-cell office:value-type="float" office:value="0.2651367" calcext:value-type="float">
            <text:p>0.2651367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572519" calcext:value-type="float">
            <text:p>1.572519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07932842" calcext:value-type="float">
            <text:p>-0.07932842</text:p>
          </table:table-cell>
          <table:table-cell office:value-type="float" office:value="0.2495872" calcext:value-type="float">
            <text:p>0.24958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394531" calcext:value-type="float">
            <text:p>0.04394531</text:p>
          </table:table-cell>
          <table:table-cell office:value-type="float" office:value="0.9484863" calcext:value-type="float">
            <text:p>0.9484863</text:p>
          </table:table-cell>
          <table:table-cell office:value-type="float" office:value="0.2731934" calcext:value-type="float">
            <text:p>0.2731934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0.1038778" calcext:value-type="float">
            <text:p>0.1038778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14258" calcext:value-type="float">
            <text:p>0.04614258</text:p>
          </table:table-cell>
          <table:table-cell office:value-type="float" office:value="0.9511719" calcext:value-type="float">
            <text:p>0.9511719</text:p>
          </table:table-cell>
          <table:table-cell office:value-type="float" office:value="0.276123" calcext:value-type="float">
            <text:p>0.27612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23432" calcext:value-type="float">
            <text:p>0.2343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38672" calcext:value-type="float">
            <text:p>0.04638672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685547" calcext:value-type="float">
            <text:p>0.268554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1954808" calcext:value-type="float">
            <text:p>0.1954808</text:p>
          </table:table-cell>
          <table:table-cell office:value-type="float" office:value="-0.2542295" calcext:value-type="float">
            <text:p>-0.25422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9460449" calcext:value-type="float">
            <text:p>0.9460449</text:p>
          </table:table-cell>
          <table:table-cell office:value-type="float" office:value="0.269043" calcext:value-type="float">
            <text:p>0.26904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150391" calcext:value-type="float">
            <text:p>0.04150391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1011291" calcext:value-type="float">
            <text:p>-0.1011291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-0.1931609" calcext:value-type="float">
            <text:p>-0.19316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48047" calcext:value-type="float">
            <text:p>0.04248047</text:p>
          </table:table-cell>
          <table:table-cell office:value-type="float" office:value="0.9521484" calcext:value-type="float">
            <text:p>0.9521484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2" calcext:value-type="float">
            <text:p>-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1274498" calcext:value-type="float">
            <text:p>0.127449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07227" calcext:value-type="float">
            <text:p>0.04907227</text:p>
          </table:table-cell>
          <table:table-cell office:value-type="float" office:value="0.9428711" calcext:value-type="float">
            <text:p>0.9428711</text:p>
          </table:table-cell>
          <table:table-cell office:value-type="float" office:value="0.2739258" calcext:value-type="float">
            <text:p>0.273925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2" calcext:value-type="float">
            <text:p>-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321289" calcext:value-type="float">
            <text:p>0.0432128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2773438" calcext:value-type="float">
            <text:p>0.2773438</text:p>
          </table:table-cell>
          <table:table-cell office:value-type="float" office:value="-2" calcext:value-type="float">
            <text:p>-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320313" calcext:value-type="float">
            <text:p>0.03320313</text:p>
          </table:table-cell>
          <table:table-cell office:value-type="float" office:value="0.9450684" calcext:value-type="float">
            <text:p>0.9450684</text:p>
          </table:table-cell>
          <table:table-cell office:value-type="float" office:value="0.2678223" calcext:value-type="float">
            <text:p>0.267822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-0.208428" calcext:value-type="float">
            <text:p>-0.2084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58398" calcext:value-type="float">
            <text:p>0.04858398</text:p>
          </table:table-cell>
          <table:table-cell office:value-type="float" office:value="0.9472656" calcext:value-type="float">
            <text:p>0.9472656</text:p>
          </table:table-cell>
          <table:table-cell office:value-type="float" office:value="0.2751465" calcext:value-type="float">
            <text:p>0.275146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-0.07102346" calcext:value-type="float">
            <text:p>-0.0710234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981445" calcext:value-type="float">
            <text:p>0.05981445</text:p>
          </table:table-cell>
          <table:table-cell office:value-type="float" office:value="0.9541016" calcext:value-type="float">
            <text:p>0.9541016</text:p>
          </table:table-cell>
          <table:table-cell office:value-type="float" office:value="0.2763672" calcext:value-type="float">
            <text:p>0.276367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-0.07932842" calcext:value-type="float">
            <text:p>-0.07932842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63086" calcext:value-type="float">
            <text:p>0.04663086</text:p>
          </table:table-cell>
          <table:table-cell office:value-type="float" office:value="0.9489746" calcext:value-type="float">
            <text:p>0.9489746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85156" calcext:value-type="float">
            <text:p>0.04785156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751465" calcext:value-type="float">
            <text:p>0.2751465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36328" calcext:value-type="float">
            <text:p>0.04736328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722168" calcext:value-type="float">
            <text:p>0.272216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01227474" calcext:value-type="float">
            <text:p>0.01227474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90625" calcext:value-type="float">
            <text:p>0.0390625</text:p>
          </table:table-cell>
          <table:table-cell office:value-type="float" office:value="0.9450684" calcext:value-type="float">
            <text:p>0.9450684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883789" calcext:value-type="float">
            <text:p>0.05883789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66113" calcext:value-type="float">
            <text:p>0.276611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92188" calcext:value-type="float">
            <text:p>0.04492188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2702637" calcext:value-type="float">
            <text:p>0.270263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-0.07102346" calcext:value-type="float">
            <text:p>-0.0710234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444336" calcext:value-type="float">
            <text:p>0.05444336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621978" calcext:value-type="float">
            <text:p>-0.1621978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644043" calcext:value-type="float">
            <text:p>0.264404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89844" calcext:value-type="float">
            <text:p>0.04589844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800293" calcext:value-type="float">
            <text:p>0.280029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78125" calcext:value-type="float">
            <text:p>0.05078125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11914" calcext:value-type="float">
            <text:p>0.04711914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27051" calcext:value-type="float">
            <text:p>0.2727051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587786" calcext:value-type="float">
            <text:p>-1.587786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0.2718166" calcext:value-type="float">
            <text:p>0.2718166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321289" calcext:value-type="float">
            <text:p>0.04321289</text:p>
          </table:table-cell>
          <table:table-cell office:value-type="float" office:value="0.9523926" calcext:value-type="float">
            <text:p>0.9523926</text:p>
          </table:table-cell>
          <table:table-cell office:value-type="float" office:value="0.2746582" calcext:value-type="float">
            <text:p>0.274658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82813" calcext:value-type="float">
            <text:p>0.04882813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2783203" calcext:value-type="float">
            <text:p>0.278320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92188" calcext:value-type="float">
            <text:p>0.04492188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66113" calcext:value-type="float">
            <text:p>0.2766113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41016" calcext:value-type="float">
            <text:p>0.04541016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856445" calcext:value-type="float">
            <text:p>0.285644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1802136" calcext:value-type="float">
            <text:p>0.1802136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38672" calcext:value-type="float">
            <text:p>0.04638672</text:p>
          </table:table-cell>
          <table:table-cell office:value-type="float" office:value="0.9492188" calcext:value-type="float">
            <text:p>0.9492188</text:p>
          </table:table-cell>
          <table:table-cell office:value-type="float" office:value="0.2680664" calcext:value-type="float">
            <text:p>0.2680664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1163964" calcext:value-type="float">
            <text:p>-0.1163964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419922" calcext:value-type="float">
            <text:p>0.05419922</text:p>
          </table:table-cell>
          <table:table-cell office:value-type="float" office:value="0.9494629" calcext:value-type="float">
            <text:p>0.9494629</text:p>
          </table:table-cell>
          <table:table-cell office:value-type="float" office:value="0.2770996" calcext:value-type="float">
            <text:p>0.277099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587786" calcext:value-type="float">
            <text:p>1.587786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0.2648544" calcext:value-type="float">
            <text:p>0.264854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31641" calcext:value-type="float">
            <text:p>0.04931641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02637" calcext:value-type="float">
            <text:p>0.2702637</text:p>
          </table:table-cell>
          <table:table-cell office:value-type="float" office:value="-2.244275" calcext:value-type="float">
            <text:p>-2.244275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2232666" calcext:value-type="float">
            <text:p>-0.2232666</text:p>
          </table:table-cell>
          <table:table-cell office:value-type="float" office:value="0.1802136" calcext:value-type="float">
            <text:p>0.1802136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78125" calcext:value-type="float">
            <text:p>0.05078125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658691" calcext:value-type="float">
            <text:p>0.265869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1736801" calcext:value-type="float">
            <text:p>0.1736801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6225586" calcext:value-type="float">
            <text:p>0.06225586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2712402" calcext:value-type="float">
            <text:p>0.271240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2194816" calcext:value-type="float">
            <text:p>0.2194816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33984" calcext:value-type="float">
            <text:p>0.04833984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8586192" calcext:value-type="float">
            <text:p>-0.08586192</text:p>
          </table:table-cell>
          <table:table-cell office:value-type="float" office:value="-0.1861987" calcext:value-type="float">
            <text:p>-0.1861987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6054688" calcext:value-type="float">
            <text:p>0.06054688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82813" calcext:value-type="float">
            <text:p>0.04882813</text:p>
          </table:table-cell>
          <table:table-cell office:value-type="float" office:value="0.9445801" calcext:value-type="float">
            <text:p>0.9445801</text:p>
          </table:table-cell>
          <table:table-cell office:value-type="float" office:value="0.2739258" calcext:value-type="float">
            <text:p>0.2739258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" calcext:value-type="float">
            <text:p>-2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832031" calcext:value-type="float">
            <text:p>0.283203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2320001" calcext:value-type="float">
            <text:p>-0.2320001</text:p>
          </table:table-cell>
          <table:table-cell office:value-type="float" office:value="-0.2847639" calcext:value-type="float">
            <text:p>-0.284763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82813" calcext:value-type="float">
            <text:p>0.04882813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1649464" calcext:value-type="float">
            <text:p>0.1649464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58398" calcext:value-type="float">
            <text:p>0.04858398</text:p>
          </table:table-cell>
          <table:table-cell office:value-type="float" office:value="0.9501953" calcext:value-type="float">
            <text:p>0.9501953</text:p>
          </table:table-cell>
          <table:table-cell office:value-type="float" office:value="0.2807617" calcext:value-type="float">
            <text:p>0.280761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60742" calcext:value-type="float">
            <text:p>0.04760742</text:p>
          </table:table-cell>
          <table:table-cell office:value-type="float" office:value="0.9489746" calcext:value-type="float">
            <text:p>0.9489746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2" calcext:value-type="float">
            <text:p>-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11914" calcext:value-type="float">
            <text:p>0.04711914</text:p>
          </table:table-cell>
          <table:table-cell office:value-type="float" office:value="0.9484863" calcext:value-type="float">
            <text:p>0.9484863</text:p>
          </table:table-cell>
          <table:table-cell office:value-type="float" office:value="0.2763672" calcext:value-type="float">
            <text:p>0.276367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1579841" calcext:value-type="float">
            <text:p>0.15798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67773" calcext:value-type="float">
            <text:p>0.04467773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756348" calcext:value-type="float">
            <text:p>0.2756348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1556642" calcext:value-type="float">
            <text:p>-0.1556642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80469" calcext:value-type="float">
            <text:p>0.04980469</text:p>
          </table:table-cell>
          <table:table-cell office:value-type="float" office:value="0.9475098" calcext:value-type="float">
            <text:p>0.9475098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31641" calcext:value-type="float">
            <text:p>0.04931641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2727051" calcext:value-type="float">
            <text:p>0.2727051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1621978" calcext:value-type="float">
            <text:p>-0.1621978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2190528" calcext:value-type="float">
            <text:p>0.21905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11914" calcext:value-type="float">
            <text:p>0.04711914</text:p>
          </table:table-cell>
          <table:table-cell office:value-type="float" office:value="0.9475098" calcext:value-type="float">
            <text:p>0.9475098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208428" calcext:value-type="float">
            <text:p>-0.2084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370117" calcext:value-type="float">
            <text:p>0.04370117</text:p>
          </table:table-cell>
          <table:table-cell office:value-type="float" office:value="0.9455566" calcext:value-type="float">
            <text:p>0.9455566</text:p>
          </table:table-cell>
          <table:table-cell office:value-type="float" office:value="0.2822266" calcext:value-type="float">
            <text:p>0.282226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695313" calcext:value-type="float">
            <text:p>0.2695313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163964" calcext:value-type="float">
            <text:p>-0.1163964</text:p>
          </table:table-cell>
          <table:table-cell office:value-type="float" office:value="0.1038778" calcext:value-type="float">
            <text:p>0.1038778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23633" calcext:value-type="float">
            <text:p>0.04223633</text:p>
          </table:table-cell>
          <table:table-cell office:value-type="float" office:value="0.9519043" calcext:value-type="float">
            <text:p>0.9519043</text:p>
          </table:table-cell>
          <table:table-cell office:value-type="float" office:value="0.2753906" calcext:value-type="float">
            <text:p>0.275390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0957" calcext:value-type="float">
            <text:p>0.0480957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2736816" calcext:value-type="float">
            <text:p>0.2736816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163964" calcext:value-type="float">
            <text:p>-0.1163964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16602" calcext:value-type="float">
            <text:p>0.04516602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92969" calcext:value-type="float">
            <text:p>0.279296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603053" calcext:value-type="float">
            <text:p>-1.60305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2565495" calcext:value-type="float">
            <text:p>0.2565495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102539" calcext:value-type="float">
            <text:p>0.05102539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780762" calcext:value-type="float">
            <text:p>0.278076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612793" calcext:value-type="float">
            <text:p>0.0612793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67773" calcext:value-type="float">
            <text:p>0.04467773</text:p>
          </table:table-cell>
          <table:table-cell office:value-type="float" office:value="0.9519043" calcext:value-type="float">
            <text:p>0.9519043</text:p>
          </table:table-cell>
          <table:table-cell office:value-type="float" office:value="0.2839355" calcext:value-type="float">
            <text:p>0.283935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67773" calcext:value-type="float">
            <text:p>0.04467773</text:p>
          </table:table-cell>
          <table:table-cell office:value-type="float" office:value="0.9492188" calcext:value-type="float">
            <text:p>0.9492188</text:p>
          </table:table-cell>
          <table:table-cell office:value-type="float" office:value="0.2800293" calcext:value-type="float">
            <text:p>0.2800293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89844" calcext:value-type="float">
            <text:p>0.04589844</text:p>
          </table:table-cell>
          <table:table-cell office:value-type="float" office:value="0.9528809" calcext:value-type="float">
            <text:p>0.9528809</text:p>
          </table:table-cell>
          <table:table-cell office:value-type="float" office:value="0.2712402" calcext:value-type="float">
            <text:p>0.271240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648855" calcext:value-type="float">
            <text:p>1.648855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0.3259231" calcext:value-type="float">
            <text:p>0.32592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151367" calcext:value-type="float">
            <text:p>0.05151367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39258" calcext:value-type="float">
            <text:p>0.2739258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927321" calcext:value-type="float">
            <text:p>-0.1927321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173828" calcext:value-type="float">
            <text:p>0.03173828</text:p>
          </table:table-cell>
          <table:table-cell office:value-type="float" office:value="0.9521484" calcext:value-type="float">
            <text:p>0.9521484</text:p>
          </table:table-cell>
          <table:table-cell office:value-type="float" office:value="0.2839355" calcext:value-type="float">
            <text:p>0.28393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16602" calcext:value-type="float">
            <text:p>0.04516602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836914" calcext:value-type="float">
            <text:p>0.2836914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572519" calcext:value-type="float">
            <text:p>1.572519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2495872" calcext:value-type="float">
            <text:p>0.24958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788086" calcext:value-type="float">
            <text:p>0.2788086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-0.1469307" calcext:value-type="float">
            <text:p>-0.1469307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11914" calcext:value-type="float">
            <text:p>0.04711914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92969" calcext:value-type="float">
            <text:p>0.27929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-0.1778938" calcext:value-type="float">
            <text:p>-0.177893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29297" calcext:value-type="float">
            <text:p>0.05029297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18945" calcext:value-type="float">
            <text:p>0.04418945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670898" calcext:value-type="float">
            <text:p>0.2670898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89844" calcext:value-type="float">
            <text:p>0.04589844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770996" calcext:value-type="float">
            <text:p>0.2770996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0957" calcext:value-type="float">
            <text:p>0.0480957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44141" calcext:value-type="float">
            <text:p>0.2744141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0.23432" calcext:value-type="float">
            <text:p>0.2343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38672" calcext:value-type="float">
            <text:p>0.04638672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683105" calcext:value-type="float">
            <text:p>0.268310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1556642" calcext:value-type="float">
            <text:p>-0.1556642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85156" calcext:value-type="float">
            <text:p>0.04785156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0752" calcext:value-type="float">
            <text:p>0.27075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29297" calcext:value-type="float">
            <text:p>0.05029297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2" calcext:value-type="float">
            <text:p>-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6543" calcext:value-type="float">
            <text:p>0.0456543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658691" calcext:value-type="float">
            <text:p>0.2658691</text:p>
          </table:table-cell>
          <table:table-cell table:number-columns-repeated="2" office:value-type="float" office:value="-1.969466" calcext:value-type="float">
            <text:p>-1.96946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-0.1931609" calcext:value-type="float">
            <text:p>-0.19316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18945" calcext:value-type="float">
            <text:p>0.04418945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276123" calcext:value-type="float">
            <text:p>0.27612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63086" calcext:value-type="float">
            <text:p>0.04663086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66113" calcext:value-type="float">
            <text:p>0.27661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612793" calcext:value-type="float">
            <text:p>0.0612793</text:p>
          </table:table-cell>
          <table:table-cell office:value-type="float" office:value="0.9431152" calcext:value-type="float">
            <text:p>0.9431152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0.1802136" calcext:value-type="float">
            <text:p>0.1802136</text:p>
          </table:table-cell>
          <table:table-cell office:value-type="float" office:value="-0.3152983" calcext:value-type="float">
            <text:p>-0.31529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29297" calcext:value-type="float">
            <text:p>0.05029297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668457" calcext:value-type="float">
            <text:p>0.266845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0.2412823" calcext:value-type="float">
            <text:p>0.2412823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29297" calcext:value-type="float">
            <text:p>0.05029297</text:p>
          </table:table-cell>
          <table:table-cell office:value-type="float" office:value="0.958252" calcext:value-type="float">
            <text:p>0.958252</text:p>
          </table:table-cell>
          <table:table-cell office:value-type="float" office:value="0.2753906" calcext:value-type="float">
            <text:p>0.275390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-0.216733" calcext:value-type="float">
            <text:p>-0.216733</text:p>
          </table:table-cell>
          <table:table-cell office:value-type="float" office:value="-0.02522194" calcext:value-type="float">
            <text:p>-0.02522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199219" calcext:value-type="float">
            <text:p>0.04199219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92969" calcext:value-type="float">
            <text:p>0.279296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16825" calcext:value-type="float">
            <text:p>-0.116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637695" calcext:value-type="float">
            <text:p>0.03637695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2190528" calcext:value-type="float">
            <text:p>0.21905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82813" calcext:value-type="float">
            <text:p>0.04882813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00195" calcext:value-type="float">
            <text:p>0.2700195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-0.2236953" calcext:value-type="float">
            <text:p>-0.223695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43359" calcext:value-type="float">
            <text:p>0.04443359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80469" calcext:value-type="float">
            <text:p>0.04980469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661133" calcext:value-type="float">
            <text:p>0.266113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9734416" calcext:value-type="float">
            <text:p>0.09734416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658691" calcext:value-type="float">
            <text:p>0.265869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174805" calcext:value-type="float">
            <text:p>0.04174805</text:p>
          </table:table-cell>
          <table:table-cell office:value-type="float" office:value="0.9543457" calcext:value-type="float">
            <text:p>0.9543457</text:p>
          </table:table-cell>
          <table:table-cell office:value-type="float" office:value="0.2719727" calcext:value-type="float">
            <text:p>0.2719727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2" calcext:value-type="float">
            <text:p>-2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1011291" calcext:value-type="float">
            <text:p>-0.1011291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82813" calcext:value-type="float">
            <text:p>0.04882813</text:p>
          </table:table-cell>
          <table:table-cell office:value-type="float" office:value="0.9472656" calcext:value-type="float">
            <text:p>0.9472656</text:p>
          </table:table-cell>
          <table:table-cell office:value-type="float" office:value="0.2763672" calcext:value-type="float">
            <text:p>0.276367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1861987" calcext:value-type="float">
            <text:p>-0.1861987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18945" calcext:value-type="float">
            <text:p>0.04418945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2" calcext:value-type="float">
            <text:p>-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369141" calcext:value-type="float">
            <text:p>0.03369141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687988" calcext:value-type="float">
            <text:p>0.268798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370117" calcext:value-type="float">
            <text:p>0.04370117</text:p>
          </table:table-cell>
          <table:table-cell office:value-type="float" office:value="0.9448242" calcext:value-type="float">
            <text:p>0.9448242</text:p>
          </table:table-cell>
          <table:table-cell office:value-type="float" office:value="0.2692871" calcext:value-type="float">
            <text:p>0.269287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2" calcext:value-type="float">
            <text:p>-2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199219" calcext:value-type="float">
            <text:p>0.04199219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702637" calcext:value-type="float">
            <text:p>0.2702637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2014658" calcext:value-type="float">
            <text:p>-0.2014658</text:p>
          </table:table-cell>
          <table:table-cell office:value-type="float" office:value="-0.07102346" calcext:value-type="float">
            <text:p>-0.0710234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53711" calcext:value-type="float">
            <text:p>0.05053711</text:p>
          </table:table-cell>
          <table:table-cell office:value-type="float" office:value="0.9450684" calcext:value-type="float">
            <text:p>0.9450684</text:p>
          </table:table-cell>
          <table:table-cell office:value-type="float" office:value="0.2790527" calcext:value-type="float">
            <text:p>0.279052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04879403" calcext:value-type="float">
            <text:p>-0.04879403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126953" calcext:value-type="float">
            <text:p>0.05126953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102539" calcext:value-type="float">
            <text:p>0.05102539</text:p>
          </table:table-cell>
          <table:table-cell office:value-type="float" office:value="0.9511719" calcext:value-type="float">
            <text:p>0.9511719</text:p>
          </table:table-cell>
          <table:table-cell office:value-type="float" office:value="0.2736816" calcext:value-type="float">
            <text:p>0.273681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2320001" calcext:value-type="float">
            <text:p>-0.2320001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2692871" calcext:value-type="float">
            <text:p>0.2692871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9492188" calcext:value-type="float">
            <text:p>0.9492188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0.1274498" calcext:value-type="float">
            <text:p>0.127449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33984" calcext:value-type="float">
            <text:p>0.04833984</text:p>
          </table:table-cell>
          <table:table-cell office:value-type="float" office:value="0.9501953" calcext:value-type="float">
            <text:p>0.9501953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11914" calcext:value-type="float">
            <text:p>0.04711914</text:p>
          </table:table-cell>
          <table:table-cell office:value-type="float" office:value="0.9460449" calcext:value-type="float">
            <text:p>0.9460449</text:p>
          </table:table-cell>
          <table:table-cell office:value-type="float" office:value="0.2607422" calcext:value-type="float">
            <text:p>0.260742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648855" calcext:value-type="float">
            <text:p>-1.648855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210748" calcext:value-type="float">
            <text:p>0.210748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31641" calcext:value-type="float">
            <text:p>0.04931641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695313" calcext:value-type="float">
            <text:p>0.26953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116825" calcext:value-type="float">
            <text:p>-0.116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07227" calcext:value-type="float">
            <text:p>0.04907227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76123" calcext:value-type="float">
            <text:p>0.276123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-0.00995481" calcext:value-type="float">
            <text:p>-0.0099548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04883" calcext:value-type="float">
            <text:p>0.05004883</text:p>
          </table:table-cell>
          <table:table-cell office:value-type="float" office:value="0.9472656" calcext:value-type="float">
            <text:p>0.9472656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0.1274498" calcext:value-type="float">
            <text:p>0.127449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58398" calcext:value-type="float">
            <text:p>0.04858398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753906" calcext:value-type="float">
            <text:p>0.275390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1556642" calcext:value-type="float">
            <text:p>-0.1556642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60742" calcext:value-type="float">
            <text:p>0.04760742</text:p>
          </table:table-cell>
          <table:table-cell office:value-type="float" office:value="0.9489746" calcext:value-type="float">
            <text:p>0.9489746</text:p>
          </table:table-cell>
          <table:table-cell office:value-type="float" office:value="0.2783203" calcext:value-type="float">
            <text:p>0.2783203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163964" calcext:value-type="float">
            <text:p>-0.1163964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9494629" calcext:value-type="float">
            <text:p>0.9494629</text:p>
          </table:table-cell>
          <table:table-cell office:value-type="float" office:value="0.2678223" calcext:value-type="float">
            <text:p>0.267822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0.1954808" calcext:value-type="float">
            <text:p>0.1954808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11914" calcext:value-type="float">
            <text:p>0.04711914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736801" calcext:value-type="float">
            <text:p>0.1736801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-0.0404892" calcext:value-type="float">
            <text:p>-0.04048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63086" calcext:value-type="float">
            <text:p>0.04663086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92188" calcext:value-type="float">
            <text:p>0.04492188</text:p>
          </table:table-cell>
          <table:table-cell office:value-type="float" office:value="0.9448242" calcext:value-type="float">
            <text:p>0.9448242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53711" calcext:value-type="float">
            <text:p>0.05053711</text:p>
          </table:table-cell>
          <table:table-cell office:value-type="float" office:value="0.9443359" calcext:value-type="float">
            <text:p>0.9443359</text:p>
          </table:table-cell>
          <table:table-cell office:value-type="float" office:value="0.2700195" calcext:value-type="float">
            <text:p>0.270019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0.1732513" calcext:value-type="float">
            <text:p>0.17325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85156" calcext:value-type="float">
            <text:p>0.04785156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36816" calcext:value-type="float">
            <text:p>0.273681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67773" calcext:value-type="float">
            <text:p>0.04467773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51465" calcext:value-type="float">
            <text:p>0.275146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80469" calcext:value-type="float">
            <text:p>0.04980469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641602" calcext:value-type="float">
            <text:p>0.264160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04883" calcext:value-type="float">
            <text:p>0.05004883</text:p>
          </table:table-cell>
          <table:table-cell office:value-type="float" office:value="0.9450684" calcext:value-type="float">
            <text:p>0.9450684</text:p>
          </table:table-cell>
          <table:table-cell office:value-type="float" office:value="0.2722168" calcext:value-type="float">
            <text:p>0.2722168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-0.07102346" calcext:value-type="float">
            <text:p>-0.0710234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58398" calcext:value-type="float">
            <text:p>0.04858398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717285" calcext:value-type="float">
            <text:p>0.271728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01227474" calcext:value-type="float">
            <text:p>0.01227474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67773" calcext:value-type="float">
            <text:p>0.04467773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768555" calcext:value-type="float">
            <text:p>0.2768555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-0.08586192" calcext:value-type="float">
            <text:p>-0.08586192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0.142717" calcext:value-type="float">
            <text:p>0.1427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33984" calcext:value-type="float">
            <text:p>0.04833984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2827148" calcext:value-type="float">
            <text:p>0.282714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92188" calcext:value-type="float">
            <text:p>0.04492188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751465" calcext:value-type="float">
            <text:p>0.2751465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05807626" calcext:value-type="float">
            <text:p>0.05807626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175781" calcext:value-type="float">
            <text:p>0.05175781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695313" calcext:value-type="float">
            <text:p>0.2695313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278784" calcext:value-type="float">
            <text:p>0.1278784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394531" calcext:value-type="float">
            <text:p>0.04394531</text:p>
          </table:table-cell>
          <table:table-cell office:value-type="float" office:value="0.9448242" calcext:value-type="float">
            <text:p>0.9448242</text:p>
          </table:table-cell>
          <table:table-cell office:value-type="float" office:value="0.2744141" calcext:value-type="float">
            <text:p>0.2744141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572519" calcext:value-type="float">
            <text:p>1.572519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2495872" calcext:value-type="float">
            <text:p>0.24958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6543" calcext:value-type="float">
            <text:p>0.0456543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717285" calcext:value-type="float">
            <text:p>0.271728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" calcext:value-type="float">
            <text:p>-2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29297" calcext:value-type="float">
            <text:p>0.05029297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658691" calcext:value-type="float">
            <text:p>0.265869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-0.1861987" calcext:value-type="float">
            <text:p>-0.1861987</text:p>
          </table:table-cell>
          <table:table-cell office:value-type="float" office:value="-0.116825" calcext:value-type="float">
            <text:p>-0.116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857422" calcext:value-type="float">
            <text:p>0.03857422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709961" calcext:value-type="float">
            <text:p>0.270996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72461" calcext:value-type="float">
            <text:p>0.04272461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29492" calcext:value-type="float">
            <text:p>0.272949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1126113" calcext:value-type="float">
            <text:p>0.1126113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33984" calcext:value-type="float">
            <text:p>0.04833984</text:p>
          </table:table-cell>
          <table:table-cell office:value-type="float" office:value="0.949707" calcext:value-type="float">
            <text:p>0.949707</text:p>
          </table:table-cell>
          <table:table-cell office:value-type="float" office:value="0.270752" calcext:value-type="float">
            <text:p>0.270752</text:p>
          </table:table-cell>
          <table:table-cell office:value-type="float" office:value="-2" calcext:value-type="float">
            <text:p>-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587786" calcext:value-type="float">
            <text:p>1.587786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0.2648544" calcext:value-type="float">
            <text:p>0.264854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36328" calcext:value-type="float">
            <text:p>0.04736328</text:p>
          </table:table-cell>
          <table:table-cell office:value-type="float" office:value="0.9428711" calcext:value-type="float">
            <text:p>0.9428711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1649464" calcext:value-type="float">
            <text:p>0.1649464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68555" calcext:value-type="float">
            <text:p>0.27685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0.142717" calcext:value-type="float">
            <text:p>0.1427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6543" calcext:value-type="float">
            <text:p>0.0456543</text:p>
          </table:table-cell>
          <table:table-cell office:value-type="float" office:value="0.9504395" calcext:value-type="float">
            <text:p>0.9504395</text:p>
          </table:table-cell>
          <table:table-cell office:value-type="float" office:value="0.2680664" calcext:value-type="float">
            <text:p>0.2680664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07059479" calcext:value-type="float">
            <text:p>-0.07059479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1778938" calcext:value-type="float">
            <text:p>-0.177893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370117" calcext:value-type="float">
            <text:p>0.04370117</text:p>
          </table:table-cell>
          <table:table-cell office:value-type="float" office:value="0.949707" calcext:value-type="float">
            <text:p>0.949707</text:p>
          </table:table-cell>
          <table:table-cell office:value-type="float" office:value="0.2678223" calcext:value-type="float">
            <text:p>0.267822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01227474" calcext:value-type="float">
            <text:p>0.01227474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53711" calcext:value-type="float">
            <text:p>0.05053711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0.2814941" calcext:value-type="float">
            <text:p>0.2814941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-0.0335269" calcext:value-type="float">
            <text:p>-0.0335269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33984" calcext:value-type="float">
            <text:p>0.04833984</text:p>
          </table:table-cell>
          <table:table-cell office:value-type="float" office:value="0.9458008" calcext:value-type="float">
            <text:p>0.9458008</text:p>
          </table:table-cell>
          <table:table-cell office:value-type="float" office:value="0.2705078" calcext:value-type="float">
            <text:p>0.270507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8586192" calcext:value-type="float">
            <text:p>-0.08586192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02832" calcext:value-type="float">
            <text:p>0.0402832</text:p>
          </table:table-cell>
          <table:table-cell office:value-type="float" office:value="0.9492188" calcext:value-type="float">
            <text:p>0.9492188</text:p>
          </table:table-cell>
          <table:table-cell office:value-type="float" office:value="0.2766113" calcext:value-type="float">
            <text:p>0.276611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216733" calcext:value-type="float">
            <text:p>-0.216733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58398" calcext:value-type="float">
            <text:p>0.04858398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727051" calcext:value-type="float">
            <text:p>0.2727051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3152983" calcext:value-type="float">
            <text:p>-0.31529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16602" calcext:value-type="float">
            <text:p>0.04516602</text:p>
          </table:table-cell>
          <table:table-cell office:value-type="float" office:value="0.9509277" calcext:value-type="float">
            <text:p>0.9509277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8207691" calcext:value-type="float">
            <text:p>0.08207691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175781" calcext:value-type="float">
            <text:p>0.05175781</text:p>
          </table:table-cell>
          <table:table-cell office:value-type="float" office:value="0.9475098" calcext:value-type="float">
            <text:p>0.9475098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469307" calcext:value-type="float">
            <text:p>-0.1469307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53711" calcext:value-type="float">
            <text:p>0.05053711</text:p>
          </table:table-cell>
          <table:table-cell office:value-type="float" office:value="0.9499512" calcext:value-type="float">
            <text:p>0.9499512</text:p>
          </table:table-cell>
          <table:table-cell office:value-type="float" office:value="0.2805176" calcext:value-type="float">
            <text:p>0.2805176</text:p>
          </table:table-cell>
          <table:table-cell office:value-type="float" office:value="-2" calcext:value-type="float">
            <text:p>-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11914" calcext:value-type="float">
            <text:p>0.04711914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83203" calcext:value-type="float">
            <text:p>0.278320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-0.1251299" calcext:value-type="float">
            <text:p>-0.1251299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9526367" calcext:value-type="float">
            <text:p>0.9526367</text:p>
          </table:table-cell>
          <table:table-cell office:value-type="float" office:value="0.2753906" calcext:value-type="float">
            <text:p>0.2753906</text:p>
          </table:table-cell>
          <table:table-cell office:value-type="float" office:value="-2.290076" calcext:value-type="float">
            <text:p>-2.29007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269068" calcext:value-type="float">
            <text:p>-0.269068</text:p>
          </table:table-cell>
          <table:table-cell office:value-type="float" office:value="-0.1556642" calcext:value-type="float">
            <text:p>-0.1556642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6543" calcext:value-type="float">
            <text:p>0.0456543</text:p>
          </table:table-cell>
          <table:table-cell office:value-type="float" office:value="0.9541016" calcext:value-type="float">
            <text:p>0.9541016</text:p>
          </table:table-cell>
          <table:table-cell office:value-type="float" office:value="0.2719727" calcext:value-type="float">
            <text:p>0.2719727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389313" calcext:value-type="float">
            <text:p>-1.38931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5532765" calcext:value-type="float">
            <text:p>-0.05532765</text:p>
          </table:table-cell>
          <table:table-cell office:value-type="float" office:value="0.4702899" calcext:value-type="float">
            <text:p>0.4702899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370117" calcext:value-type="float">
            <text:p>0.04370117</text:p>
          </table:table-cell>
          <table:table-cell office:value-type="float" office:value="0.940918" calcext:value-type="float">
            <text:p>0.940918</text:p>
          </table:table-cell>
          <table:table-cell office:value-type="float" office:value="0.2780762" calcext:value-type="float">
            <text:p>0.278076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648855" calcext:value-type="float">
            <text:p>-1.64885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210748" calcext:value-type="float">
            <text:p>0.210748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417969" calcext:value-type="float">
            <text:p>0.03417969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177465" calcext:value-type="float">
            <text:p>-0.177465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0.09691548" calcext:value-type="float">
            <text:p>0.0969154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29297" calcext:value-type="float">
            <text:p>0.05029297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79541" calcext:value-type="float">
            <text:p>0.27954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587786" calcext:value-type="float">
            <text:p>-1.587786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2718166" calcext:value-type="float">
            <text:p>0.2718166</text:p>
          </table:table-cell>
          <table:table-cell office:value-type="float" office:value="-0.2847639" calcext:value-type="float">
            <text:p>-0.284763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0957" calcext:value-type="float">
            <text:p>0.0480957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2802734" calcext:value-type="float">
            <text:p>0.280273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142717" calcext:value-type="float">
            <text:p>0.1427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980469" calcext:value-type="float">
            <text:p>0.04980469</text:p>
          </table:table-cell>
          <table:table-cell office:value-type="float" office:value="0.9501953" calcext:value-type="float">
            <text:p>0.9501953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8164824" calcext:value-type="float">
            <text:p>0.081648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63086" calcext:value-type="float">
            <text:p>0.04663086</text:p>
          </table:table-cell>
          <table:table-cell office:value-type="float" office:value="0.9528809" calcext:value-type="float">
            <text:p>0.9528809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-0.2236953" calcext:value-type="float">
            <text:p>-0.223695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33984" calcext:value-type="float">
            <text:p>0.04833984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2819824" calcext:value-type="float">
            <text:p>0.2819824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1316636" calcext:value-type="float">
            <text:p>-0.1316636</text:p>
          </table:table-cell>
          <table:table-cell office:value-type="float" office:value="-0.2014658" calcext:value-type="float">
            <text:p>-0.2014658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199219" calcext:value-type="float">
            <text:p>0.04199219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005312443" calcext:value-type="float">
            <text:p>0.0053124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0957" calcext:value-type="float">
            <text:p>0.0480957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805176" calcext:value-type="float">
            <text:p>0.2805176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48047" calcext:value-type="float">
            <text:p>0.04248047</text:p>
          </table:table-cell>
          <table:table-cell office:value-type="float" office:value="0.949707" calcext:value-type="float">
            <text:p>0.949707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2194816" calcext:value-type="float">
            <text:p>0.2194816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office:value-type="float" office:value="0.9460449" calcext:value-type="float">
            <text:p>0.9460449</text:p>
          </table:table-cell>
          <table:table-cell office:value-type="float" office:value="0.2741699" calcext:value-type="float">
            <text:p>0.274169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1584128" calcext:value-type="float">
            <text:p>0.1584128</text:p>
          </table:table-cell>
          <table:table-cell office:value-type="float" office:value="-0.3541374" calcext:value-type="float">
            <text:p>-0.3541374</text:p>
          </table:table-cell>
          <table:table-cell office:value-type="float" office:value="-0.08629072" calcext:value-type="float">
            <text:p>-0.086290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43359" calcext:value-type="float">
            <text:p>0.04443359</text:p>
          </table:table-cell>
          <table:table-cell office:value-type="float" office:value="0.9462891" calcext:value-type="float">
            <text:p>0.9462891</text:p>
          </table:table-cell>
          <table:table-cell office:value-type="float" office:value="0.2712402" calcext:value-type="float">
            <text:p>0.271240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-0.208428" calcext:value-type="float">
            <text:p>-0.2084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04883" calcext:value-type="float">
            <text:p>0.05004883</text:p>
          </table:table-cell>
          <table:table-cell office:value-type="float" office:value="0.9450684" calcext:value-type="float">
            <text:p>0.9450684</text:p>
          </table:table-cell>
          <table:table-cell office:value-type="float" office:value="0.2702637" calcext:value-type="float">
            <text:p>0.270263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1732513" calcext:value-type="float">
            <text:p>0.17325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41016" calcext:value-type="float">
            <text:p>0.04541016</text:p>
          </table:table-cell>
          <table:table-cell office:value-type="float" office:value="0.9484863" calcext:value-type="float">
            <text:p>0.9484863</text:p>
          </table:table-cell>
          <table:table-cell office:value-type="float" office:value="0.282959" calcext:value-type="float">
            <text:p>0.282959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2" calcext:value-type="float">
            <text:p>-2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177465" calcext:value-type="float">
            <text:p>-0.177465</text:p>
          </table:table-cell>
          <table:table-cell office:value-type="float" office:value="-0.1403971" calcext:value-type="float">
            <text:p>-0.1403971</text:p>
          </table:table-cell>
          <table:table-cell office:value-type="float" office:value="0.2190528" calcext:value-type="float">
            <text:p>0.21905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41016" calcext:value-type="float">
            <text:p>0.04541016</text:p>
          </table:table-cell>
          <table:table-cell office:value-type="float" office:value="0.9484863" calcext:value-type="float">
            <text:p>0.9484863</text:p>
          </table:table-cell>
          <table:table-cell office:value-type="float" office:value="0.2705078" calcext:value-type="float">
            <text:p>0.270507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0.2194816" calcext:value-type="float">
            <text:p>0.2194816</text:p>
          </table:table-cell>
          <table:table-cell office:value-type="float" office:value="0.5313586" calcext:value-type="float">
            <text:p>0.5313586</text:p>
          </table:table-cell>
          <table:table-cell office:value-type="float" office:value="-0.2694968" calcext:value-type="float">
            <text:p>-0.269496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6176758" calcext:value-type="float">
            <text:p>0.06176758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2751465" calcext:value-type="float">
            <text:p>0.275146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2625344" calcext:value-type="float">
            <text:p>-0.2625344</text:p>
          </table:table-cell>
          <table:table-cell office:value-type="float" office:value="0.23432" calcext:value-type="float">
            <text:p>0.2343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6543" calcext:value-type="float">
            <text:p>0.0456543</text:p>
          </table:table-cell>
          <table:table-cell office:value-type="float" office:value="0.9438477" calcext:value-type="float">
            <text:p>0.9438477</text:p>
          </table:table-cell>
          <table:table-cell office:value-type="float" office:value="0.279541" calcext:value-type="float">
            <text:p>0.279541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1011291" calcext:value-type="float">
            <text:p>-0.1011291</text:p>
          </table:table-cell>
          <table:table-cell office:value-type="float" office:value="0.02754188" calcext:value-type="float">
            <text:p>0.02754188</text:p>
          </table:table-cell>
          <table:table-cell office:value-type="float" office:value="0.1274498" calcext:value-type="float">
            <text:p>0.127449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89844" calcext:value-type="float">
            <text:p>0.04589844</text:p>
          </table:table-cell>
          <table:table-cell office:value-type="float" office:value="0.9487305" calcext:value-type="float">
            <text:p>0.9487305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648855" calcext:value-type="float">
            <text:p>-1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1736801" calcext:value-type="float">
            <text:p>0.1736801</text:p>
          </table:table-cell>
          <table:table-cell office:value-type="float" office:value="0.210748" calcext:value-type="float">
            <text:p>0.210748</text:p>
          </table:table-cell>
          <table:table-cell office:value-type="float" office:value="-0.3152983" calcext:value-type="float">
            <text:p>-0.31529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199219" calcext:value-type="float">
            <text:p>0.04199219</text:p>
          </table:table-cell>
          <table:table-cell office:value-type="float" office:value="0.9443359" calcext:value-type="float">
            <text:p>0.9443359</text:p>
          </table:table-cell>
          <table:table-cell office:value-type="float" office:value="0.2663574" calcext:value-type="float">
            <text:p>0.2663574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1.572519" calcext:value-type="float">
            <text:p>1.572519</text:p>
          </table:table-cell>
          <table:table-cell office:value-type="float" office:value="-0.1469307" calcext:value-type="float">
            <text:p>-0.1469307</text:p>
          </table:table-cell>
          <table:table-cell office:value-type="float" office:value="-0.3388703" calcext:value-type="float">
            <text:p>-0.3388703</text:p>
          </table:table-cell>
          <table:table-cell office:value-type="float" office:value="0.2495872" calcext:value-type="float">
            <text:p>0.24958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101563" calcext:value-type="float">
            <text:p>0.04101563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727051" calcext:value-type="float">
            <text:p>0.272705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0.2412823" calcext:value-type="float">
            <text:p>0.2412823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48047" calcext:value-type="float">
            <text:p>0.04248047</text:p>
          </table:table-cell>
          <table:table-cell office:value-type="float" office:value="0.9421387" calcext:value-type="float">
            <text:p>0.9421387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3584671" calcext:value-type="float">
            <text:p>0.0358467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29297" calcext:value-type="float">
            <text:p>0.05029297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805176" calcext:value-type="float">
            <text:p>0.2805176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1469307" calcext:value-type="float">
            <text:p>-0.1469307</text:p>
          </table:table-cell>
          <table:table-cell office:value-type="float" office:value="-0.09459555" calcext:value-type="float">
            <text:p>-0.09459555</text:p>
          </table:table-cell>
          <table:table-cell office:value-type="float" office:value="0.1885185" calcext:value-type="float">
            <text:p>0.18851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443359" calcext:value-type="float">
            <text:p>0.04443359</text:p>
          </table:table-cell>
          <table:table-cell office:value-type="float" office:value="0.9436035" calcext:value-type="float">
            <text:p>0.9436035</text:p>
          </table:table-cell>
          <table:table-cell office:value-type="float" office:value="0.2746582" calcext:value-type="float">
            <text:p>0.274658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1431457" calcext:value-type="float">
            <text:p>0.1431457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-0.1015579" calcext:value-type="float">
            <text:p>-0.10155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56543" calcext:value-type="float">
            <text:p>0.0456543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0.2668457" calcext:value-type="float">
            <text:p>0.2668457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2479339" calcext:value-type="float">
            <text:p>-0.02479339</text:p>
          </table:table-cell>
          <table:table-cell office:value-type="float" office:value="-0.216733" calcext:value-type="float">
            <text:p>-0.216733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029297" calcext:value-type="float">
            <text:p>0.05029297</text:p>
          </table:table-cell>
          <table:table-cell office:value-type="float" office:value="0.9492188" calcext:value-type="float">
            <text:p>0.9492188</text:p>
          </table:table-cell>
          <table:table-cell office:value-type="float" office:value="0.2724609" calcext:value-type="float">
            <text:p>0.272460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-0.01825964" calcext:value-type="float">
            <text:p>-0.01825964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0957" calcext:value-type="float">
            <text:p>0.0480957</text:p>
          </table:table-cell>
          <table:table-cell office:value-type="float" office:value="0.9519043" calcext:value-type="float">
            <text:p>0.9519043</text:p>
          </table:table-cell>
          <table:table-cell office:value-type="float" office:value="0.2790527" calcext:value-type="float">
            <text:p>0.27905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3627539" calcext:value-type="float">
            <text:p>0.03627539</text:p>
          </table:table-cell>
          <table:table-cell office:value-type="float" office:value="0.0733434" calcext:value-type="float">
            <text:p>0.0733434</text:p>
          </table:table-cell>
          <table:table-cell office:value-type="float" office:value="-0.1626265" calcext:value-type="float">
            <text:p>-0.16262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58398" calcext:value-type="float">
            <text:p>0.04858398</text:p>
          </table:table-cell>
          <table:table-cell office:value-type="float" office:value="0.9511719" calcext:value-type="float">
            <text:p>0.9511719</text:p>
          </table:table-cell>
          <table:table-cell office:value-type="float" office:value="0.2680664" calcext:value-type="float">
            <text:p>0.268066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-0.06406116" calcext:value-type="float">
            <text:p>-0.06406116</text:p>
          </table:table-cell>
          <table:table-cell office:value-type="float" office:value="0.02057958" calcext:value-type="float">
            <text:p>0.02057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858398" calcext:value-type="float">
            <text:p>0.04858398</text:p>
          </table:table-cell>
          <table:table-cell office:value-type="float" office:value="0.9465332" calcext:value-type="float">
            <text:p>0.9465332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-2" calcext:value-type="float">
            <text:p>-2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1649464" calcext:value-type="float">
            <text:p>0.1649464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60742" calcext:value-type="float">
            <text:p>0.04760742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2797852" calcext:value-type="float">
            <text:p>0.27978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1649464" calcext:value-type="float">
            <text:p>0.1649464</text:p>
          </table:table-cell>
          <table:table-cell office:value-type="float" office:value="-0.05575633" calcext:value-type="float">
            <text:p>-0.0557563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5249023" calcext:value-type="float">
            <text:p>0.05249023</text:p>
          </table:table-cell>
          <table:table-cell office:value-type="float" office:value="0.9467773" calcext:value-type="float">
            <text:p>0.9467773</text:p>
          </table:table-cell>
          <table:table-cell office:value-type="float" office:value="0.2722168" calcext:value-type="float">
            <text:p>0.272216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4280901" calcext:value-type="float">
            <text:p>0.04280901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36328" calcext:value-type="float">
            <text:p>0.04736328</text:p>
          </table:table-cell>
          <table:table-cell office:value-type="float" office:value="0.9528809" calcext:value-type="float">
            <text:p>0.9528809</text:p>
          </table:table-cell>
          <table:table-cell office:value-type="float" office:value="0.2744141" calcext:value-type="float">
            <text:p>0.274414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09526014" calcext:value-type="float">
            <text:p>-0.009526014</text:p>
          </table:table-cell>
          <table:table-cell office:value-type="float" office:value="0.1344121" calcext:value-type="float">
            <text:p>0.1344121</text:p>
          </table:table-cell>
          <table:table-cell office:value-type="float" office:value="-0.1320922" calcext:value-type="float">
            <text:p>-0.13209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173828" calcext:value-type="float">
            <text:p>0.03173828</text:p>
          </table:table-cell>
          <table:table-cell office:value-type="float" office:value="0.9501953" calcext:value-type="float">
            <text:p>0.9501953</text:p>
          </table:table-cell>
          <table:table-cell office:value-type="float" office:value="0.2729492" calcext:value-type="float">
            <text:p>0.272949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4006052" calcext:value-type="float">
            <text:p>-0.04006052</text:p>
          </table:table-cell>
          <table:table-cell office:value-type="float" office:value="-0.002992511" calcext:value-type="float">
            <text:p>-0.002992511</text:p>
          </table:table-cell>
          <table:table-cell office:value-type="float" office:value="0.05111396" calcext:value-type="float">
            <text:p>0.0511139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174805" calcext:value-type="float">
            <text:p>0.04174805</text:p>
          </table:table-cell>
          <table:table-cell office:value-type="float" office:value="0.9494629" calcext:value-type="float">
            <text:p>0.9494629</text:p>
          </table:table-cell>
          <table:table-cell office:value-type="float" office:value="0.2773438" calcext:value-type="float">
            <text:p>0.277343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08861053" calcext:value-type="float">
            <text:p>0.08861053</text:p>
          </table:table-cell>
          <table:table-cell office:value-type="float" office:value="0.142717" calcext:value-type="float">
            <text:p>0.1427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38672" calcext:value-type="float">
            <text:p>0.04638672</text:p>
          </table:table-cell>
          <table:table-cell office:value-type="float" office:value="0.9472656" calcext:value-type="float">
            <text:p>0.9472656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587786" calcext:value-type="float">
            <text:p>-1.58778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05741119" calcext:value-type="float">
            <text:p>0.005741119</text:p>
          </table:table-cell>
          <table:table-cell office:value-type="float" office:value="0.2718166" calcext:value-type="float">
            <text:p>0.2718166</text:p>
          </table:table-cell>
          <table:table-cell office:value-type="float" office:value="0.0663811" calcext:value-type="float">
            <text:p>0.06638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760742" calcext:value-type="float">
            <text:p>0.04760742</text:p>
          </table:table-cell>
          <table:table-cell office:value-type="float" office:value="0.9545898" calcext:value-type="float">
            <text:p>0.9545898</text:p>
          </table:table-cell>
          <table:table-cell office:value-type="float" office:value="0.2790527" calcext:value-type="float">
            <text:p>0.2790527</text:p>
          </table:table-cell>
          <table:table-cell office:value-type="float" office:value="-2" calcext:value-type="float">
            <text:p>-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-0.1098627" calcext:value-type="float">
            <text:p>-0.1098627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272461" calcext:value-type="float">
            <text:p>0.04272461</text:p>
          </table:table-cell>
          <table:table-cell office:value-type="float" office:value="0.9506836" calcext:value-type="float">
            <text:p>0.9506836</text:p>
          </table:table-cell>
          <table:table-cell office:value-type="float" office:value="0.2714844" calcext:value-type="float">
            <text:p>0.271484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6680977" calcext:value-type="float">
            <text:p>0.06680977</text:p>
          </table:table-cell>
          <table:table-cell office:value-type="float" office:value="0.1191449" calcext:value-type="float">
            <text:p>0.1191449</text:p>
          </table:table-cell>
          <table:table-cell office:value-type="float" office:value="0.1579841" calcext:value-type="float">
            <text:p>0.15798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4663086" calcext:value-type="float">
            <text:p>0.04663086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0.2685547" calcext:value-type="float">
            <text:p>0.268554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5154264" calcext:value-type="float">
            <text:p>0.05154264</text:p>
          </table:table-cell>
          <table:table-cell office:value-type="float" office:value="0.1496793" calcext:value-type="float">
            <text:p>0.1496793</text:p>
          </table:table-cell>
          <table:table-cell office:value-type="float" office:value="-0.1473594" calcext:value-type="float">
            <text:p>-0.14735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sensor2" table:style-name="ta1">
        <table:shapes>
          <draw:frame draw:z-index="0" draw:style-name="gr1" draw:text-style-name="P1" svg:width="24.921cm" svg:height="15.262cm" svg:x="23.007cm" svg:y="73.062cm">
            <draw:object draw:notify-on-update-of-ranges="sensor2.F1:sensor2.F1 sensor2.F2:sensor2.F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1cm" svg:height="8.996cm" svg:x="29.94cm" svg:y="8.545cm">
            <draw:object draw:notify-on-update-of-ranges="sensor2.I1:sensor2.I1 sensor2.I2:sensor2.I2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no of negative spikes</text:p>
          </table:table-cell>
        </table:table-row>
        <table:table-row table:style-name="ro1">
          <table:table-cell office:value-type="float" office:value="-0.7714844" calcext:value-type="float">
            <text:p>-0.7714844</text:p>
          </table:table-cell>
          <table:table-cell office:value-type="float" office:value="-0.03295898" calcext:value-type="float">
            <text:p>-0.03295898</text:p>
          </table:table-cell>
          <table:table-cell office:value-type="float" office:value="0.7658691" calcext:value-type="float">
            <text:p>0.7658691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1.15553433846154" calcext:value-type="float">
            <text:p>-1.15553433846154</text:p>
          </table:table-cell>
          <table:table-cell table:formula="of:=AVERAGE([.E:.E])" office:value-type="float" office:value="0.889166174519231" calcext:value-type="float">
            <text:p>0.889166174519231</text:p>
          </table:table-cell>
          <table:table-cell table:formula="of:=AVERAGE([.F:.F])" office:value-type="float" office:value="-0.171095127884615" calcext:value-type="float">
            <text:p>-0.171095127884615</text:p>
          </table:table-cell>
          <table:table-cell table:formula="of:=AVERAGE([.G:.G])" office:value-type="float" office:value="0.00751975557692308" calcext:value-type="float">
            <text:p>0.00751975557692308</text:p>
          </table:table-cell>
          <table:table-cell table:formula="of:=AVERAGE([.H:.H])" office:value-type="float" office:value="0.00687611635576923" calcext:value-type="float">
            <text:p>0.00687611635576923</text:p>
          </table:table-cell>
          <table:table-cell table:formula="of:=AVERAGE([.I:.I])" office:value-type="float" office:value="-0.0906675794711539" calcext:value-type="float">
            <text:p>-0.0906675794711539</text:p>
          </table:table-cell>
          <table:table-cell table:style-name="ce2" table:formula="of:=COUNTIF([.G:.G]; &quot;&lt;-3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95313" calcext:value-type="float">
            <text:p>-0.7695313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644043" calcext:value-type="float">
            <text:p>0.764404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0818245505830643" calcext:value-type="float">
            <text:p>0.00818245505830643</text:p>
          </table:table-cell>
          <table:table-cell table:formula="of:=VAR([.E:.E])" office:value-type="float" office:value="0.0121159788610422" calcext:value-type="float">
            <text:p>0.0121159788610422</text:p>
          </table:table-cell>
          <table:table-cell table:formula="of:=VAR([.F:.F])" office:value-type="float" office:value="2.0251674217584" calcext:value-type="float">
            <text:p>2.0251674217584</text:p>
          </table:table-cell>
          <table:table-cell table:formula="of:=VAR([.G:.G])" office:value-type="float" office:value="0.0081824520176927" calcext:value-type="float">
            <text:p>0.0081824520176927</text:p>
          </table:table-cell>
          <table:table-cell table:formula="of:=VAR([.H:.H])" office:value-type="float" office:value="0.0121159816221306" calcext:value-type="float">
            <text:p>0.0121159816221306</text:p>
          </table:table-cell>
          <table:table-cell table:formula="of:=VAR([.I:.I])" office:value-type="float" office:value="2.02516709522843" calcext:value-type="float">
            <text:p>2.02516709522843</text:p>
          </table:table-cell>
          <table:table-cell table:formula="of:=COUNTIF([.G:.G]; &quot;&gt;3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83203" calcext:value-type="float">
            <text:p>-0.7783203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7563477" calcext:value-type="float">
            <text:p>0.756347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1.496183" calcext:value-type="float">
            <text:p>-1.496183</text:p>
          </table:table-cell>
          <table:table-cell table:formula="of:=MIN([.E:.E])" office:value-type="float" office:value="0.610687" calcext:value-type="float">
            <text:p>0.610687</text:p>
          </table:table-cell>
          <table:table-cell table:formula="of:=MIN([.F:.F])" office:value-type="float" office:value="-3.908397" calcext:value-type="float">
            <text:p>-3.908397</text:p>
          </table:table-cell>
          <table:table-cell table:formula="of:=MIN([.G:.G])" office:value-type="float" office:value="-0.333129" calcext:value-type="float">
            <text:p>-0.333129</text:p>
          </table:table-cell>
          <table:table-cell table:formula="of:=MIN([.H:.H])" office:value-type="float" office:value="-0.2716031" calcext:value-type="float">
            <text:p>-0.2716031</text:p>
          </table:table-cell>
          <table:table-cell table:formula="of:=MIN([.I:.I])" office:value-type="float" office:value="-3.827969" calcext:value-type="float">
            <text:p>-3.827969</text:p>
          </table:table-cell>
          <table:table-cell/>
        </table:table-row>
        <table:table-row table:style-name="ro1">
          <table:table-cell office:value-type="float" office:value="-0.7734375" calcext:value-type="float">
            <text:p>-0.7734375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68457" calcext:value-type="float">
            <text:p>0.766845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0.9312977" calcext:value-type="float">
            <text:p>-0.9312977</text:p>
          </table:table-cell>
          <table:table-cell table:formula="of:=MAX([.E:.E])" office:value-type="float" office:value="1.251908" calcext:value-type="float">
            <text:p>1.251908</text:p>
          </table:table-cell>
          <table:table-cell table:formula="of:=MAX([.F:.F])" office:value-type="float" office:value="3.89313" calcext:value-type="float">
            <text:p>3.89313</text:p>
          </table:table-cell>
          <table:table-cell table:formula="of:=MAX([.G:.G])" office:value-type="float" office:value="0.2317564" calcext:value-type="float">
            <text:p>0.2317564</text:p>
          </table:table-cell>
          <table:table-cell table:formula="of:=MAX([.H:.H])" office:value-type="float" office:value="0.3696184" calcext:value-type="float">
            <text:p>0.3696184</text:p>
          </table:table-cell>
          <table:table-cell table:formula="of:=MAX([.I:.I])" office:value-type="float" office:value="3.973557" calcext:value-type="float">
            <text:p>3.973557</text:p>
          </table:table-cell>
          <table:table-cell/>
        </table:table-row>
        <table:table-row table:style-name="ro1">
          <table:table-cell office:value-type="float" office:value="-0.776123" calcext:value-type="float">
            <text:p>-0.776123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714844" calcext:value-type="float">
            <text:p>0.771484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6348" calcext:value-type="float">
            <text:p>-0.7756348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-0.1027786" calcext:value-type="float">
            <text:p>-0.102778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9727" calcext:value-type="float">
            <text:p>-0.7719727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7634277" calcext:value-type="float">
            <text:p>0.763427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9961" calcext:value-type="float">
            <text:p>-0.7709961</text:p>
          </table:table-cell>
          <table:table-cell office:value-type="float" office:value="-0.05053711" calcext:value-type="float">
            <text:p>-0.05053711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-0.1485801" calcext:value-type="float">
            <text:p>-0.14858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3906" calcext:value-type="float">
            <text:p>-0.7753906</text:p>
          </table:table-cell>
          <table:table-cell office:value-type="float" office:value="-0.05151367" calcext:value-type="float">
            <text:p>-0.05151367</text:p>
          </table:table-cell>
          <table:table-cell office:value-type="float" office:value="0.7670898" calcext:value-type="float">
            <text:p>0.767089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2627481" calcext:value-type="float">
            <text:p>0.2627481</text:p>
          </table:table-cell>
          <table:table-cell office:value-type="float" office:value="-3.766901" calcext:value-type="float">
            <text:p>-3.7669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1699" calcext:value-type="float">
            <text:p>-0.7741699</text:p>
          </table:table-cell>
          <table:table-cell office:value-type="float" office:value="-0.05664063" calcext:value-type="float">
            <text:p>-0.05664063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85645" calcext:value-type="float">
            <text:p>-0.7785645</text:p>
          </table:table-cell>
          <table:table-cell office:value-type="float" office:value="-0.05541992" calcext:value-type="float">
            <text:p>-0.05541992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752" calcext:value-type="float">
            <text:p>-0.770752</text:p>
          </table:table-cell>
          <table:table-cell office:value-type="float" office:value="-0.05151367" calcext:value-type="float">
            <text:p>-0.05151367</text:p>
          </table:table-cell>
          <table:table-cell office:value-type="float" office:value="0.7683105" calcext:value-type="float">
            <text:p>0.7683105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0.1180458" calcext:value-type="float">
            <text:p>-0.11804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832" calcext:value-type="float">
            <text:p>-0.777832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87988" calcext:value-type="float">
            <text:p>0.7687988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92969" calcext:value-type="float">
            <text:p>-0.7792969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9023" calcext:value-type="float">
            <text:p>-0.7749023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7619629" calcext:value-type="float">
            <text:p>0.7619629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75781" calcext:value-type="float">
            <text:p>-0.7675781</text:p>
          </table:table-cell>
          <table:table-cell office:value-type="float" office:value="-0.05249023" calcext:value-type="float">
            <text:p>-0.05249023</text:p>
          </table:table-cell>
          <table:table-cell office:value-type="float" office:value="0.7644043" calcext:value-type="float">
            <text:p>0.7644043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9023" calcext:value-type="float">
            <text:p>-0.7749023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55127" calcext:value-type="float">
            <text:p>0.75512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875114" calcext:value-type="float">
            <text:p>-0.087511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88086" calcext:value-type="float">
            <text:p>-0.7788086</text:p>
          </table:table-cell>
          <table:table-cell office:value-type="float" office:value="-0.03393555" calcext:value-type="float">
            <text:p>-0.03393555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-0.1804574" calcext:value-type="float">
            <text:p>-0.1804574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0.224916" calcext:value-type="float">
            <text:p>-0.22491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1465" calcext:value-type="float">
            <text:p>-0.7751465</text:p>
          </table:table-cell>
          <table:table-cell office:value-type="float" office:value="-0.05249023" calcext:value-type="float">
            <text:p>-0.05249023</text:p>
          </table:table-cell>
          <table:table-cell office:value-type="float" office:value="0.7648926" calcext:value-type="float">
            <text:p>0.764892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3672" calcext:value-type="float">
            <text:p>-0.7763672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0195" calcext:value-type="float">
            <text:p>-0.7700195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51367" calcext:value-type="float">
            <text:p>0.765136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83203" calcext:value-type="float">
            <text:p>-0.7783203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87988" calcext:value-type="float">
            <text:p>0.7687988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-0.1647328" calcext:value-type="float">
            <text:p>-0.1647328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5313" calcext:value-type="float">
            <text:p>-0.7695313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7573242" calcext:value-type="float">
            <text:p>0.757324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1041214" calcext:value-type="float">
            <text:p>-0.1041214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9258" calcext:value-type="float">
            <text:p>-0.7739258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712402" calcext:value-type="float">
            <text:p>0.7712402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3906" calcext:value-type="float">
            <text:p>-0.7753906</text:p>
          </table:table-cell>
          <table:table-cell office:value-type="float" office:value="-0.05322266" calcext:value-type="float">
            <text:p>-0.05322266</text:p>
          </table:table-cell>
          <table:table-cell office:value-type="float" office:value="0.7692871" calcext:value-type="float">
            <text:p>0.769287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0.1180458" calcext:value-type="float">
            <text:p>-0.11804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2637" calcext:value-type="float">
            <text:p>-0.7702637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7722168" calcext:value-type="float">
            <text:p>0.772216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9727" calcext:value-type="float">
            <text:p>-0.7719727</text:p>
          </table:table-cell>
          <table:table-cell office:value-type="float" office:value="-0.04467773" calcext:value-type="float">
            <text:p>-0.04467773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9258" calcext:value-type="float">
            <text:p>-0.7739258</text:p>
          </table:table-cell>
          <table:table-cell office:value-type="float" office:value="-0.04418945" calcext:value-type="float">
            <text:p>-0.04418945</text:p>
          </table:table-cell>
          <table:table-cell office:value-type="float" office:value="0.7573242" calcext:value-type="float">
            <text:p>0.757324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4844" calcext:value-type="float">
            <text:p>-0.7714844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646484" calcext:value-type="float">
            <text:p>0.764648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9727" calcext:value-type="float">
            <text:p>-0.7719727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0.7653809" calcext:value-type="float">
            <text:p>0.7653809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85547" calcext:value-type="float">
            <text:p>-0.7685547</text:p>
          </table:table-cell>
          <table:table-cell office:value-type="float" office:value="-0.04614258" calcext:value-type="float">
            <text:p>-0.04614258</text:p>
          </table:table-cell>
          <table:table-cell office:value-type="float" office:value="0.7624512" calcext:value-type="float">
            <text:p>0.7624512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3438" calcext:value-type="float">
            <text:p>-0.7773438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0.09569471" calcext:value-type="float">
            <text:p>0.0956947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9023" calcext:value-type="float">
            <text:p>-0.7749023</text:p>
          </table:table-cell>
          <table:table-cell office:value-type="float" office:value="-0.05615234" calcext:value-type="float">
            <text:p>-0.05615234</text:p>
          </table:table-cell>
          <table:table-cell office:value-type="float" office:value="0.75" calcext:value-type="float">
            <text:p>0.75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2627481" calcext:value-type="float">
            <text:p>0.2627481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6816" calcext:value-type="float">
            <text:p>-0.7736816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617188" calcext:value-type="float">
            <text:p>0.7617188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4141" calcext:value-type="float">
            <text:p>-0.7744141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712402" calcext:value-type="float">
            <text:p>0.7712402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4375" calcext:value-type="float">
            <text:p>-0.7734375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4375" calcext:value-type="float">
            <text:p>-0.7734375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62207" calcext:value-type="float">
            <text:p>0.76220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88086" calcext:value-type="float">
            <text:p>-0.7788086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763672" calcext:value-type="float">
            <text:p>0.7763672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4609" calcext:value-type="float">
            <text:p>-0.7724609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7558594" calcext:value-type="float">
            <text:p>0.7558594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6113" calcext:value-type="float">
            <text:p>-0.7766113</text:p>
          </table:table-cell>
          <table:table-cell office:value-type="float" office:value="-0.0480957" calcext:value-type="float">
            <text:p>-0.0480957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3.782168" calcext:value-type="float">
            <text:p>-3.78216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7285" calcext:value-type="float">
            <text:p>-0.7717285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634277" calcext:value-type="float">
            <text:p>0.763427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1485801" calcext:value-type="float">
            <text:p>-0.14858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3438" calcext:value-type="float">
            <text:p>-0.7773438</text:p>
          </table:table-cell>
          <table:table-cell office:value-type="float" office:value="-0.05151367" calcext:value-type="float">
            <text:p>-0.05151367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90527" calcext:value-type="float">
            <text:p>-0.7790527</text:p>
          </table:table-cell>
          <table:table-cell office:value-type="float" office:value="-0.04760742" calcext:value-type="float">
            <text:p>-0.04760742</text:p>
          </table:table-cell>
          <table:table-cell office:value-type="float" office:value="0.7678223" calcext:value-type="float">
            <text:p>0.7678223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83105" calcext:value-type="float">
            <text:p>-0.7683105</text:p>
          </table:table-cell>
          <table:table-cell office:value-type="float" office:value="-0.05273438" calcext:value-type="float">
            <text:p>-0.05273438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4844" calcext:value-type="float">
            <text:p>-0.7714844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12305" calcext:value-type="float">
            <text:p>0.7612305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1699" calcext:value-type="float">
            <text:p>-0.7741699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592773" calcext:value-type="float">
            <text:p>0.7592773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-0.1036641" calcext:value-type="float">
            <text:p>-0.1036641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8789" calcext:value-type="float">
            <text:p>-0.7758789</text:p>
          </table:table-cell>
          <table:table-cell office:value-type="float" office:value="-0.0534668" calcext:value-type="float">
            <text:p>-0.0534668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" calcext:value-type="float">
            <text:p>0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0.08042753" calcext:value-type="float">
            <text:p>0.0804275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3438" calcext:value-type="float">
            <text:p>-0.7773438</text:p>
          </table:table-cell>
          <table:table-cell office:value-type="float" office:value="-0.04833984" calcext:value-type="float">
            <text:p>-0.04833984</text:p>
          </table:table-cell>
          <table:table-cell office:value-type="float" office:value="0.7541504" calcext:value-type="float">
            <text:p>0.754150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651902" calcext:value-type="float">
            <text:p>-0.1651902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3906" calcext:value-type="float">
            <text:p>-0.7753906</text:p>
          </table:table-cell>
          <table:table-cell office:value-type="float" office:value="-0.04931641" calcext:value-type="float">
            <text:p>-0.04931641</text:p>
          </table:table-cell>
          <table:table-cell office:value-type="float" office:value="0.7626953" calcext:value-type="float">
            <text:p>0.762695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80762" calcext:value-type="float">
            <text:p>-0.7780762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702637" calcext:value-type="float">
            <text:p>0.770263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1465" calcext:value-type="float">
            <text:p>-0.7751465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09863" calcext:value-type="float">
            <text:p>0.760986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1720306" calcext:value-type="float">
            <text:p>0.172030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752" calcext:value-type="float">
            <text:p>-0.770752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0.7626953" calcext:value-type="float">
            <text:p>0.762695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406108" calcext:value-type="float">
            <text:p>0.1406108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2637" calcext:value-type="float">
            <text:p>-0.7702637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709961" calcext:value-type="float">
            <text:p>0.7709961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1791145" calcext:value-type="float">
            <text:p>-0.179114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2402" calcext:value-type="float">
            <text:p>-0.7712402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0.7683105" calcext:value-type="float">
            <text:p>0.7683105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1041214" calcext:value-type="float">
            <text:p>-0.1041214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6816" calcext:value-type="float">
            <text:p>-0.7736816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69043" calcext:value-type="float">
            <text:p>0.769043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0.1253435" calcext:value-type="float">
            <text:p>0.1253435</text:p>
          </table:table-cell>
          <table:table-cell office:value-type="float" office:value="3.943023" calcext:value-type="float">
            <text:p>3.94302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8789" calcext:value-type="float">
            <text:p>-0.7758789</text:p>
          </table:table-cell>
          <table:table-cell office:value-type="float" office:value="-0.04833984" calcext:value-type="float">
            <text:p>-0.04833984</text:p>
          </table:table-cell>
          <table:table-cell office:value-type="float" office:value="0.7612305" calcext:value-type="float">
            <text:p>0.7612305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123" calcext:value-type="float">
            <text:p>-0.776123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29395" calcext:value-type="float">
            <text:p>0.762939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043" calcext:value-type="float">
            <text:p>-0.769043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3916" calcext:value-type="float">
            <text:p>0.763916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3.943023" calcext:value-type="float">
            <text:p>3.94302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7285" calcext:value-type="float">
            <text:p>-0.7717285</text:p>
          </table:table-cell>
          <table:table-cell office:value-type="float" office:value="-0.05249023" calcext:value-type="float">
            <text:p>-0.05249023</text:p>
          </table:table-cell>
          <table:table-cell office:value-type="float" office:value="0.7666016" calcext:value-type="float">
            <text:p>0.7666016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92969" calcext:value-type="float">
            <text:p>-0.7792969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717285" calcext:value-type="float">
            <text:p>0.7717285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5078" calcext:value-type="float">
            <text:p>-0.7705078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7687988" calcext:value-type="float">
            <text:p>0.768798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9569471" calcext:value-type="float">
            <text:p>0.0956947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7334" calcext:value-type="float">
            <text:p>-0.767334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0.7685547" calcext:value-type="float">
            <text:p>0.768554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9258" calcext:value-type="float">
            <text:p>-0.7739258</text:p>
          </table:table-cell>
          <table:table-cell office:value-type="float" office:value="-0.0534668" calcext:value-type="float">
            <text:p>-0.0534668</text:p>
          </table:table-cell>
          <table:table-cell office:value-type="float" office:value="0.7644043" calcext:value-type="float">
            <text:p>0.7644043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83203" calcext:value-type="float">
            <text:p>-0.7783203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9492" calcext:value-type="float">
            <text:p>-0.7729492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0.7717285" calcext:value-type="float">
            <text:p>0.7717285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0.1333129" calcext:value-type="float">
            <text:p>-0.133312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2402" calcext:value-type="float">
            <text:p>-0.7712402</text:p>
          </table:table-cell>
          <table:table-cell office:value-type="float" office:value="-0.05859375" calcext:value-type="float">
            <text:p>-0.05859375</text:p>
          </table:table-cell>
          <table:table-cell office:value-type="float" office:value="0.762207" calcext:value-type="float">
            <text:p>0.762207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0195" calcext:value-type="float">
            <text:p>-0.7700195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2402" calcext:value-type="float">
            <text:p>-0.7712402</text:p>
          </table:table-cell>
          <table:table-cell office:value-type="float" office:value="-0.04736328" calcext:value-type="float">
            <text:p>-0.04736328</text:p>
          </table:table-cell>
          <table:table-cell office:value-type="float" office:value="0.7553711" calcext:value-type="float">
            <text:p>0.755371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3.973557" calcext:value-type="float">
            <text:p>3.97355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9023" calcext:value-type="float">
            <text:p>-0.7749023</text:p>
          </table:table-cell>
          <table:table-cell office:value-type="float" office:value="-0.04638672" calcext:value-type="float">
            <text:p>-0.04638672</text:p>
          </table:table-cell>
          <table:table-cell office:value-type="float" office:value="0.7741699" calcext:value-type="float">
            <text:p>0.774169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2402" calcext:value-type="float">
            <text:p>-0.7712402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0.7587891" calcext:value-type="float">
            <text:p>0.7587891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1189313" calcext:value-type="float">
            <text:p>-0.1189313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97852" calcext:value-type="float">
            <text:p>-0.7797852</text:p>
          </table:table-cell>
          <table:table-cell office:value-type="float" office:value="-0.05688477" calcext:value-type="float">
            <text:p>-0.05688477</text:p>
          </table:table-cell>
          <table:table-cell office:value-type="float" office:value="0.7700195" calcext:value-type="float">
            <text:p>0.7700195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4609" calcext:value-type="float">
            <text:p>-0.7724609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0.760498" calcext:value-type="float">
            <text:p>0.760498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-0.2105343" calcext:value-type="float">
            <text:p>-0.2105343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8555" calcext:value-type="float">
            <text:p>-0.7768555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687988" calcext:value-type="float">
            <text:p>0.7687988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2402" calcext:value-type="float">
            <text:p>-0.7712402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4844" calcext:value-type="float">
            <text:p>-0.7714844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634277" calcext:value-type="float">
            <text:p>0.7634277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1859549" calcext:value-type="float">
            <text:p>0.1859549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0.1567634" calcext:value-type="float">
            <text:p>0.156763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123" calcext:value-type="float">
            <text:p>-0.776123</text:p>
          </table:table-cell>
          <table:table-cell office:value-type="float" office:value="-0.03491211" calcext:value-type="float">
            <text:p>-0.03491211</text:p>
          </table:table-cell>
          <table:table-cell office:value-type="float" office:value="0.7666016" calcext:value-type="float">
            <text:p>0.766601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80664" calcext:value-type="float">
            <text:p>-0.7680664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53418" calcext:value-type="float">
            <text:p>0.753418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92969" calcext:value-type="float">
            <text:p>-0.7792969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631836" calcext:value-type="float">
            <text:p>0.7631836</text:p>
          </table:table-cell>
          <table:table-cell office:value-type="float" office:value="-1.374046" calcext:value-type="float">
            <text:p>-1.374046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2109917" calcext:value-type="float">
            <text:p>-0.2109917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85645" calcext:value-type="float">
            <text:p>-0.7785645</text:p>
          </table:table-cell>
          <table:table-cell office:value-type="float" office:value="-0.04467773" calcext:value-type="float">
            <text:p>-0.04467773</text:p>
          </table:table-cell>
          <table:table-cell office:value-type="float" office:value="0.7719727" calcext:value-type="float">
            <text:p>0.7719727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1193886" calcext:value-type="float">
            <text:p>-0.1193886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9727" calcext:value-type="float">
            <text:p>-0.7719727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785645" calcext:value-type="float">
            <text:p>0.7785645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123" calcext:value-type="float">
            <text:p>-0.776123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0.7558594" calcext:value-type="float">
            <text:p>0.755859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1699" calcext:value-type="float">
            <text:p>-0.7741699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0.7658691" calcext:value-type="float">
            <text:p>0.7658691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1465" calcext:value-type="float">
            <text:p>-0.7751465</text:p>
          </table:table-cell>
          <table:table-cell office:value-type="float" office:value="-0.05151367" calcext:value-type="float">
            <text:p>-0.05151367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3672" calcext:value-type="float">
            <text:p>-0.7763672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648926" calcext:value-type="float">
            <text:p>0.764892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75781" calcext:value-type="float">
            <text:p>-0.7675781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7285" calcext:value-type="float">
            <text:p>-0.7717285</text:p>
          </table:table-cell>
          <table:table-cell office:value-type="float" office:value="-0.04125977" calcext:value-type="float">
            <text:p>-0.04125977</text:p>
          </table:table-cell>
          <table:table-cell office:value-type="float" office:value="0.7702637" calcext:value-type="float">
            <text:p>0.770263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2637" calcext:value-type="float">
            <text:p>-0.7702637</text:p>
          </table:table-cell>
          <table:table-cell office:value-type="float" office:value="-0.04736328" calcext:value-type="float">
            <text:p>-0.04736328</text:p>
          </table:table-cell>
          <table:table-cell office:value-type="float" office:value="0.7631836" calcext:value-type="float">
            <text:p>0.763183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6816" calcext:value-type="float">
            <text:p>-0.7736816</text:p>
          </table:table-cell>
          <table:table-cell office:value-type="float" office:value="-0.05664063" calcext:value-type="float">
            <text:p>-0.05664063</text:p>
          </table:table-cell>
          <table:table-cell office:value-type="float" office:value="0.7719727" calcext:value-type="float">
            <text:p>0.7719727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0.1567634" calcext:value-type="float">
            <text:p>0.156763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7754" calcext:value-type="float">
            <text:p>-0.7697754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3916" calcext:value-type="float">
            <text:p>0.763916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1041214" calcext:value-type="float">
            <text:p>-0.1041214</text:p>
          </table:table-cell>
          <table:table-cell office:value-type="float" office:value="-0.1036641" calcext:value-type="float">
            <text:p>-0.1036641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1465" calcext:value-type="float">
            <text:p>-0.7751465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624512" calcext:value-type="float">
            <text:p>0.7624512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1465" calcext:value-type="float">
            <text:p>-0.7751465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7714844" calcext:value-type="float">
            <text:p>0.7714844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1109619" calcext:value-type="float">
            <text:p>0.110961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123" calcext:value-type="float">
            <text:p>-0.776123</text:p>
          </table:table-cell>
          <table:table-cell office:value-type="float" office:value="-0.04248047" calcext:value-type="float">
            <text:p>-0.04248047</text:p>
          </table:table-cell>
          <table:table-cell office:value-type="float" office:value="0.7663574" calcext:value-type="float">
            <text:p>0.766357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9727" calcext:value-type="float">
            <text:p>-0.7719727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7731934" calcext:value-type="float">
            <text:p>0.7731934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0195" calcext:value-type="float">
            <text:p>-0.7700195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7634277" calcext:value-type="float">
            <text:p>0.7634277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1934" calcext:value-type="float">
            <text:p>-0.7731934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53809" calcext:value-type="float">
            <text:p>0.765380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9961" calcext:value-type="float">
            <text:p>-0.7709961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666016" calcext:value-type="float">
            <text:p>0.766601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1189313" calcext:value-type="float">
            <text:p>-0.1189313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9727" calcext:value-type="float">
            <text:p>-0.7719727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79541" calcext:value-type="float">
            <text:p>0.779541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6113" calcext:value-type="float">
            <text:p>-0.7766113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832" calcext:value-type="float">
            <text:p>-0.777832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702637" calcext:value-type="float">
            <text:p>0.7702637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" calcext:value-type="float">
            <text:p>0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8042753" calcext:value-type="float">
            <text:p>0.0804275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7051" calcext:value-type="float">
            <text:p>-0.7727051</text:p>
          </table:table-cell>
          <table:table-cell office:value-type="float" office:value="-0.05151367" calcext:value-type="float">
            <text:p>-0.05151367</text:p>
          </table:table-cell>
          <table:table-cell office:value-type="float" office:value="0.762207" calcext:value-type="float">
            <text:p>0.762207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0.2474809" calcext:value-type="float">
            <text:p>0.2474809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8789" calcext:value-type="float">
            <text:p>-0.7758789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7695313" calcext:value-type="float">
            <text:p>0.7695313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83105" calcext:value-type="float">
            <text:p>-0.7683105</text:p>
          </table:table-cell>
          <table:table-cell office:value-type="float" office:value="-0.04638672" calcext:value-type="float">
            <text:p>-0.04638672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-0.1651902" calcext:value-type="float">
            <text:p>-0.1651902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2025649" calcext:value-type="float">
            <text:p>0.202564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2402" calcext:value-type="float">
            <text:p>-0.7712402</text:p>
          </table:table-cell>
          <table:table-cell office:value-type="float" office:value="-0.04516602" calcext:value-type="float">
            <text:p>-0.04516602</text:p>
          </table:table-cell>
          <table:table-cell office:value-type="float" office:value="0.7724609" calcext:value-type="float">
            <text:p>0.772460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4844" calcext:value-type="float">
            <text:p>-0.7714844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575684" calcext:value-type="float">
            <text:p>0.757568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9258" calcext:value-type="float">
            <text:p>-0.7739258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634277" calcext:value-type="float">
            <text:p>0.763427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1189313" calcext:value-type="float">
            <text:p>-0.1189313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7051" calcext:value-type="float">
            <text:p>-0.7727051</text:p>
          </table:table-cell>
          <table:table-cell office:value-type="float" office:value="-0.05664063" calcext:value-type="float">
            <text:p>-0.05664063</text:p>
          </table:table-cell>
          <table:table-cell office:value-type="float" office:value="0.7670898" calcext:value-type="float">
            <text:p>0.767089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1699" calcext:value-type="float">
            <text:p>-0.7741699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719727" calcext:value-type="float">
            <text:p>0.7719727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1027786" calcext:value-type="float">
            <text:p>-0.102778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2637" calcext:value-type="float">
            <text:p>-0.7702637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541504" calcext:value-type="float">
            <text:p>0.7541504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193886" calcext:value-type="float">
            <text:p>-0.1193886</text:p>
          </table:table-cell>
          <table:table-cell office:value-type="float" office:value="-0.1647328" calcext:value-type="float">
            <text:p>-0.1647328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4609" calcext:value-type="float">
            <text:p>-0.7724609</text:p>
          </table:table-cell>
          <table:table-cell office:value-type="float" office:value="-0.05761719" calcext:value-type="float">
            <text:p>-0.05761719</text:p>
          </table:table-cell>
          <table:table-cell office:value-type="float" office:value="0.7624512" calcext:value-type="float">
            <text:p>0.7624512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1699" calcext:value-type="float">
            <text:p>-0.7741699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0.7666016" calcext:value-type="float">
            <text:p>0.7666016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-0.1485801" calcext:value-type="float">
            <text:p>-0.14858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2168" calcext:value-type="float">
            <text:p>-0.7722168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722168" calcext:value-type="float">
            <text:p>0.7722168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1253435" calcext:value-type="float">
            <text:p>0.1253435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8125" calcext:value-type="float">
            <text:p>-0.78125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7663574" calcext:value-type="float">
            <text:p>0.766357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-0.1647328" calcext:value-type="float">
            <text:p>-0.1647328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832" calcext:value-type="float">
            <text:p>-0.777832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0.762207" calcext:value-type="float">
            <text:p>0.762207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043" calcext:value-type="float">
            <text:p>-0.769043</text:p>
          </table:table-cell>
          <table:table-cell office:value-type="float" office:value="-0.05249023" calcext:value-type="float">
            <text:p>-0.05249023</text:p>
          </table:table-cell>
          <table:table-cell office:value-type="float" office:value="0.7724609" calcext:value-type="float">
            <text:p>0.772460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9023" calcext:value-type="float">
            <text:p>-0.7749023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7626953" calcext:value-type="float">
            <text:p>0.762695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" calcext:value-type="float">
            <text:p>0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8042753" calcext:value-type="float">
            <text:p>0.0804275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3906" calcext:value-type="float">
            <text:p>-0.7753906</text:p>
          </table:table-cell>
          <table:table-cell office:value-type="float" office:value="-0.04760742" calcext:value-type="float">
            <text:p>-0.04760742</text:p>
          </table:table-cell>
          <table:table-cell office:value-type="float" office:value="0.7644043" calcext:value-type="float">
            <text:p>0.7644043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51367" calcext:value-type="float">
            <text:p>-0.7651367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7754" calcext:value-type="float">
            <text:p>-0.7697754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7744141" calcext:value-type="float">
            <text:p>0.774414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1699" calcext:value-type="float">
            <text:p>-0.7741699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7658691" calcext:value-type="float">
            <text:p>0.7658691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-0.1036641" calcext:value-type="float">
            <text:p>-0.1036641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1934" calcext:value-type="float">
            <text:p>-0.7731934</text:p>
          </table:table-cell>
          <table:table-cell office:value-type="float" office:value="-0.05688477" calcext:value-type="float">
            <text:p>-0.05688477</text:p>
          </table:table-cell>
          <table:table-cell office:value-type="float" office:value="0.7680664" calcext:value-type="float">
            <text:p>0.768066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2442748" calcext:value-type="float">
            <text:p>-0.2442748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1638473" calcext:value-type="float">
            <text:p>-0.163847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4141" calcext:value-type="float">
            <text:p>-0.7744141</text:p>
          </table:table-cell>
          <table:table-cell office:value-type="float" office:value="-0.05541992" calcext:value-type="float">
            <text:p>-0.05541992</text:p>
          </table:table-cell>
          <table:table-cell office:value-type="float" office:value="0.769043" calcext:value-type="float">
            <text:p>0.76904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123" calcext:value-type="float">
            <text:p>-0.776123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1864123" calcext:value-type="float">
            <text:p>0.1864123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2168" calcext:value-type="float">
            <text:p>-0.7722168</text:p>
          </table:table-cell>
          <table:table-cell office:value-type="float" office:value="-0.05517578" calcext:value-type="float">
            <text:p>-0.05517578</text:p>
          </table:table-cell>
          <table:table-cell office:value-type="float" office:value="0.7702637" calcext:value-type="float">
            <text:p>0.7702637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2317564" calcext:value-type="float">
            <text:p>0.2317564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8789" calcext:value-type="float">
            <text:p>-0.7758789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729492" calcext:value-type="float">
            <text:p>0.7729492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7051" calcext:value-type="float">
            <text:p>-0.7727051</text:p>
          </table:table-cell>
          <table:table-cell office:value-type="float" office:value="-0.04931641" calcext:value-type="float">
            <text:p>-0.04931641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2168" calcext:value-type="float">
            <text:p>-0.7722168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4375" calcext:value-type="float">
            <text:p>-0.7734375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727051" calcext:value-type="float">
            <text:p>0.7727051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83203" calcext:value-type="float">
            <text:p>-0.7783203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7695313" calcext:value-type="float">
            <text:p>0.7695313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5313" calcext:value-type="float">
            <text:p>-0.7695313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46484" calcext:value-type="float">
            <text:p>0.7646484</text:p>
          </table:table-cell>
          <table:table-cell office:value-type="float" office:value="-1.480916" calcext:value-type="float">
            <text:p>-1.480916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3178619" calcext:value-type="float">
            <text:p>-0.3178619</text:p>
          </table:table-cell>
          <table:table-cell office:value-type="float" office:value="-0.1189313" calcext:value-type="float">
            <text:p>-0.1189313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83105" calcext:value-type="float">
            <text:p>-0.7683105</text:p>
          </table:table-cell>
          <table:table-cell office:value-type="float" office:value="-0.03271484" calcext:value-type="float">
            <text:p>-0.03271484</text:p>
          </table:table-cell>
          <table:table-cell office:value-type="float" office:value="0.7648926" calcext:value-type="float">
            <text:p>0.764892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6816" calcext:value-type="float">
            <text:p>-0.7736816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675781" calcext:value-type="float">
            <text:p>0.7675781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9961" calcext:value-type="float">
            <text:p>-0.7709961</text:p>
          </table:table-cell>
          <table:table-cell office:value-type="float" office:value="-0.04931641" calcext:value-type="float">
            <text:p>-0.04931641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1109619" calcext:value-type="float">
            <text:p>0.110961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810059" calcext:value-type="float">
            <text:p>-0.7810059</text:p>
          </table:table-cell>
          <table:table-cell office:value-type="float" office:value="-0.04736328" calcext:value-type="float">
            <text:p>-0.04736328</text:p>
          </table:table-cell>
          <table:table-cell office:value-type="float" office:value="0.7651367" calcext:value-type="float">
            <text:p>0.765136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253435" calcext:value-type="float">
            <text:p>0.1253435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80664" calcext:value-type="float">
            <text:p>-0.7680664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1109619" calcext:value-type="float">
            <text:p>0.110961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800293" calcext:value-type="float">
            <text:p>-0.7800293</text:p>
          </table:table-cell>
          <table:table-cell office:value-type="float" office:value="-0.05664063" calcext:value-type="float">
            <text:p>-0.05664063</text:p>
          </table:table-cell>
          <table:table-cell office:value-type="float" office:value="0.7729492" calcext:value-type="float">
            <text:p>0.7729492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1465" calcext:value-type="float">
            <text:p>-0.7751465</text:p>
          </table:table-cell>
          <table:table-cell office:value-type="float" office:value="-0.05053711" calcext:value-type="float">
            <text:p>-0.05053711</text:p>
          </table:table-cell>
          <table:table-cell office:value-type="float" office:value="0.7709961" calcext:value-type="float">
            <text:p>0.7709961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80762" calcext:value-type="float">
            <text:p>-0.7780762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753906" calcext:value-type="float">
            <text:p>0.7753906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6582" calcext:value-type="float">
            <text:p>-0.7746582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844238" calcext:value-type="float">
            <text:p>-0.7844238</text:p>
          </table:table-cell>
          <table:table-cell office:value-type="float" office:value="-0.05053711" calcext:value-type="float">
            <text:p>-0.05053711</text:p>
          </table:table-cell>
          <table:table-cell office:value-type="float" office:value="0.7609863" calcext:value-type="float">
            <text:p>0.760986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2168" calcext:value-type="float">
            <text:p>-0.7722168</text:p>
          </table:table-cell>
          <table:table-cell office:value-type="float" office:value="-0.04931641" calcext:value-type="float">
            <text:p>-0.04931641</text:p>
          </table:table-cell>
          <table:table-cell office:value-type="float" office:value="0.7661133" calcext:value-type="float">
            <text:p>0.7661133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4305279" calcext:value-type="float">
            <text:p>-0.04305279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8789" calcext:value-type="float">
            <text:p>-0.7758789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2168" calcext:value-type="float">
            <text:p>-0.7722168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602539" calcext:value-type="float">
            <text:p>0.7602539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0.2025649" calcext:value-type="float">
            <text:p>0.202564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75781" calcext:value-type="float">
            <text:p>-0.7675781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0.7617188" calcext:value-type="float">
            <text:p>0.761718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0.2636336" calcext:value-type="float">
            <text:p>0.26363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7285" calcext:value-type="float">
            <text:p>-0.7717285</text:p>
          </table:table-cell>
          <table:table-cell office:value-type="float" office:value="-0.05322266" calcext:value-type="float">
            <text:p>-0.05322266</text:p>
          </table:table-cell>
          <table:table-cell office:value-type="float" office:value="0.7668457" calcext:value-type="float">
            <text:p>0.766845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0.09569471" calcext:value-type="float">
            <text:p>0.0956947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1699" calcext:value-type="float">
            <text:p>-0.7741699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668457" calcext:value-type="float">
            <text:p>0.766845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253435" calcext:value-type="float">
            <text:p>0.1253435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8789" calcext:value-type="float">
            <text:p>-0.7758789</text:p>
          </table:table-cell>
          <table:table-cell office:value-type="float" office:value="-0.0534668" calcext:value-type="float">
            <text:p>-0.0534668</text:p>
          </table:table-cell>
          <table:table-cell office:value-type="float" office:value="0.7617188" calcext:value-type="float">
            <text:p>0.7617188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3.95829" calcext:value-type="float">
            <text:p>3.9582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9258" calcext:value-type="float">
            <text:p>-0.7739258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63916" calcext:value-type="float">
            <text:p>0.76391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1406108" calcext:value-type="float">
            <text:p>0.1406108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800293" calcext:value-type="float">
            <text:p>-0.7800293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7561035" calcext:value-type="float">
            <text:p>0.7561035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9492" calcext:value-type="float">
            <text:p>-0.7729492</text:p>
          </table:table-cell>
          <table:table-cell office:value-type="float" office:value="-0.06005859" calcext:value-type="float">
            <text:p>-0.06005859</text:p>
          </table:table-cell>
          <table:table-cell office:value-type="float" office:value="0.7646484" calcext:value-type="float">
            <text:p>0.7646484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-0.1957245" calcext:value-type="float">
            <text:p>-0.1957245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-0.1180458" calcext:value-type="float">
            <text:p>-0.11804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1465" calcext:value-type="float">
            <text:p>-0.7751465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7744141" calcext:value-type="float">
            <text:p>0.7744141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2900764" calcext:value-type="float">
            <text:p>-0.2900764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0.2096488" calcext:value-type="float">
            <text:p>-0.209648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3438" calcext:value-type="float">
            <text:p>-0.7773438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0.7626953" calcext:value-type="float">
            <text:p>0.7626953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810059" calcext:value-type="float">
            <text:p>-0.7810059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66016" calcext:value-type="float">
            <text:p>0.7666016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0.0875114" calcext:value-type="float">
            <text:p>-0.087511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9023" calcext:value-type="float">
            <text:p>-0.7749023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832" calcext:value-type="float">
            <text:p>-0.777832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7680664" calcext:value-type="float">
            <text:p>0.7680664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1041214" calcext:value-type="float">
            <text:p>-0.1041214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2871" calcext:value-type="float">
            <text:p>-0.7692871</text:p>
          </table:table-cell>
          <table:table-cell office:value-type="float" office:value="-0.05273438" calcext:value-type="float">
            <text:p>-0.05273438</text:p>
          </table:table-cell>
          <table:table-cell office:value-type="float" office:value="0.7612305" calcext:value-type="float">
            <text:p>0.761230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1934" calcext:value-type="float">
            <text:p>-0.7731934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0.7668457" calcext:value-type="float">
            <text:p>0.7668457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0" calcext:value-type="float">
            <text:p>0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-0.04259539" calcext:value-type="float">
            <text:p>-0.04259539</text:p>
          </table:table-cell>
          <table:table-cell office:value-type="float" office:value="0.08042753" calcext:value-type="float">
            <text:p>0.0804275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4375" calcext:value-type="float">
            <text:p>-0.7734375</text:p>
          </table:table-cell>
          <table:table-cell office:value-type="float" office:value="-0.0559082" calcext:value-type="float">
            <text:p>-0.0559082</text:p>
          </table:table-cell>
          <table:table-cell office:value-type="float" office:value="0.7653809" calcext:value-type="float">
            <text:p>0.7653809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3358779" calcext:value-type="float">
            <text:p>-0.3358779</text:p>
          </table:table-cell>
          <table:table-cell office:value-type="float" office:value="0.1554205" calcext:value-type="float">
            <text:p>0.1554205</text:p>
          </table:table-cell>
          <table:table-cell office:value-type="float" office:value="0.1406108" calcext:value-type="float">
            <text:p>0.1406108</text:p>
          </table:table-cell>
          <table:table-cell office:value-type="float" office:value="-0.2554503" calcext:value-type="float">
            <text:p>-0.255450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810059" calcext:value-type="float">
            <text:p>-0.7810059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653809" calcext:value-type="float">
            <text:p>0.7653809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4141" calcext:value-type="float">
            <text:p>-0.7744141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619629" calcext:value-type="float">
            <text:p>0.761962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-0.1952671" calcext:value-type="float">
            <text:p>-0.1952671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0195" calcext:value-type="float">
            <text:p>-0.7700195</text:p>
          </table:table-cell>
          <table:table-cell office:value-type="float" office:value="-0.03686523" calcext:value-type="float">
            <text:p>-0.03686523</text:p>
          </table:table-cell>
          <table:table-cell office:value-type="float" office:value="0.7683105" calcext:value-type="float">
            <text:p>0.7683105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2780153" calcext:value-type="float">
            <text:p>0.2780153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4844" calcext:value-type="float">
            <text:p>-0.7714844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0.7658691" calcext:value-type="float">
            <text:p>0.765869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7358706" calcext:value-type="float">
            <text:p>-0.07358706</text:p>
          </table:table-cell>
          <table:table-cell office:value-type="float" office:value="0.003206134" calcext:value-type="float">
            <text:p>0.003206134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832031" calcext:value-type="float">
            <text:p>-0.7832031</text:p>
          </table:table-cell>
          <table:table-cell office:value-type="float" office:value="-0.04711914" calcext:value-type="float">
            <text:p>-0.04711914</text:p>
          </table:table-cell>
          <table:table-cell office:value-type="float" office:value="0.7805176" calcext:value-type="float">
            <text:p>0.7805176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-0.1189313" calcext:value-type="float">
            <text:p>-0.1189313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2168" calcext:value-type="float">
            <text:p>-0.7722168</text:p>
          </table:table-cell>
          <table:table-cell office:value-type="float" office:value="-0.05395508" calcext:value-type="float">
            <text:p>-0.05395508</text:p>
          </table:table-cell>
          <table:table-cell office:value-type="float" office:value="0.7751465" calcext:value-type="float">
            <text:p>0.7751465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6427485" calcext:value-type="float">
            <text:p>0.06427485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4375" calcext:value-type="float">
            <text:p>-0.7734375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0.763916" calcext:value-type="float">
            <text:p>0.763916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1934" calcext:value-type="float">
            <text:p>-0.7731934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770996" calcext:value-type="float">
            <text:p>0.7770996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1934" calcext:value-type="float">
            <text:p>-0.7731934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70898" calcext:value-type="float">
            <text:p>0.767089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752" calcext:value-type="float">
            <text:p>-0.770752</text:p>
          </table:table-cell>
          <table:table-cell office:value-type="float" office:value="-0.0534668" calcext:value-type="float">
            <text:p>-0.0534668</text:p>
          </table:table-cell>
          <table:table-cell office:value-type="float" office:value="0.7702637" calcext:value-type="float">
            <text:p>0.770263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-0.2410687" calcext:value-type="float">
            <text:p>-0.2410687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8789" calcext:value-type="float">
            <text:p>-0.7758789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0.7595215" calcext:value-type="float">
            <text:p>0.7595215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3206107" calcext:value-type="float">
            <text:p>-0.3206107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2401831" calcext:value-type="float">
            <text:p>-0.240183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80664" calcext:value-type="float">
            <text:p>-0.7680664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70898" calcext:value-type="float">
            <text:p>0.767089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706877" calcext:value-type="float">
            <text:p>0.1706877</text:p>
          </table:table-cell>
          <table:table-cell office:value-type="float" office:value="-0.1036641" calcext:value-type="float">
            <text:p>-0.1036641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9023" calcext:value-type="float">
            <text:p>-0.7749023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0.7714844" calcext:value-type="float">
            <text:p>0.771484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1558779" calcext:value-type="float">
            <text:p>0.1558779</text:p>
          </table:table-cell>
          <table:table-cell office:value-type="float" office:value="0.1872978" calcext:value-type="float">
            <text:p>0.187297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7285" calcext:value-type="float">
            <text:p>-0.7717285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60498" calcext:value-type="float">
            <text:p>0.760498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2627481" calcext:value-type="float">
            <text:p>0.2627481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9492" calcext:value-type="float">
            <text:p>-0.7729492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0.7536621" calcext:value-type="float">
            <text:p>0.7536621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1804574" calcext:value-type="float">
            <text:p>-0.1804574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3.812702" calcext:value-type="float">
            <text:p>-3.81270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5313" calcext:value-type="float">
            <text:p>-0.7695313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0.762207" calcext:value-type="float">
            <text:p>0.762207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02778554" calcext:value-type="float">
            <text:p>-0.02778554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3.943023" calcext:value-type="float">
            <text:p>3.94302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83203" calcext:value-type="float">
            <text:p>-0.7783203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18" calcext:value-type="float">
            <text:p>-0.18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9541" calcext:value-type="float">
            <text:p>-0.779541</text:p>
          </table:table-cell>
          <table:table-cell office:value-type="float" office:value="-0.0612793" calcext:value-type="float">
            <text:p>-0.0612793</text:p>
          </table:table-cell>
          <table:table-cell office:value-type="float" office:value="0.7744141" calcext:value-type="float">
            <text:p>0.7744141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49923" calcext:value-type="float">
            <text:p>-0.149923</text:p>
          </table:table-cell>
          <table:table-cell office:value-type="float" office:value="0.2780153" calcext:value-type="float">
            <text:p>0.2780153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4375" calcext:value-type="float">
            <text:p>-0.7734375</text:p>
          </table:table-cell>
          <table:table-cell office:value-type="float" office:value="-0.04760742" calcext:value-type="float">
            <text:p>-0.04760742</text:p>
          </table:table-cell>
          <table:table-cell office:value-type="float" office:value="0.7709961" calcext:value-type="float">
            <text:p>0.7709961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0.1859549" calcext:value-type="float">
            <text:p>0.1859549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2025649" calcext:value-type="float">
            <text:p>0.202564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2871" calcext:value-type="float">
            <text:p>-0.7692871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709961" calcext:value-type="float">
            <text:p>0.7709961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1494656" calcext:value-type="float">
            <text:p>-0.1494656</text:p>
          </table:table-cell>
          <table:table-cell office:value-type="float" office:value="-3.797435" calcext:value-type="float">
            <text:p>-3.79743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8789" calcext:value-type="float">
            <text:p>-0.7758789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629395" calcext:value-type="float">
            <text:p>0.762939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0.3696184" calcext:value-type="float">
            <text:p>0.3696184</text:p>
          </table:table-cell>
          <table:table-cell office:value-type="float" office:value="0.04989318" calcext:value-type="float">
            <text:p>0.0498931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68457" calcext:value-type="float">
            <text:p>-0.7668457</text:p>
          </table:table-cell>
          <table:table-cell office:value-type="float" office:value="-0.05053711" calcext:value-type="float">
            <text:p>-0.05053711</text:p>
          </table:table-cell>
          <table:table-cell office:value-type="float" office:value="0.7675781" calcext:value-type="float">
            <text:p>0.7675781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1859549" calcext:value-type="float">
            <text:p>0.1859549</text:p>
          </table:table-cell>
          <table:table-cell office:value-type="float" office:value="-0.2410687" calcext:value-type="float">
            <text:p>-0.2410687</text:p>
          </table:table-cell>
          <table:table-cell office:value-type="float" office:value="0.1720306" calcext:value-type="float">
            <text:p>0.172030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2402" calcext:value-type="float">
            <text:p>-0.7712402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705078" calcext:value-type="float">
            <text:p>0.770507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4855025" calcext:value-type="float">
            <text:p>0.04855025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4844" calcext:value-type="float">
            <text:p>-0.7714844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07954198" calcext:value-type="float">
            <text:p>0.07954198</text:p>
          </table:table-cell>
          <table:table-cell office:value-type="float" office:value="-0.1027786" calcext:value-type="float">
            <text:p>-0.102778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5313" calcext:value-type="float">
            <text:p>-0.7695313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685547" calcext:value-type="float">
            <text:p>0.7685547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8789" calcext:value-type="float">
            <text:p>-0.7758789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583008" calcext:value-type="float">
            <text:p>0.7583008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1100764" calcext:value-type="float">
            <text:p>0.1100764</text:p>
          </table:table-cell>
          <table:table-cell office:value-type="float" office:value="-0.01117552" calcext:value-type="float">
            <text:p>-0.0111755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6348" calcext:value-type="float">
            <text:p>-0.7756348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0.7727051" calcext:value-type="float">
            <text:p>0.7727051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-0.07312977" calcext:value-type="float">
            <text:p>-0.07312977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6113" calcext:value-type="float">
            <text:p>-0.7766113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7697754" calcext:value-type="float">
            <text:p>0.7697754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9435177" calcext:value-type="float">
            <text:p>0.09435177</text:p>
          </table:table-cell>
          <table:table-cell office:value-type="float" office:value="-0.1341985" calcext:value-type="float">
            <text:p>-0.1341985</text:p>
          </table:table-cell>
          <table:table-cell office:value-type="float" office:value="-0.07224422" calcext:value-type="float">
            <text:p>-0.0722442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78223" calcext:value-type="float">
            <text:p>-0.7678223</text:p>
          </table:table-cell>
          <table:table-cell office:value-type="float" office:value="-0.05615234" calcext:value-type="float">
            <text:p>-0.05615234</text:p>
          </table:table-cell>
          <table:table-cell office:value-type="float" office:value="0.7648926" calcext:value-type="float">
            <text:p>0.764892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0.2322138" calcext:value-type="float">
            <text:p>0.2322138</text:p>
          </table:table-cell>
          <table:table-cell office:value-type="float" office:value="-0.1180458" calcext:value-type="float">
            <text:p>-0.11804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85547" calcext:value-type="float">
            <text:p>-0.7685547</text:p>
          </table:table-cell>
          <table:table-cell office:value-type="float" office:value="-0.05761719" calcext:value-type="float">
            <text:p>-0.05761719</text:p>
          </table:table-cell>
          <table:table-cell office:value-type="float" office:value="0.7573242" calcext:value-type="float">
            <text:p>0.7573242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248862" calcext:value-type="float">
            <text:p>0.1248862</text:p>
          </table:table-cell>
          <table:table-cell office:value-type="float" office:value="-0.1647328" calcext:value-type="float">
            <text:p>-0.1647328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09961" calcext:value-type="float">
            <text:p>-0.7709961</text:p>
          </table:table-cell>
          <table:table-cell office:value-type="float" office:value="-0.05322266" calcext:value-type="float">
            <text:p>-0.05322266</text:p>
          </table:table-cell>
          <table:table-cell office:value-type="float" office:value="0.7741699" calcext:value-type="float">
            <text:p>0.7741699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-0.1804574" calcext:value-type="float">
            <text:p>-0.1804574</text:p>
          </table:table-cell>
          <table:table-cell office:value-type="float" office:value="0.2780153" calcext:value-type="float">
            <text:p>0.2780153</text:p>
          </table:table-cell>
          <table:table-cell office:value-type="float" office:value="-0.224916" calcext:value-type="float">
            <text:p>-0.22491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49023" calcext:value-type="float">
            <text:p>-0.7749023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0.7719727" calcext:value-type="float">
            <text:p>0.7719727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171145" calcext:value-type="float">
            <text:p>0.171145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56348" calcext:value-type="float">
            <text:p>-0.7756348</text:p>
          </table:table-cell>
          <table:table-cell office:value-type="float" office:value="-0.04541016" calcext:value-type="float">
            <text:p>-0.04541016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1804574" calcext:value-type="float">
            <text:p>-0.1804574</text:p>
          </table:table-cell>
          <table:table-cell office:value-type="float" office:value="-0.02732825" calcext:value-type="float">
            <text:p>-0.02732825</text:p>
          </table:table-cell>
          <table:table-cell office:value-type="float" office:value="0.03462601" calcext:value-type="float">
            <text:p>0.034626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9727" calcext:value-type="float">
            <text:p>-0.7719727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0.7685547" calcext:value-type="float">
            <text:p>0.768554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-0.02644269" calcext:value-type="float">
            <text:p>-0.026442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9258" calcext:value-type="float">
            <text:p>-0.7739258</text:p>
          </table:table-cell>
          <table:table-cell office:value-type="float" office:value="-0.05273438" calcext:value-type="float">
            <text:p>-0.05273438</text:p>
          </table:table-cell>
          <table:table-cell office:value-type="float" office:value="0.7636719" calcext:value-type="float">
            <text:p>0.7636719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-0.1041214" calcext:value-type="float">
            <text:p>-0.1041214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-3.797435" calcext:value-type="float">
            <text:p>-3.79743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24609" calcext:value-type="float">
            <text:p>-0.7724609</text:p>
          </table:table-cell>
          <table:table-cell office:value-type="float" office:value="-0.04882813" calcext:value-type="float">
            <text:p>-0.04882813</text:p>
          </table:table-cell>
          <table:table-cell office:value-type="float" office:value="0.7512207" calcext:value-type="float">
            <text:p>0.751220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08839691" calcext:value-type="float">
            <text:p>-0.08839691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80664" calcext:value-type="float">
            <text:p>-0.7680664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0.7648926" calcext:value-type="float">
            <text:p>0.764892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-0.05786258" calcext:value-type="float">
            <text:p>-0.05786258</text:p>
          </table:table-cell>
          <table:table-cell office:value-type="float" office:value="0.2025649" calcext:value-type="float">
            <text:p>0.202564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6113" calcext:value-type="float">
            <text:p>-0.7766113</text:p>
          </table:table-cell>
          <table:table-cell office:value-type="float" office:value="-0.05322266" calcext:value-type="float">
            <text:p>-0.05322266</text:p>
          </table:table-cell>
          <table:table-cell office:value-type="float" office:value="0.7661133" calcext:value-type="float">
            <text:p>0.766113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401533" calcext:value-type="float">
            <text:p>0.1401533</text:p>
          </table:table-cell>
          <table:table-cell office:value-type="float" office:value="-0.1494656" calcext:value-type="float">
            <text:p>-0.1494656</text:p>
          </table:table-cell>
          <table:table-cell office:value-type="float" office:value="0.01935883" calcext:value-type="float">
            <text:p>0.0193588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3438" calcext:value-type="float">
            <text:p>-0.7773438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7773438" calcext:value-type="float">
            <text:p>0.7773438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1193886" calcext:value-type="float">
            <text:p>-0.1193886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3672" calcext:value-type="float">
            <text:p>-0.7763672</text:p>
          </table:table-cell>
          <table:table-cell office:value-type="float" office:value="-0.05444336" calcext:value-type="float">
            <text:p>-0.05444336</text:p>
          </table:table-cell>
          <table:table-cell office:value-type="float" office:value="0.7685547" calcext:value-type="float">
            <text:p>0.7685547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-0.05831993" calcext:value-type="float">
            <text:p>-0.05831993</text:p>
          </table:table-cell>
          <table:table-cell office:value-type="float" office:value="0.09480917" calcext:value-type="float">
            <text:p>0.09480917</text:p>
          </table:table-cell>
          <table:table-cell office:value-type="float" office:value="-0.0875114" calcext:value-type="float">
            <text:p>-0.087511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34375" calcext:value-type="float">
            <text:p>-0.7734375</text:p>
          </table:table-cell>
          <table:table-cell office:value-type="float" office:value="-0.04614258" calcext:value-type="float">
            <text:p>-0.04614258</text:p>
          </table:table-cell>
          <table:table-cell office:value-type="float" office:value="0.7617188" calcext:value-type="float">
            <text:p>0.761718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3328311" calcext:value-type="float">
            <text:p>0.03328311</text:p>
          </table:table-cell>
          <table:table-cell office:value-type="float" office:value="0.03374046" calcext:value-type="float">
            <text:p>0.03374046</text:p>
          </table:table-cell>
          <table:table-cell office:value-type="float" office:value="0.1414962" calcext:value-type="float">
            <text:p>0.14149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53809" calcext:value-type="float">
            <text:p>-0.7653809</text:p>
          </table:table-cell>
          <table:table-cell office:value-type="float" office:value="-0.05126953" calcext:value-type="float">
            <text:p>-0.05126953</text:p>
          </table:table-cell>
          <table:table-cell office:value-type="float" office:value="0.763916" calcext:value-type="float">
            <text:p>0.76391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1251841" calcext:value-type="float">
            <text:p>-0.01251841</text:p>
          </table:table-cell>
          <table:table-cell office:value-type="float" office:value="0.01847327" calcext:value-type="float">
            <text:p>0.01847327</text:p>
          </table:table-cell>
          <table:table-cell office:value-type="float" office:value="0.004091658" calcext:value-type="float">
            <text:p>0.0040916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5879" calcext:value-type="float">
            <text:p>-0.7775879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-0.1957245" calcext:value-type="float">
            <text:p>-0.1957245</text:p>
          </table:table-cell>
          <table:table-cell office:value-type="float" office:value="-0.1494656" calcext:value-type="float">
            <text:p>-0.1494656</text:p>
          </table:table-cell>
          <table:table-cell office:value-type="float" office:value="3.973557" calcext:value-type="float">
            <text:p>3.97355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5313" calcext:value-type="float">
            <text:p>-0.7695313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38175" calcext:value-type="float">
            <text:p>0.0638175</text:p>
          </table:table-cell>
          <table:table-cell office:value-type="float" office:value="0.04900765" calcext:value-type="float">
            <text:p>0.04900765</text:p>
          </table:table-cell>
          <table:table-cell office:value-type="float" office:value="-3.827969" calcext:value-type="float">
            <text:p>-3.8279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7754" calcext:value-type="float">
            <text:p>-0.7697754</text:p>
          </table:table-cell>
          <table:table-cell office:value-type="float" office:value="-0.04663086" calcext:value-type="float">
            <text:p>-0.04663086</text:p>
          </table:table-cell>
          <table:table-cell office:value-type="float" office:value="0.7663574" calcext:value-type="float">
            <text:p>0.7663574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8885431" calcext:value-type="float">
            <text:p>-0.08885431</text:p>
          </table:table-cell>
          <table:table-cell office:value-type="float" office:value="-0.01206106" calcext:value-type="float">
            <text:p>-0.01206106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2402" calcext:value-type="float">
            <text:p>-0.7712402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7507324" calcext:value-type="float">
            <text:p>0.7507324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0.01801598" calcext:value-type="float">
            <text:p>0.01801598</text:p>
          </table:table-cell>
          <table:table-cell office:value-type="float" office:value="0.1406108" calcext:value-type="float">
            <text:p>0.1406108</text:p>
          </table:table-cell>
          <table:table-cell office:value-type="float" office:value="-0.05697704" calcext:value-type="float">
            <text:p>-0.056977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66113" calcext:value-type="float">
            <text:p>-0.7766113</text:p>
          </table:table-cell>
          <table:table-cell office:value-type="float" office:value="-0.05712891" calcext:value-type="float">
            <text:p>-0.05712891</text:p>
          </table:table-cell>
          <table:table-cell office:value-type="float" office:value="0.7509766" calcext:value-type="float">
            <text:p>0.7509766</text:p>
          </table:table-cell>
          <table:table-cell office:value-type="float" office:value="-1.450382" calcext:value-type="float">
            <text:p>-1.450382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2873275" calcext:value-type="float">
            <text:p>-0.2873275</text:p>
          </table:table-cell>
          <table:table-cell office:value-type="float" office:value="-0.2716031" calcext:value-type="float">
            <text:p>-0.2716031</text:p>
          </table:table-cell>
          <table:table-cell office:value-type="float" office:value="0.1262291" calcext:value-type="float">
            <text:p>0.12622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4844" calcext:value-type="float">
            <text:p>-0.7714844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0.769043" calcext:value-type="float">
            <text:p>0.769043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317564" calcext:value-type="float">
            <text:p>0.2317564</text:p>
          </table:table-cell>
          <table:table-cell office:value-type="float" office:value="0.3085496" calcext:value-type="float">
            <text:p>0.3085496</text:p>
          </table:table-cell>
          <table:table-cell office:value-type="float" office:value="-0.04170987" calcext:value-type="float">
            <text:p>-0.041709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12402" calcext:value-type="float">
            <text:p>-0.7712402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0.7580566" calcext:value-type="float">
            <text:p>0.7580566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002748728" calcext:value-type="float">
            <text:p>0.002748728</text:p>
          </table:table-cell>
          <table:table-cell office:value-type="float" office:value="-0.2716031" calcext:value-type="float">
            <text:p>-0.2716031</text:p>
          </table:table-cell>
          <table:table-cell office:value-type="float" office:value="0.1109619" calcext:value-type="float">
            <text:p>0.110961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773438" calcext:value-type="float">
            <text:p>-0.7773438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0.7729492" calcext:value-type="float">
            <text:p>0.7729492</text:p>
          </table:table-cell>
          <table:table-cell office:value-type="float" office:value="-1.496183" calcext:value-type="float">
            <text:p>-1.49618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333129" calcext:value-type="float">
            <text:p>-0.333129</text:p>
          </table:table-cell>
          <table:table-cell office:value-type="float" office:value="0.2627481" calcext:value-type="float">
            <text:p>0.2627481</text:p>
          </table:table-cell>
          <table:table-cell office:value-type="float" office:value="0.06516036" calcext:value-type="float">
            <text:p>0.065160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0.7695313" calcext:value-type="float">
            <text:p>-0.7695313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0.7658691" calcext:value-type="float">
            <text:p>0.7658691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07908463" calcext:value-type="float">
            <text:p>0.07908463</text:p>
          </table:table-cell>
          <table:table-cell office:value-type="float" office:value="0.1253435" calcext:value-type="float">
            <text:p>0.1253435</text:p>
          </table:table-cell>
          <table:table-cell office:value-type="float" office:value="0.2178321" calcext:value-type="float">
            <text:p>0.217832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</table:table>
      <table:table table:name="sensor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2998047" calcext:value-type="float">
            <text:p>-0.2998047</text:p>
          </table:table-cell>
          <table:table-cell office:value-type="float" office:value="0.3762207" calcext:value-type="float">
            <text:p>0.376220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3.49442161538462" calcext:value-type="float">
            <text:p>-3.49442161538462</text:p>
          </table:table-cell>
          <table:table-cell table:formula="of:=AVERAGE([.E:.E])" office:value-type="float" office:value="0.93819730625" calcext:value-type="float">
            <text:p>0.93819730625</text:p>
          </table:table-cell>
          <table:table-cell table:formula="of:=AVERAGE([.F:.F])" office:value-type="float" office:value="-3.46300649038462" calcext:value-type="float">
            <text:p>-3.46300649038462</text:p>
          </table:table-cell>
          <table:table-cell table:formula="of:=AVERAGE([.G:.G])" office:value-type="float" office:value="-0.00101698413461538" calcext:value-type="float">
            <text:p>-0.00101698413461538</text:p>
          </table:table-cell>
          <table:table-cell table:formula="of:=AVERAGE([.H:.H])" office:value-type="float" office:value="0.00454884083653846" calcext:value-type="float">
            <text:p>0.00454884083653846</text:p>
          </table:table-cell>
          <table:table-cell table:formula="of:=AVERAGE([.I:.I])" office:value-type="float" office:value="0.00395682504807692" calcext:value-type="float">
            <text:p>0.00395682504807692</text:p>
          </table:table-cell>
        </table:table-row>
        <table:table-row table:style-name="ro1">
          <table:table-cell office:value-type="float" office:value="0.2363281" calcext:value-type="float">
            <text:p>0.2363281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2608564" calcext:value-type="float">
            <text:p>0.26085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120745941424987" calcext:value-type="float">
            <text:p>0.0120745941424987</text:p>
          </table:table-cell>
          <table:table-cell table:formula="of:=VAR([.E:.E])" office:value-type="float" office:value="0.0124307480099544" calcext:value-type="float">
            <text:p>0.0124307480099544</text:p>
          </table:table-cell>
          <table:table-cell table:formula="of:=VAR([.F:.F])" office:value-type="float" office:value="0.018581358203739" calcext:value-type="float">
            <text:p>0.018581358203739</text:p>
          </table:table-cell>
          <table:table-cell table:formula="of:=VAR([.G:.G])" office:value-type="float" office:value="0.0120745974790756" calcext:value-type="float">
            <text:p>0.0120745974790756</text:p>
          </table:table-cell>
          <table:table-cell table:formula="of:=VAR([.H:.H])" office:value-type="float" office:value="0.0124307475849385" calcext:value-type="float">
            <text:p>0.0124307475849385</text:p>
          </table:table-cell>
          <table:table-cell table:formula="of:=VAR([.I:.I])" office:value-type="float" office:value="0.0185813601824136" calcext:value-type="float">
            <text:p>0.0185813601824136</text:p>
          </table:table-cell>
        </table:table-row>
        <table:table-row table:style-name="ro1">
          <table:table-cell office:value-type="float" office:value="0.2404785" calcext:value-type="float">
            <text:p>0.2404785</text:p>
          </table:table-cell>
          <table:table-cell office:value-type="float" office:value="-0.2978516" calcext:value-type="float">
            <text:p>-0.2978516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0.215055" calcext:value-type="float">
            <text:p>0.21505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3.832061" calcext:value-type="float">
            <text:p>-3.832061</text:p>
          </table:table-cell>
          <table:table-cell table:formula="of:=MIN([.E:.E])" office:value-type="float" office:value="0.5648855" calcext:value-type="float">
            <text:p>0.5648855</text:p>
          </table:table-cell>
          <table:table-cell table:formula="of:=MIN([.F:.F])" office:value-type="float" office:value="-3.862595" calcext:value-type="float">
            <text:p>-3.862595</text:p>
          </table:table-cell>
          <table:table-cell table:formula="of:=MIN([.G:.G])" office:value-type="float" office:value="-0.3386564" calcext:value-type="float">
            <text:p>-0.3386564</text:p>
          </table:table-cell>
          <table:table-cell table:formula="of:=MIN([.H:.H])" office:value-type="float" office:value="-0.368763" calcext:value-type="float">
            <text:p>-0.368763</text:p>
          </table:table-cell>
          <table:table-cell table:formula="of:=MIN([.I:.I])" office:value-type="float" office:value="-0.395632" calcext:value-type="float">
            <text:p>-0.395632</text:p>
          </table:table-cell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894043" calcext:value-type="float">
            <text:p>0.389404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2.961832" calcext:value-type="float">
            <text:p>-2.961832</text:p>
          </table:table-cell>
          <table:table-cell table:formula="of:=MAX([.E:.E])" office:value-type="float" office:value="1.236641" calcext:value-type="float">
            <text:p>1.236641</text:p>
          </table:table-cell>
          <table:table-cell table:formula="of:=MAX([.F:.F])" office:value-type="float" office:value="-3.145038" calcext:value-type="float">
            <text:p>-3.145038</text:p>
          </table:table-cell>
          <table:table-cell table:formula="of:=MAX([.G:.G])" office:value-type="float" office:value="0.5315726" calcext:value-type="float">
            <text:p>0.5315726</text:p>
          </table:table-cell>
          <table:table-cell table:formula="of:=MAX([.H:.H])" office:value-type="float" office:value="0.3029927" calcext:value-type="float">
            <text:p>0.3029927</text:p>
          </table:table-cell>
          <table:table-cell table:formula="of:=MAX([.I:.I])" office:value-type="float" office:value="0.3219252" calcext:value-type="float">
            <text:p>0.3219252</text:p>
          </table:table-cell>
        </table:table-row>
        <table:table-row table:style-name="ro1">
          <table:table-cell office:value-type="float" office:value="0.2329102" calcext:value-type="float">
            <text:p>0.2329102</text:p>
          </table:table-cell>
          <table:table-cell office:value-type="float" office:value="-0.3066406" calcext:value-type="float">
            <text:p>-0.3066406</text:p>
          </table:table-cell>
          <table:table-cell office:value-type="float" office:value="0.3740234" calcext:value-type="float">
            <text:p>0.37402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37109" calcext:value-type="float">
            <text:p>-0.3037109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5254" calcext:value-type="float">
            <text:p>0.2385254</text:p>
          </table:table-cell>
          <table:table-cell office:value-type="float" office:value="-0.3015137" calcext:value-type="float">
            <text:p>-0.3015137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19336" calcext:value-type="float">
            <text:p>0.2319336</text:p>
          </table:table-cell>
          <table:table-cell office:value-type="float" office:value="-0.3017578" calcext:value-type="float">
            <text:p>-0.3017578</text:p>
          </table:table-cell>
          <table:table-cell office:value-type="float" office:value="0.3706055" calcext:value-type="float">
            <text:p>0.370605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33984" calcext:value-type="float">
            <text:p>0.2333984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06055" calcext:value-type="float">
            <text:p>0.370605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54503" calcext:value-type="float">
            <text:p>-0.1554503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6191" calcext:value-type="float">
            <text:p>0.2346191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96387" calcext:value-type="float">
            <text:p>0.379638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-0.1554503" calcext:value-type="float">
            <text:p>-0.1554503</text:p>
          </table:table-cell>
          <table:table-cell office:value-type="float" office:value="-0.2924271" calcext:value-type="float">
            <text:p>-0.2924271</text:p>
          </table:table-cell>
          <table:table-cell office:value-type="float" office:value="0.1845205" calcext:value-type="float">
            <text:p>0.18452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2113897" calcext:value-type="float">
            <text:p>0.2113897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8633" calcext:value-type="float">
            <text:p>0.2348633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8418" calcext:value-type="float">
            <text:p>0.37841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-0.395632" calcext:value-type="float">
            <text:p>-0.39563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38867" calcext:value-type="float">
            <text:p>0.2338867</text:p>
          </table:table-cell>
          <table:table-cell office:value-type="float" office:value="-0.3007813" calcext:value-type="float">
            <text:p>-0.3007813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0.1081846" calcext:value-type="float">
            <text:p>0.10818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5254" calcext:value-type="float">
            <text:p>0.2385254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81738" calcext:value-type="float">
            <text:p>0.378173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0.1498933" calcext:value-type="float">
            <text:p>0.1498933</text:p>
          </table:table-cell>
          <table:table-cell office:value-type="float" office:value="0.1655881" calcext:value-type="float">
            <text:p>0.1655881</text:p>
          </table:table-cell>
          <table:table-cell office:value-type="float" office:value="0.2303221" calcext:value-type="float">
            <text:p>0.23032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2995605" calcext:value-type="float">
            <text:p>-0.2995605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54883" calcext:value-type="float">
            <text:p>0.375488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13609" calcext:value-type="float">
            <text:p>-0.136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3063965" calcext:value-type="float">
            <text:p>-0.3063965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1397553" calcext:value-type="float">
            <text:p>-0.1397553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3281" calcext:value-type="float">
            <text:p>0.2363281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54883" calcext:value-type="float">
            <text:p>0.3754883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401832" calcext:value-type="float">
            <text:p>-0.1401832</text:p>
          </table:table-cell>
          <table:table-cell office:value-type="float" office:value="-0.07868666" calcext:value-type="float">
            <text:p>-0.07868666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708496" calcext:value-type="float">
            <text:p>0.370849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2455893" calcext:value-type="float">
            <text:p>0.245589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3037109" calcext:value-type="float">
            <text:p>-0.3037109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0.1655881" calcext:value-type="float">
            <text:p>0.1655881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33984" calcext:value-type="float">
            <text:p>0.2333984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1961225" calcext:value-type="float">
            <text:p>0.1961225</text:p>
          </table:table-cell>
          <table:table-cell office:value-type="float" office:value="0.1081846" calcext:value-type="float">
            <text:p>0.10818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06055" calcext:value-type="float">
            <text:p>0.370605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3056641" calcext:value-type="float">
            <text:p>-0.3056641</text:p>
          </table:table-cell>
          <table:table-cell office:value-type="float" office:value="0.3808594" calcext:value-type="float">
            <text:p>0.380859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13609" calcext:value-type="float">
            <text:p>-0.136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9668" calcext:value-type="float">
            <text:p>0.2409668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8418" calcext:value-type="float">
            <text:p>0.378418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2608564" calcext:value-type="float">
            <text:p>0.26085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51172" calcext:value-type="float">
            <text:p>0.2451172</text:p>
          </table:table-cell>
          <table:table-cell office:value-type="float" office:value="-0.3039551" calcext:value-type="float">
            <text:p>-0.3039551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8164" calcext:value-type="float">
            <text:p>0.2368164</text:p>
          </table:table-cell>
          <table:table-cell office:value-type="float" office:value="-0.3059082" calcext:value-type="float">
            <text:p>-0.3059082</text:p>
          </table:table-cell>
          <table:table-cell office:value-type="float" office:value="0.3679199" calcext:value-type="float">
            <text:p>0.367919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5488" calcext:value-type="float">
            <text:p>0.2375488</text:p>
          </table:table-cell>
          <table:table-cell office:value-type="float" office:value="-0.307373" calcext:value-type="float">
            <text:p>-0.307373</text:p>
          </table:table-cell>
          <table:table-cell office:value-type="float" office:value="0.3688965" calcext:value-type="float">
            <text:p>0.368896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5" calcext:value-type="float">
            <text:p>0.375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-0.2276931" calcext:value-type="float">
            <text:p>-0.22769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813477" calcext:value-type="float">
            <text:p>0.38134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21875" calcext:value-type="float">
            <text:p>0.2421875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723145" calcext:value-type="float">
            <text:p>0.372314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0.1997876" calcext:value-type="float">
            <text:p>0.19978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16895" calcext:value-type="float">
            <text:p>0.2316895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2988281" calcext:value-type="float">
            <text:p>-0.2988281</text:p>
          </table:table-cell>
          <table:table-cell office:value-type="float" office:value="0.388916" calcext:value-type="float">
            <text:p>0.38891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56641" calcext:value-type="float">
            <text:p>-0.3056641</text:p>
          </table:table-cell>
          <table:table-cell office:value-type="float" office:value="0.3759766" calcext:value-type="float">
            <text:p>0.3759766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2978516" calcext:value-type="float">
            <text:p>-0.2978516</text:p>
          </table:table-cell>
          <table:table-cell office:value-type="float" office:value="0.375" calcext:value-type="float">
            <text:p>0.375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3281" calcext:value-type="float">
            <text:p>0.2363281</text:p>
          </table:table-cell>
          <table:table-cell office:value-type="float" office:value="-0.3007813" calcext:value-type="float">
            <text:p>-0.3007813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-0.1554503" calcext:value-type="float">
            <text:p>-0.1554503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1818917" calcext:value-type="float">
            <text:p>-0.18189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084" calcext:value-type="float">
            <text:p>0.236084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71582" calcext:value-type="float">
            <text:p>0.37158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-0.1702897" calcext:value-type="float">
            <text:p>-0.1702897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4785" calcext:value-type="float">
            <text:p>0.2404785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64648" calcext:value-type="float">
            <text:p>0.376464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2455893" calcext:value-type="float">
            <text:p>0.245589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4785" calcext:value-type="float">
            <text:p>0.2404785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1387191" calcext:value-type="float">
            <text:p>0.13871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21777" calcext:value-type="float">
            <text:p>0.2321777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879395" calcext:value-type="float">
            <text:p>0.387939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0.3818359" calcext:value-type="float">
            <text:p>0.381835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109221" calcext:value-type="float">
            <text:p>-0.109221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63965" calcext:value-type="float">
            <text:p>-0.3063965</text:p>
          </table:table-cell>
          <table:table-cell office:value-type="float" office:value="0.3720703" calcext:value-type="float">
            <text:p>0.372070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956947" calcext:value-type="float">
            <text:p>0.1956947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30469" calcext:value-type="float">
            <text:p>0.373046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7461" calcext:value-type="float">
            <text:p>0.2397461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16992" calcext:value-type="float">
            <text:p>0.2416992</text:p>
          </table:table-cell>
          <table:table-cell office:value-type="float" office:value="-0.3120117" calcext:value-type="float">
            <text:p>-0.3120117</text:p>
          </table:table-cell>
          <table:table-cell office:value-type="float" office:value="0.3813477" calcext:value-type="float">
            <text:p>0.381347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-0.1550225" calcext:value-type="float">
            <text:p>-0.1550225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9668" calcext:value-type="float">
            <text:p>0.2409668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-0.07868666" calcext:value-type="float">
            <text:p>-0.07868666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2666" calcext:value-type="float">
            <text:p>0.232666</text:p>
          </table:table-cell>
          <table:table-cell office:value-type="float" office:value="-0.3051758" calcext:value-type="float">
            <text:p>-0.3051758</text:p>
          </table:table-cell>
          <table:table-cell office:value-type="float" office:value="0.3696289" calcext:value-type="float">
            <text:p>0.3696289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1309" calcext:value-type="float">
            <text:p>0.2341309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01172" calcext:value-type="float">
            <text:p>0.370117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-0.1513574" calcext:value-type="float">
            <text:p>-0.15135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2666" calcext:value-type="float">
            <text:p>0.232666</text:p>
          </table:table-cell>
          <table:table-cell office:value-type="float" office:value="-0.3039551" calcext:value-type="float">
            <text:p>-0.3039551</text:p>
          </table:table-cell>
          <table:table-cell office:value-type="float" office:value="0.3815918" calcext:value-type="float">
            <text:p>0.381591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0.1197866" calcext:value-type="float">
            <text:p>0.1197866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76172" calcext:value-type="float">
            <text:p>-0.3076172</text:p>
          </table:table-cell>
          <table:table-cell office:value-type="float" office:value="0.3725586" calcext:value-type="float">
            <text:p>0.372558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346259" calcext:value-type="float">
            <text:p>0.1346259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61523" calcext:value-type="float">
            <text:p>-0.3061523</text:p>
          </table:table-cell>
          <table:table-cell office:value-type="float" office:value="0.3764648" calcext:value-type="float">
            <text:p>0.376464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3059082" calcext:value-type="float">
            <text:p>-0.3059082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8164" calcext:value-type="float">
            <text:p>0.2368164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0.306658" calcext:value-type="float">
            <text:p>0.30665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2666" calcext:value-type="float">
            <text:p>0.232666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651604" calcext:value-type="float">
            <text:p>0.1651604</text:p>
          </table:table-cell>
          <table:table-cell office:value-type="float" office:value="-0.1244882" calcext:value-type="float">
            <text:p>-0.1244882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0137" calcext:value-type="float">
            <text:p>0.2390137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81738" calcext:value-type="float">
            <text:p>0.3781738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75586" calcext:value-type="float">
            <text:p>0.2475586</text:p>
          </table:table-cell>
          <table:table-cell office:value-type="float" office:value="-0.3039551" calcext:value-type="float">
            <text:p>-0.3039551</text:p>
          </table:table-cell>
          <table:table-cell office:value-type="float" office:value="0.3825684" calcext:value-type="float">
            <text:p>0.3825684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346259" calcext:value-type="float">
            <text:p>0.1346259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6582" calcext:value-type="float">
            <text:p>0.246582</text:p>
          </table:table-cell>
          <table:table-cell office:value-type="float" office:value="-0.3017578" calcext:value-type="float">
            <text:p>-0.3017578</text:p>
          </table:table-cell>
          <table:table-cell office:value-type="float" office:value="0.3825684" calcext:value-type="float">
            <text:p>0.3825684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1346259" calcext:value-type="float">
            <text:p>0.1346259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27344" calcext:value-type="float">
            <text:p>-0.3027344</text:p>
          </table:table-cell>
          <table:table-cell office:value-type="float" office:value="0.3747559" calcext:value-type="float">
            <text:p>0.374755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-0.1244882" calcext:value-type="float">
            <text:p>-0.1244882</text:p>
          </table:table-cell>
          <table:table-cell office:value-type="float" office:value="-0.2124259" calcext:value-type="float">
            <text:p>-0.212425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8633" calcext:value-type="float">
            <text:p>0.2348633</text:p>
          </table:table-cell>
          <table:table-cell office:value-type="float" office:value="-0.3071289" calcext:value-type="float">
            <text:p>-0.3071289</text:p>
          </table:table-cell>
          <table:table-cell office:value-type="float" office:value="0.3747559" calcext:value-type="float">
            <text:p>0.3747559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2720306" calcext:value-type="float">
            <text:p>0.2720306</text:p>
          </table:table-cell>
          <table:table-cell office:value-type="float" office:value="-0.109221" calcext:value-type="float">
            <text:p>-0.109221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502" calcext:value-type="float">
            <text:p>0.239502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0.3808594" calcext:value-type="float">
            <text:p>0.380859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1244882" calcext:value-type="float">
            <text:p>-0.1244882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21777" calcext:value-type="float">
            <text:p>0.2321777</text:p>
          </table:table-cell>
          <table:table-cell office:value-type="float" office:value="-0.3068848" calcext:value-type="float">
            <text:p>-0.3068848</text:p>
          </table:table-cell>
          <table:table-cell office:value-type="float" office:value="0.3703613" calcext:value-type="float">
            <text:p>0.370361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0.1387191" calcext:value-type="float">
            <text:p>0.13871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12109" calcext:value-type="float">
            <text:p>0.2412109</text:p>
          </table:table-cell>
          <table:table-cell office:value-type="float" office:value="-0.3088379" calcext:value-type="float">
            <text:p>-0.3088379</text:p>
          </table:table-cell>
          <table:table-cell office:value-type="float" office:value="0.3613281" calcext:value-type="float">
            <text:p>0.361328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07813" calcext:value-type="float">
            <text:p>-0.3007813</text:p>
          </table:table-cell>
          <table:table-cell office:value-type="float" office:value="0.371582" calcext:value-type="float">
            <text:p>0.37158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5488" calcext:value-type="float">
            <text:p>0.2375488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23145" calcext:value-type="float">
            <text:p>0.372314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1401832" calcext:value-type="float">
            <text:p>-0.1401832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5488" calcext:value-type="float">
            <text:p>0.2375488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38867" calcext:value-type="float">
            <text:p>0.2338867</text:p>
          </table:table-cell>
          <table:table-cell office:value-type="float" office:value="-0.3039551" calcext:value-type="float">
            <text:p>-0.3039551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-0.1818917" calcext:value-type="float">
            <text:p>-0.18189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740234" calcext:value-type="float">
            <text:p>0.374023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1498933" calcext:value-type="float">
            <text:p>0.1498933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818917" calcext:value-type="float">
            <text:p>-0.18189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36426" calcext:value-type="float">
            <text:p>0.2336426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3291" calcext:value-type="float">
            <text:p>0.373291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684082" calcext:value-type="float">
            <text:p>0.368408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236328" calcext:value-type="float">
            <text:p>0.2236328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696289" calcext:value-type="float">
            <text:p>0.369628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0.1808554" calcext:value-type="float">
            <text:p>0.1808554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12012" calcext:value-type="float">
            <text:p>0.2312012</text:p>
          </table:table-cell>
          <table:table-cell office:value-type="float" office:value="-0.3005371" calcext:value-type="float">
            <text:p>-0.3005371</text:p>
          </table:table-cell>
          <table:table-cell office:value-type="float" office:value="0.3798828" calcext:value-type="float">
            <text:p>0.379882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0605" calcext:value-type="float">
            <text:p>0.2370605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666992" calcext:value-type="float">
            <text:p>0.366699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0.2571912" calcext:value-type="float">
            <text:p>0.2571912</text:p>
          </table:table-cell>
          <table:table-cell office:value-type="float" office:value="0.04711604" calcext:value-type="float">
            <text:p>0.0471160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757324" calcext:value-type="float">
            <text:p>0.375732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2887619" calcext:value-type="float">
            <text:p>-0.28876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2993164" calcext:value-type="float">
            <text:p>-0.2993164</text:p>
          </table:table-cell>
          <table:table-cell office:value-type="float" office:value="0.3779297" calcext:value-type="float">
            <text:p>0.3779297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-0.109221" calcext:value-type="float">
            <text:p>-0.109221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3281" calcext:value-type="float">
            <text:p>0.2363281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76709" calcext:value-type="float">
            <text:p>0.37670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36426" calcext:value-type="float">
            <text:p>0.2336426</text:p>
          </table:table-cell>
          <table:table-cell office:value-type="float" office:value="-0.3037109" calcext:value-type="float">
            <text:p>-0.3037109</text:p>
          </table:table-cell>
          <table:table-cell office:value-type="float" office:value="0.3818359" calcext:value-type="float">
            <text:p>0.3818359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-0.200824" calcext:value-type="float">
            <text:p>-0.200824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-0.13609" calcext:value-type="float">
            <text:p>-0.136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7227" calcext:value-type="float">
            <text:p>0.2407227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06055" calcext:value-type="float">
            <text:p>0.3706055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-0.1702897" calcext:value-type="float">
            <text:p>-0.1702897</text:p>
          </table:table-cell>
          <table:table-cell office:value-type="float" office:value="0.04711604" calcext:value-type="float">
            <text:p>0.0471160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2998047" calcext:value-type="float">
            <text:p>-0.2998047</text:p>
          </table:table-cell>
          <table:table-cell office:value-type="float" office:value="0.3847656" calcext:value-type="float">
            <text:p>0.384765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76855" calcext:value-type="float">
            <text:p>0.377685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277832" calcext:value-type="float">
            <text:p>0.2277832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820801" calcext:value-type="float">
            <text:p>0.382080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818359" calcext:value-type="float">
            <text:p>0.381835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0.1539862" calcext:value-type="float">
            <text:p>0.15398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63379" calcext:value-type="float">
            <text:p>0.2463379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723145" calcext:value-type="float">
            <text:p>0.372314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56641" calcext:value-type="float">
            <text:p>-0.3056641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513574" calcext:value-type="float">
            <text:p>-0.15135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0.3803711" calcext:value-type="float">
            <text:p>0.3803711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9438157" calcext:value-type="float">
            <text:p>-0.09438157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68848" calcext:value-type="float">
            <text:p>-0.3068848</text:p>
          </table:table-cell>
          <table:table-cell office:value-type="float" office:value="0.3635254" calcext:value-type="float">
            <text:p>0.363525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8633" calcext:value-type="float">
            <text:p>0.2348633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76855" calcext:value-type="float">
            <text:p>0.377685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5488" calcext:value-type="float">
            <text:p>0.2375488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740234" calcext:value-type="float">
            <text:p>0.374023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298584" calcext:value-type="float">
            <text:p>-0.298584</text:p>
          </table:table-cell>
          <table:table-cell office:value-type="float" office:value="0.3798828" calcext:value-type="float">
            <text:p>0.379882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0.1498933" calcext:value-type="float">
            <text:p>0.1498933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306658" calcext:value-type="float">
            <text:p>0.30665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9668" calcext:value-type="float">
            <text:p>0.2409668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52441" calcext:value-type="float">
            <text:p>0.375244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07765031" calcext:value-type="float">
            <text:p>0.07765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17578" calcext:value-type="float">
            <text:p>-0.3017578</text:p>
          </table:table-cell>
          <table:table-cell office:value-type="float" office:value="0.3779297" calcext:value-type="float">
            <text:p>0.377929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1554503" calcext:value-type="float">
            <text:p>-0.1554503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15137" calcext:value-type="float">
            <text:p>-0.3015137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2109618" calcext:value-type="float">
            <text:p>0.2109618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2946777" calcext:value-type="float">
            <text:p>-0.2946777</text:p>
          </table:table-cell>
          <table:table-cell office:value-type="float" office:value="0.3776855" calcext:value-type="float">
            <text:p>0.3776855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109221" calcext:value-type="float">
            <text:p>-0.109221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14551" calcext:value-type="float">
            <text:p>0.2414551</text:p>
          </table:table-cell>
          <table:table-cell office:value-type="float" office:value="-0.3063965" calcext:value-type="float">
            <text:p>-0.3063965</text:p>
          </table:table-cell>
          <table:table-cell office:value-type="float" office:value="0.3696289" calcext:value-type="float">
            <text:p>0.369628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66406" calcext:value-type="float">
            <text:p>-0.3066406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265625" calcext:value-type="float">
            <text:p>0.2265625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71973" calcext:value-type="float">
            <text:p>0.377197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17578" calcext:value-type="float">
            <text:p>-0.3017578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1655881" calcext:value-type="float">
            <text:p>0.1655881</text:p>
          </table:table-cell>
          <table:table-cell office:value-type="float" office:value="0.1539862" calcext:value-type="float">
            <text:p>0.15398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084" calcext:value-type="float">
            <text:p>0.236084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59766" calcext:value-type="float">
            <text:p>0.3759766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9668" calcext:value-type="float">
            <text:p>0.2409668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820801" calcext:value-type="float">
            <text:p>0.3820801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14453" calcext:value-type="float">
            <text:p>0.2314453</text:p>
          </table:table-cell>
          <table:table-cell office:value-type="float" office:value="-0.3056641" calcext:value-type="float">
            <text:p>-0.3056641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2012517" calcext:value-type="float">
            <text:p>-0.2012517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282715" calcext:value-type="float">
            <text:p>0.2282715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18262" calcext:value-type="float">
            <text:p>0.371826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-0.1702897" calcext:value-type="float">
            <text:p>-0.1702897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1309" calcext:value-type="float">
            <text:p>0.2341309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2160912" calcext:value-type="float">
            <text:p>-0.2160912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502" calcext:value-type="float">
            <text:p>0.239502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803711" calcext:value-type="float">
            <text:p>0.3803711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-0.1550225" calcext:value-type="float">
            <text:p>-0.1550225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5723" calcext:value-type="float">
            <text:p>0.2365723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840332" calcext:value-type="float">
            <text:p>0.3840332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0.1045195" calcext:value-type="float">
            <text:p>0.1045195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54883" calcext:value-type="float">
            <text:p>0.375488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1081846" calcext:value-type="float">
            <text:p>0.10818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2929688" calcext:value-type="float">
            <text:p>-0.2929688</text:p>
          </table:table-cell>
          <table:table-cell office:value-type="float" office:value="0.3813477" calcext:value-type="float">
            <text:p>0.38134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0.04711604" calcext:value-type="float">
            <text:p>0.0471160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90234" calcext:value-type="float">
            <text:p>0.2490234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679199" calcext:value-type="float">
            <text:p>0.367919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29199" calcext:value-type="float">
            <text:p>0.2429199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759766" calcext:value-type="float">
            <text:p>0.3759766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5488" calcext:value-type="float">
            <text:p>0.2375488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93945" calcext:value-type="float">
            <text:p>0.3793945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-0.07868666" calcext:value-type="float">
            <text:p>-0.07868666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38867" calcext:value-type="float">
            <text:p>0.2338867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31543" calcext:value-type="float">
            <text:p>0.2331543</text:p>
          </table:table-cell>
          <table:table-cell office:value-type="float" office:value="-0.2983398" calcext:value-type="float">
            <text:p>-0.2983398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-0.1397553" calcext:value-type="float">
            <text:p>-0.1397553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0137" calcext:value-type="float">
            <text:p>0.2390137</text:p>
          </table:table-cell>
          <table:table-cell office:value-type="float" office:value="-0.298584" calcext:value-type="float">
            <text:p>-0.298584</text:p>
          </table:table-cell>
          <table:table-cell office:value-type="float" office:value="0.3820801" calcext:value-type="float">
            <text:p>0.3820801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7461" calcext:value-type="float">
            <text:p>0.2397461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4858017" calcext:value-type="float">
            <text:p>-0.04858017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59766" calcext:value-type="float">
            <text:p>0.3759766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-0.13609" calcext:value-type="float">
            <text:p>-0.136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12109" calcext:value-type="float">
            <text:p>0.2412109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0.1539862" calcext:value-type="float">
            <text:p>0.15398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14453" calcext:value-type="float">
            <text:p>0.2314453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654785" calcext:value-type="float">
            <text:p>0.365478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2988281" calcext:value-type="float">
            <text:p>-0.2988281</text:p>
          </table:table-cell>
          <table:table-cell office:value-type="float" office:value="0.376709" calcext:value-type="float">
            <text:p>0.37670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81738" calcext:value-type="float">
            <text:p>0.378173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764648" calcext:value-type="float">
            <text:p>0.376464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2124259" calcext:value-type="float">
            <text:p>-0.212425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211914" calcext:value-type="float">
            <text:p>0.2211914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830566" calcext:value-type="float">
            <text:p>0.3830566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2993164" calcext:value-type="float">
            <text:p>-0.2993164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956947" calcext:value-type="float">
            <text:p>0.1956947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693848" calcext:value-type="float">
            <text:p>0.36938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0.1539862" calcext:value-type="float">
            <text:p>0.15398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39551" calcext:value-type="float">
            <text:p>-0.3039551</text:p>
          </table:table-cell>
          <table:table-cell office:value-type="float" office:value="0.3706055" calcext:value-type="float">
            <text:p>0.370605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-0.2466255" calcext:value-type="float">
            <text:p>-0.2466255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07813" calcext:value-type="float">
            <text:p>-0.3007813</text:p>
          </table:table-cell>
          <table:table-cell office:value-type="float" office:value="0.3845215" calcext:value-type="float">
            <text:p>0.384521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2124259" calcext:value-type="float">
            <text:p>-0.212425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8633" calcext:value-type="float">
            <text:p>0.2348633</text:p>
          </table:table-cell>
          <table:table-cell office:value-type="float" office:value="-0.3007813" calcext:value-type="float">
            <text:p>-0.3007813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51758" calcext:value-type="float">
            <text:p>-0.3051758</text:p>
          </table:table-cell>
          <table:table-cell office:value-type="float" office:value="0.3703613" calcext:value-type="float">
            <text:p>0.370361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7461" calcext:value-type="float">
            <text:p>0.2397461</text:p>
          </table:table-cell>
          <table:table-cell office:value-type="float" office:value="-0.3078613" calcext:value-type="float">
            <text:p>-0.3078613</text:p>
          </table:table-cell>
          <table:table-cell office:value-type="float" office:value="0.3771973" calcext:value-type="float">
            <text:p>0.3771973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1651604" calcext:value-type="float">
            <text:p>0.1651604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1387191" calcext:value-type="float">
            <text:p>0.13871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280273" calcext:value-type="float">
            <text:p>0.2280273</text:p>
          </table:table-cell>
          <table:table-cell office:value-type="float" office:value="-0.2995605" calcext:value-type="float">
            <text:p>-0.2995605</text:p>
          </table:table-cell>
          <table:table-cell office:value-type="float" office:value="0.3876953" calcext:value-type="float">
            <text:p>0.3876953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05371" calcext:value-type="float">
            <text:p>-0.3005371</text:p>
          </table:table-cell>
          <table:table-cell office:value-type="float" office:value="0.3776855" calcext:value-type="float">
            <text:p>0.377685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0.1961225" calcext:value-type="float">
            <text:p>0.1961225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287598" calcext:value-type="float">
            <text:p>0.2287598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62207" calcext:value-type="float">
            <text:p>0.3762207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2414963" calcext:value-type="float">
            <text:p>0.2414963</text:p>
          </table:table-cell>
          <table:table-cell office:value-type="float" office:value="0.150321" calcext:value-type="float">
            <text:p>0.150321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0605" calcext:value-type="float">
            <text:p>0.2370605</text:p>
          </table:table-cell>
          <table:table-cell office:value-type="float" office:value="-0.296875" calcext:value-type="float">
            <text:p>-0.296875</text:p>
          </table:table-cell>
          <table:table-cell office:value-type="float" office:value="0.3745117" calcext:value-type="float">
            <text:p>0.374511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9438157" calcext:value-type="float">
            <text:p>-0.09438157</text:p>
          </table:table-cell>
          <table:table-cell office:value-type="float" office:value="-0.2466255" calcext:value-type="float">
            <text:p>-0.2466255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8164" calcext:value-type="float">
            <text:p>0.2368164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771973" calcext:value-type="float">
            <text:p>0.377197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2124259" calcext:value-type="float">
            <text:p>-0.212425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728027" calcext:value-type="float">
            <text:p>0.372802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9438157" calcext:value-type="float">
            <text:p>-0.09438157</text:p>
          </table:table-cell>
          <table:table-cell office:value-type="float" office:value="-0.1244882" calcext:value-type="float">
            <text:p>-0.1244882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6191" calcext:value-type="float">
            <text:p>0.2346191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779297" calcext:value-type="float">
            <text:p>0.377929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7373" calcext:value-type="float">
            <text:p>-0.307373</text:p>
          </table:table-cell>
          <table:table-cell office:value-type="float" office:value="0.3840332" calcext:value-type="float">
            <text:p>0.3840332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1804276" calcext:value-type="float">
            <text:p>0.1804276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8164" calcext:value-type="float">
            <text:p>0.2368164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61084" calcext:value-type="float">
            <text:p>0.36108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8418" calcext:value-type="float">
            <text:p>0.37841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2303221" calcext:value-type="float">
            <text:p>0.23032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30469" calcext:value-type="float">
            <text:p>0.3730469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7355738" calcext:value-type="float">
            <text:p>0.07355738</text:p>
          </table:table-cell>
          <table:table-cell office:value-type="float" office:value="0.2113897" calcext:value-type="float">
            <text:p>0.2113897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8398" calcext:value-type="float">
            <text:p>0.2358398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5" calcext:value-type="float">
            <text:p>0.375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0137" calcext:value-type="float">
            <text:p>0.2390137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708496" calcext:value-type="float">
            <text:p>0.370849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0.215055" calcext:value-type="float">
            <text:p>0.21505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17578" calcext:value-type="float">
            <text:p>-0.3017578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175573" calcext:value-type="float">
            <text:p>-3.175573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-0.09395379" calcext:value-type="float">
            <text:p>-0.09395379</text:p>
          </table:table-cell>
          <table:table-cell office:value-type="float" office:value="0.2913907" calcext:value-type="float">
            <text:p>0.291390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2971191" calcext:value-type="float">
            <text:p>-0.2971191</text:p>
          </table:table-cell>
          <table:table-cell office:value-type="float" office:value="0.3840332" calcext:value-type="float">
            <text:p>0.384033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1346259" calcext:value-type="float">
            <text:p>0.1346259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1845205" calcext:value-type="float">
            <text:p>0.18452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2775574" calcext:value-type="float">
            <text:p>0.02775574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5254" calcext:value-type="float">
            <text:p>0.2385254</text:p>
          </table:table-cell>
          <table:table-cell office:value-type="float" office:value="-0.3015137" calcext:value-type="float">
            <text:p>-0.3015137</text:p>
          </table:table-cell>
          <table:table-cell office:value-type="float" office:value="0.3762207" calcext:value-type="float">
            <text:p>0.3762207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1096487" calcext:value-type="float">
            <text:p>-0.1096487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2998047" calcext:value-type="float">
            <text:p>-0.2998047</text:p>
          </table:table-cell>
          <table:table-cell office:value-type="float" office:value="0.3842773" calcext:value-type="float">
            <text:p>0.3842773</text:p>
          </table:table-cell>
          <table:table-cell office:value-type="float" office:value="-3.832061" calcext:value-type="float">
            <text:p>-3.832061</text:p>
          </table:table-cell>
          <table:table-cell office:value-type="float" office:value="0.5801527" calcext:value-type="float">
            <text:p>0.5801527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3386564" calcext:value-type="float">
            <text:p>-0.3386564</text:p>
          </table:table-cell>
          <table:table-cell office:value-type="float" office:value="-0.3534958" calcext:value-type="float">
            <text:p>-0.3534958</text:p>
          </table:table-cell>
          <table:table-cell office:value-type="float" office:value="-0.1666245" calcext:value-type="float">
            <text:p>-0.16662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69873" calcext:value-type="float">
            <text:p>0.36987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0.1997876" calcext:value-type="float">
            <text:p>0.19978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3066406" calcext:value-type="float">
            <text:p>-0.3066406</text:p>
          </table:table-cell>
          <table:table-cell office:value-type="float" office:value="0.3720703" calcext:value-type="float">
            <text:p>0.372070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-0.109221" calcext:value-type="float">
            <text:p>-0.109221</text:p>
          </table:table-cell>
          <table:table-cell office:value-type="float" office:value="0.1539862" calcext:value-type="float">
            <text:p>0.15398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5254" calcext:value-type="float">
            <text:p>0.2385254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815918" calcext:value-type="float">
            <text:p>0.381591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739851" calcext:value-type="float">
            <text:p>0.0739851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2980957" calcext:value-type="float">
            <text:p>-0.2980957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-0.1855569" calcext:value-type="float">
            <text:p>-0.1855569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9668" calcext:value-type="float">
            <text:p>0.2409668</text:p>
          </table:table-cell>
          <table:table-cell office:value-type="float" office:value="-0.3027344" calcext:value-type="float">
            <text:p>-0.3027344</text:p>
          </table:table-cell>
          <table:table-cell office:value-type="float" office:value="0.3867188" calcext:value-type="float">
            <text:p>0.386718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-0.200824" calcext:value-type="float">
            <text:p>-0.200824</text:p>
          </table:table-cell>
          <table:table-cell office:value-type="float" office:value="-0.044487" calcext:value-type="float">
            <text:p>-0.0444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66406" calcext:value-type="float">
            <text:p>-0.3066406</text:p>
          </table:table-cell>
          <table:table-cell office:value-type="float" office:value="0.3825684" calcext:value-type="float">
            <text:p>0.382568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0.2113897" calcext:value-type="float">
            <text:p>0.2113897</text:p>
          </table:table-cell>
          <table:table-cell office:value-type="float" office:value="0.215055" calcext:value-type="float">
            <text:p>0.21505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8164" calcext:value-type="float">
            <text:p>0.2368164</text:p>
          </table:table-cell>
          <table:table-cell office:value-type="float" office:value="-0.3027344" calcext:value-type="float">
            <text:p>-0.3027344</text:p>
          </table:table-cell>
          <table:table-cell office:value-type="float" office:value="0.3725586" calcext:value-type="float">
            <text:p>0.372558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-0.2429605" calcext:value-type="float">
            <text:p>-0.24296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896484" calcext:value-type="float">
            <text:p>0.389648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0.2113897" calcext:value-type="float">
            <text:p>0.2113897</text:p>
          </table:table-cell>
          <table:table-cell office:value-type="float" office:value="-0.1513574" calcext:value-type="float">
            <text:p>-0.15135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85938" calcext:value-type="float">
            <text:p>-0.3085938</text:p>
          </table:table-cell>
          <table:table-cell office:value-type="float" office:value="0.3759766" calcext:value-type="float">
            <text:p>0.375976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5254" calcext:value-type="float">
            <text:p>0.2385254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21777" calcext:value-type="float">
            <text:p>0.2321777</text:p>
          </table:table-cell>
          <table:table-cell office:value-type="float" office:value="-0.3049316" calcext:value-type="float">
            <text:p>-0.3049316</text:p>
          </table:table-cell>
          <table:table-cell office:value-type="float" office:value="0.3723145" calcext:value-type="float">
            <text:p>0.372314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1808554" calcext:value-type="float">
            <text:p>0.1808554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300293" calcext:value-type="float">
            <text:p>-0.300293</text:p>
          </table:table-cell>
          <table:table-cell office:value-type="float" office:value="0.3754883" calcext:value-type="float">
            <text:p>0.375488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-0.1550225" calcext:value-type="float">
            <text:p>-0.1550225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2995605" calcext:value-type="float">
            <text:p>-0.2995605</text:p>
          </table:table-cell>
          <table:table-cell office:value-type="float" office:value="0.3596191" calcext:value-type="float">
            <text:p>0.359619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0.1808554" calcext:value-type="float">
            <text:p>0.1808554</text:p>
          </table:table-cell>
          <table:table-cell office:value-type="float" office:value="0.2455893" calcext:value-type="float">
            <text:p>0.245589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9902" calcext:value-type="float">
            <text:p>0.2399902</text:p>
          </table:table-cell>
          <table:table-cell office:value-type="float" office:value="-0.2998047" calcext:value-type="float">
            <text:p>-0.2998047</text:p>
          </table:table-cell>
          <table:table-cell office:value-type="float" office:value="0.3757324" calcext:value-type="float">
            <text:p>0.375732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13379" calcext:value-type="float">
            <text:p>0.3713379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0.3684082" calcext:value-type="float">
            <text:p>0.368408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1498933" calcext:value-type="float">
            <text:p>0.1498933</text:p>
          </table:table-cell>
          <table:table-cell office:value-type="float" office:value="0.3029927" calcext:value-type="float">
            <text:p>0.3029927</text:p>
          </table:table-cell>
          <table:table-cell office:value-type="float" office:value="0.2608564" calcext:value-type="float">
            <text:p>0.26085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084" calcext:value-type="float">
            <text:p>0.236084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06341946" calcext:value-type="float">
            <text:p>-0.06341946</text:p>
          </table:table-cell>
          <table:table-cell office:value-type="float" office:value="0.04711604" calcext:value-type="float">
            <text:p>0.0471160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0.3789063" calcext:value-type="float">
            <text:p>0.3789063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2414963" calcext:value-type="float">
            <text:p>0.2414963</text:p>
          </table:table-cell>
          <table:table-cell office:value-type="float" office:value="0.1350539" calcext:value-type="float">
            <text:p>0.1350539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0605" calcext:value-type="float">
            <text:p>0.2370605</text:p>
          </table:table-cell>
          <table:table-cell office:value-type="float" office:value="-0.3051758" calcext:value-type="float">
            <text:p>-0.3051758</text:p>
          </table:table-cell>
          <table:table-cell office:value-type="float" office:value="0.3676758" calcext:value-type="float">
            <text:p>0.3676758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1401832" calcext:value-type="float">
            <text:p>-0.1401832</text:p>
          </table:table-cell>
          <table:table-cell office:value-type="float" office:value="-0.1550225" calcext:value-type="float">
            <text:p>-0.1550225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12012" calcext:value-type="float">
            <text:p>0.2312012</text:p>
          </table:table-cell>
          <table:table-cell office:value-type="float" office:value="-0.3083496" calcext:value-type="float">
            <text:p>-0.3083496</text:p>
          </table:table-cell>
          <table:table-cell office:value-type="float" office:value="0.3730469" calcext:value-type="float">
            <text:p>0.3730469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06238317" calcext:value-type="float">
            <text:p>0.062383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6191" calcext:value-type="float">
            <text:p>0.2346191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1582" calcext:value-type="float">
            <text:p>0.37158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145038" calcext:value-type="float">
            <text:p>-3.145038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3219252" calcext:value-type="float">
            <text:p>0.32192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21777" calcext:value-type="float">
            <text:p>0.2321777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0.3757324" calcext:value-type="float">
            <text:p>0.375732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2160912" calcext:value-type="float">
            <text:p>-0.2160912</text:p>
          </table:table-cell>
          <table:table-cell office:value-type="float" office:value="0.2303221" calcext:value-type="float">
            <text:p>0.23032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61523" calcext:value-type="float">
            <text:p>-0.3061523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651604" calcext:value-type="float">
            <text:p>0.1651604</text:p>
          </table:table-cell>
          <table:table-cell office:value-type="float" office:value="0.1655881" calcext:value-type="float">
            <text:p>0.1655881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084" calcext:value-type="float">
            <text:p>0.236084</text:p>
          </table:table-cell>
          <table:table-cell office:value-type="float" office:value="-0.3095703" calcext:value-type="float">
            <text:p>-0.3095703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1234519" calcext:value-type="float">
            <text:p>0.12345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54199" calcext:value-type="float">
            <text:p>-0.3054199</text:p>
          </table:table-cell>
          <table:table-cell office:value-type="float" office:value="0.3781738" calcext:value-type="float">
            <text:p>0.378173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1971588" calcext:value-type="float">
            <text:p>-0.19715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65723" calcext:value-type="float">
            <text:p>0.2365723</text:p>
          </table:table-cell>
          <table:table-cell office:value-type="float" office:value="-0.3068848" calcext:value-type="float">
            <text:p>-0.3068848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0.226229" calcext:value-type="float">
            <text:p>0.226229</text:p>
          </table:table-cell>
          <table:table-cell office:value-type="float" office:value="-0.04815227" calcext:value-type="float">
            <text:p>-0.04815227</text:p>
          </table:table-cell>
          <table:table-cell office:value-type="float" office:value="0.1692533" calcext:value-type="float">
            <text:p>0.16925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44434" calcext:value-type="float">
            <text:p>-0.3044434</text:p>
          </table:table-cell>
          <table:table-cell office:value-type="float" office:value="0.376709" calcext:value-type="float">
            <text:p>0.376709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5648855" calcext:value-type="float">
            <text:p>0.564885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401832" calcext:value-type="float">
            <text:p>-0.1401832</text:p>
          </table:table-cell>
          <table:table-cell office:value-type="float" office:value="-0.368763" calcext:value-type="float">
            <text:p>-0.368763</text:p>
          </table:table-cell>
          <table:table-cell office:value-type="float" office:value="-0.07502151" calcext:value-type="float">
            <text:p>-0.0750215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233887" calcext:value-type="float">
            <text:p>0.2233887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0.05871797" calcext:value-type="float">
            <text:p>0.05871797</text:p>
          </table:table-cell>
          <table:table-cell office:value-type="float" office:value="-0.01395273" calcext:value-type="float">
            <text:p>-0.0139527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16992" calcext:value-type="float">
            <text:p>0.2416992</text:p>
          </table:table-cell>
          <table:table-cell office:value-type="float" office:value="-0.3083496" calcext:value-type="float">
            <text:p>-0.3083496</text:p>
          </table:table-cell>
          <table:table-cell office:value-type="float" office:value="0.3747559" calcext:value-type="float">
            <text:p>0.374755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1081846" calcext:value-type="float">
            <text:p>0.10818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3047" calcext:value-type="float">
            <text:p>0.2373047</text:p>
          </table:table-cell>
          <table:table-cell office:value-type="float" office:value="-0.3051758" calcext:value-type="float">
            <text:p>-0.3051758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-0.1707175" calcext:value-type="float">
            <text:p>-0.1707175</text:p>
          </table:table-cell>
          <table:table-cell office:value-type="float" office:value="-0.1397553" calcext:value-type="float">
            <text:p>-0.1397553</text:p>
          </table:table-cell>
          <table:table-cell office:value-type="float" office:value="-0.1818917" calcext:value-type="float">
            <text:p>-0.18189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2993164" calcext:value-type="float">
            <text:p>-0.2993164</text:p>
          </table:table-cell>
          <table:table-cell office:value-type="float" office:value="0.3823242" calcext:value-type="float">
            <text:p>0.382324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8882451" calcext:value-type="float">
            <text:p>0.08882451</text:p>
          </table:table-cell>
          <table:table-cell office:value-type="float" office:value="0.1808554" calcext:value-type="float">
            <text:p>0.1808554</text:p>
          </table:table-cell>
          <table:table-cell office:value-type="float" office:value="-0.09028864" calcext:value-type="float">
            <text:p>-0.090288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229004" calcext:value-type="float">
            <text:p>0.2229004</text:p>
          </table:table-cell>
          <table:table-cell office:value-type="float" office:value="-0.2993164" calcext:value-type="float">
            <text:p>-0.2993164</text:p>
          </table:table-cell>
          <table:table-cell office:value-type="float" office:value="0.3742676" calcext:value-type="float">
            <text:p>0.374267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638473" calcext:value-type="float">
            <text:p>-0.0638473</text:p>
          </table:table-cell>
          <table:table-cell office:value-type="float" office:value="-0.1702897" calcext:value-type="float">
            <text:p>-0.1702897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1074" calcext:value-type="float">
            <text:p>0.2351074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0371" calcext:value-type="float">
            <text:p>0.2380371</text:p>
          </table:table-cell>
          <table:table-cell office:value-type="float" office:value="-0.3027344" calcext:value-type="float">
            <text:p>-0.3027344</text:p>
          </table:table-cell>
          <table:table-cell office:value-type="float" office:value="0.375" calcext:value-type="float">
            <text:p>0.37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1498933" calcext:value-type="float">
            <text:p>0.1498933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055558" calcext:value-type="float">
            <text:p>-0.105555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-0.2160912" calcext:value-type="float">
            <text:p>-0.2160912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5" calcext:value-type="float">
            <text:p>0.375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04566" calcext:value-type="float">
            <text:p>-0.01804566</text:p>
          </table:table-cell>
          <table:table-cell office:value-type="float" office:value="-0.07868666" calcext:value-type="float">
            <text:p>-0.07868666</text:p>
          </table:table-cell>
          <table:table-cell office:value-type="float" office:value="-0.02921987" calcext:value-type="float">
            <text:p>-0.029219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0605" calcext:value-type="float">
            <text:p>0.2370605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835449" calcext:value-type="float">
            <text:p>0.383544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0.02818358" calcext:value-type="float">
            <text:p>0.02818358</text:p>
          </table:table-cell>
          <table:table-cell office:value-type="float" office:value="-0.13609" calcext:value-type="float">
            <text:p>-0.136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2813" calcext:value-type="float">
            <text:p>0.2382813</text:p>
          </table:table-cell>
          <table:table-cell office:value-type="float" office:value="-0.3046875" calcext:value-type="float">
            <text:p>-0.3046875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124886" calcext:value-type="float">
            <text:p>0.0124886</text:p>
          </table:table-cell>
          <table:table-cell office:value-type="float" office:value="0.04345078" calcext:value-type="float">
            <text:p>0.04345078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5957" calcext:value-type="float">
            <text:p>0.2355957</text:p>
          </table:table-cell>
          <table:table-cell office:value-type="float" office:value="-0.3012695" calcext:value-type="float">
            <text:p>-0.3012695</text:p>
          </table:table-cell>
          <table:table-cell office:value-type="float" office:value="0.375" calcext:value-type="float">
            <text:p>0.37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03184867" calcext:value-type="float">
            <text:p>0.031848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87695" calcext:value-type="float">
            <text:p>0.2387695</text:p>
          </table:table-cell>
          <table:table-cell office:value-type="float" office:value="-0.3061523" calcext:value-type="float">
            <text:p>-0.3061523</text:p>
          </table:table-cell>
          <table:table-cell office:value-type="float" office:value="0.376709" calcext:value-type="float">
            <text:p>0.37670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3331304" calcext:value-type="float">
            <text:p>-0.03331304</text:p>
          </table:table-cell>
          <table:table-cell office:value-type="float" office:value="-0.03288513" calcext:value-type="float">
            <text:p>-0.03288513</text:p>
          </table:table-cell>
          <table:table-cell office:value-type="float" office:value="0.1081846" calcext:value-type="float">
            <text:p>0.10818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3034668" calcext:value-type="float">
            <text:p>-0.3034668</text:p>
          </table:table-cell>
          <table:table-cell office:value-type="float" office:value="0.3803711" calcext:value-type="float">
            <text:p>0.3803711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859846" calcext:value-type="float">
            <text:p>-0.1859846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1208229" calcext:value-type="float">
            <text:p>-0.120822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31543" calcext:value-type="float">
            <text:p>0.2331543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0.3720703" calcext:value-type="float">
            <text:p>0.3720703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25191" calcext:value-type="float">
            <text:p>-3.725191</text:p>
          </table:table-cell>
          <table:table-cell office:value-type="float" office:value="0.04302287" calcext:value-type="float">
            <text:p>0.04302287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-0.2582276" calcext:value-type="float">
            <text:p>-0.25822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0137" calcext:value-type="float">
            <text:p>0.2390137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0.3696289" calcext:value-type="float">
            <text:p>0.3696289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12109" calcext:value-type="float">
            <text:p>0.2412109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23145" calcext:value-type="float">
            <text:p>0.372314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-0.07911444" calcext:value-type="float">
            <text:p>-0.07911444</text:p>
          </table:table-cell>
          <table:table-cell office:value-type="float" office:value="-0.07868666" calcext:value-type="float">
            <text:p>-0.07868666</text:p>
          </table:table-cell>
          <table:table-cell office:value-type="float" office:value="-0.2429605" calcext:value-type="float">
            <text:p>-0.24296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61084" calcext:value-type="float">
            <text:p>0.36108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-0.002350748" calcext:value-type="float">
            <text:p>-0.002350748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07129" calcext:value-type="float">
            <text:p>0.2307129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3720703" calcext:value-type="float">
            <text:p>0.372070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1193588" calcext:value-type="float">
            <text:p>0.1193588</text:p>
          </table:table-cell>
          <table:table-cell office:value-type="float" office:value="0.01291645" calcext:value-type="float">
            <text:p>0.01291645</text:p>
          </table:table-cell>
          <table:table-cell office:value-type="float" office:value="0.1997876" calcext:value-type="float">
            <text:p>0.19978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53516" calcext:value-type="float">
            <text:p>0.2353516</text:p>
          </table:table-cell>
          <table:table-cell office:value-type="float" office:value="-0.3005371" calcext:value-type="float">
            <text:p>-0.3005371</text:p>
          </table:table-cell>
          <table:table-cell office:value-type="float" office:value="0.3757324" calcext:value-type="float">
            <text:p>0.375732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249161" calcext:value-type="float">
            <text:p>-0.1249161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1997876" calcext:value-type="float">
            <text:p>0.19978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771973" calcext:value-type="float">
            <text:p>0.377197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2109618" calcext:value-type="float">
            <text:p>0.2109618</text:p>
          </table:table-cell>
          <table:table-cell office:value-type="float" office:value="-0.1244882" calcext:value-type="float">
            <text:p>-0.1244882</text:p>
          </table:table-cell>
          <table:table-cell office:value-type="float" office:value="0.1845205" calcext:value-type="float">
            <text:p>0.18452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7461" calcext:value-type="float">
            <text:p>0.2397461</text:p>
          </table:table-cell>
          <table:table-cell office:value-type="float" office:value="-0.3041992" calcext:value-type="float">
            <text:p>-0.3041992</text:p>
          </table:table-cell>
          <table:table-cell office:value-type="float" office:value="0.3730469" calcext:value-type="float">
            <text:p>0.373046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9438157" calcext:value-type="float">
            <text:p>-0.09438157</text:p>
          </table:table-cell>
          <table:table-cell office:value-type="float" office:value="-0.2160912" calcext:value-type="float">
            <text:p>-0.2160912</text:p>
          </table:table-cell>
          <table:table-cell office:value-type="float" office:value="0.001314402" calcext:value-type="float">
            <text:p>0.0013144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392578" calcext:value-type="float">
            <text:p>0.2392578</text:p>
          </table:table-cell>
          <table:table-cell office:value-type="float" office:value="-0.3005371" calcext:value-type="float">
            <text:p>-0.3005371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2.961832" calcext:value-type="float">
            <text:p>-2.96183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5315726" calcext:value-type="float">
            <text:p>0.5315726</text:p>
          </table:table-cell>
          <table:table-cell office:value-type="float" office:value="0.1808554" calcext:value-type="float">
            <text:p>0.1808554</text:p>
          </table:table-cell>
          <table:table-cell office:value-type="float" office:value="0.09291744" calcext:value-type="float">
            <text:p>0.0929174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270508" calcext:value-type="float">
            <text:p>0.2270508</text:p>
          </table:table-cell>
          <table:table-cell office:value-type="float" office:value="-0.3032227" calcext:value-type="float">
            <text:p>-0.3032227</text:p>
          </table:table-cell>
          <table:table-cell office:value-type="float" office:value="0.3842773" calcext:value-type="float">
            <text:p>0.3842773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2623205" calcext:value-type="float">
            <text:p>-0.2623205</text:p>
          </table:table-cell>
          <table:table-cell office:value-type="float" office:value="-0.01761794" calcext:value-type="float">
            <text:p>-0.01761794</text:p>
          </table:table-cell>
          <table:table-cell office:value-type="float" office:value="-0.05975437" calcext:value-type="float">
            <text:p>-0.0597543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402344" calcext:value-type="float">
            <text:p>0.2402344</text:p>
          </table:table-cell>
          <table:table-cell office:value-type="float" office:value="-0.2998047" calcext:value-type="float">
            <text:p>-0.2998047</text:p>
          </table:table-cell>
          <table:table-cell office:value-type="float" office:value="0.3762207" calcext:value-type="float">
            <text:p>0.376220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0277853" calcext:value-type="float">
            <text:p>-0.00277853</text:p>
          </table:table-cell>
          <table:table-cell office:value-type="float" office:value="0.08925236" calcext:value-type="float">
            <text:p>0.08925236</text:p>
          </table:table-cell>
          <table:table-cell office:value-type="float" office:value="0.01658154" calcext:value-type="float">
            <text:p>0.016581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rawdata.A1:rawdata.J625" table:display-filter-buttons="true">
          <table:filter>
            <table:filter-and>
              <table:filter-condition table:data-type="number" table:value="3" table:operator="=" table:field-number="9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01:45:17.4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00:30:02.874000000</meta:creation-date>
    <dc:date>2024-08-20T02:07:54.143000000</dc:date>
    <meta:editing-duration>PT1H35M38S</meta:editing-duration>
    <meta:editing-cycles>4</meta:editing-cycles>
    <meta:generator>LibreOffice/7.6.4.1$Windows_X86_64 LibreOffice_project/e19e193f88cd6c0525a17fb7a176ed8e6a3e2aa1</meta:generator>
    <meta:document-statistic meta:table-count="4" meta:cell-count="1250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922cm" svg:height="15.263cm" xlink:href=".." xlink:type="simple" chart:class="chart:line" chart:style-name="ch1">
        <chart:legend chart:legend-position="end" svg:x="23.197cm" svg:y="7.329cm" style:legend-expansion="high" chart:style-name="ch2"/>
        <chart:plot-area chart:style-name="ch3" table:cell-range-address="sensor2.F1:sensor2.F209" chart:data-source-has-labels="row" svg:x="0.498cm" svg:y="0.305cm" svg:width="22.201cm" svg:height="14.653cm">
          <chart:coordinate-region svg:x="1.067cm" svg:y="0.507cm" svg:width="21.632cm" svg:height="14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2.F2:sensor2.F209" chart:label-cell-address="sensor2.F1:sensor2.F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g</text:p>
                <draw:g>
                  <svg:desc>sensor2.F1:sensor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7633588">
                <text:p>-0.07633588</text:p>
                <draw:g>
                  <svg:desc>sensor2.F2:sensor2.F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847328">
                <text:p>-3.847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053435">
                <text:p>-0.3053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862595">
                <text:p>-3.862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59542">
                <text:p>-0.2595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137404">
                <text:p>-0.21374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21374">
                <text:p>0.12213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442748">
                <text:p>-0.24427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21374">
                <text:p>0.12213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32061">
                <text:p>0.18320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2900764">
                <text:p>-0.29007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358779">
                <text:p>-0.33587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3206107">
                <text:p>-0.32061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068702">
                <text:p>0.10687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221374">
                <text:p>0.12213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877863">
                <text:p>-3.8778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3053435">
                <text:p>-0.30534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877863">
                <text:p>-3.8778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221374">
                <text:p>0.12213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74046">
                <text:p>0.1374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line" chart:style-name="ch1">
        <chart:legend chart:legend-position="end" svg:x="14.086cm" svg:y="4.196cm" style:legend-expansion="high" chart:style-name="ch2"/>
        <chart:plot-area chart:style-name="ch3" table:cell-range-address="sensor2.I1:sensor2.I209" chart:data-source-has-labels="row" svg:x="0.32cm" svg:y="0.179cm" svg:width="13.446cm" svg:height="8.639cm">
          <chart:coordinate-region svg:x="0.889cm" svg:y="0.381cm" svg:width="12.877cm" svg:height="8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2.I2:sensor2.I209" chart:label-cell-address="sensor2.I1:sensor2.I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gb</text:p>
                <draw:g>
                  <svg:desc>sensor2.I1:sensor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091658">
                <text:p>0.004091658</text:p>
                <draw:g>
                  <svg:desc>sensor2.I2:sensor2.I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516036">
                <text:p>0.06516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27786">
                <text:p>-0.1027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16036">
                <text:p>0.06516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485801">
                <text:p>-0.1485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766901">
                <text:p>-3.766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091658">
                <text:p>0.004091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091658">
                <text:p>0.004091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80458">
                <text:p>-0.1180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697704">
                <text:p>-0.05697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875114">
                <text:p>-0.0875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24916">
                <text:p>-0.224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812702">
                <text:p>-3.812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091658">
                <text:p>0.0040916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180458">
                <text:p>-0.11804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5829">
                <text:p>3.958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569471">
                <text:p>0.09569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7224422">
                <text:p>-0.07224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827969">
                <text:p>-3.8279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7224422">
                <text:p>-0.07224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782168">
                <text:p>-3.7821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485801">
                <text:p>-0.14858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7224422">
                <text:p>-0.07224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827969">
                <text:p>-3.8279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812702">
                <text:p>-3.8127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5697704">
                <text:p>-0.05697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042753">
                <text:p>0.08042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89318">
                <text:p>0.04989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644269">
                <text:p>-0.02644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720306">
                <text:p>0.17203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644269">
                <text:p>-0.02644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791145">
                <text:p>-0.1791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091658">
                <text:p>0.0040916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943023">
                <text:p>3.943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43023">
                <text:p>3.943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569471">
                <text:p>0.09569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5829">
                <text:p>3.95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333129">
                <text:p>-0.1333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73557">
                <text:p>3.973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516036">
                <text:p>0.065160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644269">
                <text:p>-0.02644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2644269">
                <text:p>-0.026442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67634">
                <text:p>0.15676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516036">
                <text:p>0.06516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989318">
                <text:p>0.049893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989318">
                <text:p>0.04989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812702">
                <text:p>-3.812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5829">
                <text:p>3.958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14962">
                <text:p>0.1414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67634">
                <text:p>0.15676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989318">
                <text:p>0.049893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09619">
                <text:p>0.1109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7224422">
                <text:p>-0.072244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827969">
                <text:p>-3.8279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516036">
                <text:p>0.065160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697704">
                <text:p>-0.056977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2644269">
                <text:p>-0.02644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042753">
                <text:p>0.080427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5697704">
                <text:p>-0.05697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644269">
                <text:p>-0.026442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5649">
                <text:p>0.20256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95829">
                <text:p>3.958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2644269">
                <text:p>-0.02644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827969">
                <text:p>-3.8279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027786">
                <text:p>-0.10277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14962">
                <text:p>0.14149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485801">
                <text:p>-0.1485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697704">
                <text:p>-0.056977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042753">
                <text:p>0.080427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989318">
                <text:p>0.049893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638473">
                <text:p>-0.16384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989318">
                <text:p>0.049893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516036">
                <text:p>0.065160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812702">
                <text:p>-3.812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7224422">
                <text:p>-0.072244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14962">
                <text:p>0.14149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644269">
                <text:p>-0.026442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7224422">
                <text:p>-0.072244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109619">
                <text:p>0.11096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516036">
                <text:p>0.065160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109619">
                <text:p>0.11096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989318">
                <text:p>0.04989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516036">
                <text:p>0.065160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091658">
                <text:p>0.004091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5829">
                <text:p>3.958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25649">
                <text:p>0.20256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36336">
                <text:p>0.26363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569471">
                <text:p>0.095694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95829">
                <text:p>3.958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091658">
                <text:p>0.0040916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180458">
                <text:p>-0.11804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2096488">
                <text:p>-0.2096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875114">
                <text:p>-0.08751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4091658">
                <text:p>0.0040916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989318">
                <text:p>0.04989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042753">
                <text:p>0.080427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554503">
                <text:p>-0.25545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5697704">
                <text:p>-0.056977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989318">
                <text:p>0.049893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2644269">
                <text:p>-0.026442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812702">
                <text:p>-3.8127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827969">
                <text:p>-3.8279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7224422">
                <text:p>-0.072244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827969">
                <text:p>-3.8279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401831">
                <text:p>-0.24018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872978">
                <text:p>0.18729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414962">
                <text:p>0.1414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.812702">
                <text:p>-3.8127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43023">
                <text:p>3.9430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14962">
                <text:p>0.14149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25649">
                <text:p>0.20256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797435">
                <text:p>-3.7974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989318">
                <text:p>0.049893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20306">
                <text:p>0.17203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5697704">
                <text:p>-0.056977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027786">
                <text:p>-0.10277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414962">
                <text:p>0.1414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117552">
                <text:p>-0.011175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7224422">
                <text:p>-0.072244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180458">
                <text:p>-0.11804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091658">
                <text:p>0.0040916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24916">
                <text:p>-0.2249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462601">
                <text:p>0.03462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2644269">
                <text:p>-0.026442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797435">
                <text:p>-3.7974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25649">
                <text:p>0.20256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35883">
                <text:p>0.019358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516036">
                <text:p>0.065160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875114">
                <text:p>-0.08751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414962">
                <text:p>0.14149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4091658">
                <text:p>0.0040916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73557">
                <text:p>3.9735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.827969">
                <text:p>-3.8279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5697704">
                <text:p>-0.056977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262291">
                <text:p>0.1262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4170987">
                <text:p>-0.041709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109619">
                <text:p>0.11096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516036">
                <text:p>0.065160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178321">
                <text:p>0.2178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